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/>
    </style:style>
    <style:style style:name="T3" style:parent-style-name="Policepardéfaut" style:family="text">
      <style:text-properties style:font-name="Segoe UI Emoji" style:font-name-complex="Segoe UI Emoji"/>
    </style:style>
    <style:style style:name="T4" style:parent-style-name="Policepardéfaut" style:family="text">
      <style:text-properties style:font-name="Segoe UI Symbol" style:font-name-complex="Segoe UI Symbol"/>
    </style:style>
    <style:style style:name="T5" style:parent-style-name="Policepardéfaut" style:family="text">
      <style:text-properties style:font-name="Segoe UI Emoji" style:font-name-complex="Segoe UI Emoji"/>
    </style:style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style:font-name="Segoe UI Emoji" style:font-name-complex="Segoe UI Emoji"/>
    </style:style>
    <style:style style:name="T8" style:parent-style-name="Policepardéfaut" style:family="text">
      <style:text-properties style:font-name="Segoe UI Emoji" style:font-name-complex="Segoe UI Emoji"/>
    </style:style>
    <style:style style:name="T9" style:parent-style-name="Policepardéfaut" style:family="text">
      <style:text-properties style:font-name="Segoe UI Symbol" style:font-name-complex="Segoe UI Symbol"/>
    </style:style>
    <style:style style:name="T10" style:parent-style-name="Policepardéfaut" style:family="text">
      <style:text-properties style:font-name-complex="Calibri"/>
    </style:style>
    <style:style style:name="T11" style:parent-style-name="Policepardéfaut" style:family="text">
      <style:text-properties style:font-name="Segoe UI Emoji" style:font-name-complex="Segoe UI Emoji"/>
    </style:style>
    <style:style style:name="T12" style:parent-style-name="Policepardéfaut" style:family="text">
      <style:text-properties style:font-name="Segoe UI Emoji" style:font-name-complex="Segoe UI Emoji"/>
    </style:style>
    <style:style style:name="T13" style:parent-style-name="Policepardéfaut" style:family="text">
      <style:text-properties style:font-name="Segoe UI Emoji" style:font-name-complex="Segoe UI Emoji"/>
    </style:style>
    <style:style style:name="T14" style:parent-style-name="Policepardéfaut" style:family="text">
      <style:text-properties style:font-name="Segoe UI Emoji" style:font-name-complex="Segoe UI Emoji"/>
    </style:style>
    <style:style style:name="T15" style:parent-style-name="Policepardéfaut" style:family="text">
      <style:text-properties style:font-name="Segoe UI Emoji" style:font-name-complex="Segoe UI Emoji"/>
    </style:style>
    <style:style style:name="T16" style:parent-style-name="Policepardéfaut" style:family="text">
      <style:text-properties style:font-name="Segoe UI Emoji" style:font-name-complex="Segoe UI Emoji"/>
    </style:style>
    <style:style style:name="T17" style:parent-style-name="Policepardéfaut" style:family="text">
      <style:text-properties style:font-name="Segoe UI Emoji" style:font-name-complex="Segoe UI Emoji"/>
    </style:style>
    <style:style style:name="T18" style:parent-style-name="Policepardéfaut" style:family="text">
      <style:text-properties style:font-name="Segoe UI Emoji" style:font-name-complex="Segoe UI Emoji"/>
    </style:style>
    <style:style style:name="T19" style:parent-style-name="Policepardéfaut" style:family="text">
      <style:text-properties style:font-name="Segoe UI Emoji" style:font-name-complex="Segoe UI Emoji"/>
    </style:style>
    <style:style style:name="T20" style:parent-style-name="Policepardéfaut" style:family="text">
      <style:text-properties style:font-name="Segoe UI Emoji" style:font-name-complex="Segoe UI Emoji"/>
    </style:style>
    <style:style style:name="T21" style:parent-style-name="Policepardéfaut" style:family="text">
      <style:text-properties style:font-name="Segoe UI Emoji" style:font-name-complex="Segoe UI Emoji"/>
    </style:style>
    <style:style style:name="T22" style:parent-style-name="Policepardéfaut" style:family="text">
      <style:text-properties style:font-name="Segoe UI Emoji" style:font-name-complex="Segoe UI Emoji"/>
    </style:style>
    <style:style style:name="T23" style:parent-style-name="Policepardéfaut" style:family="text">
      <style:text-properties style:font-name="Segoe UI Emoji" style:font-name-complex="Segoe UI Emoji"/>
    </style:style>
    <style:style style:name="T24" style:parent-style-name="Policepardéfaut" style:family="text">
      <style:text-properties style:font-name-complex="Calibri"/>
    </style:style>
    <style:style style:name="T25" style:parent-style-name="Policepardéfaut" style:family="text">
      <style:text-properties style:font-name-complex="Calibri"/>
    </style:style>
    <style:style style:name="T26" style:parent-style-name="Policepardéfaut" style:family="text">
      <style:text-properties style:font-name-complex="Calibri"/>
    </style:style>
    <style:style style:name="T27" style:parent-style-name="Policepardéfaut" style:family="text">
      <style:text-properties style:font-name="Segoe UI Emoji" style:font-name-complex="Segoe UI Emoji"/>
    </style:style>
    <style:style style:name="T28" style:parent-style-name="Policepardéfaut" style:family="text">
      <style:text-properties style:font-name-complex="Calibri"/>
    </style:style>
    <style:style style:name="T29" style:parent-style-name="Policepardéfaut" style:family="text">
      <style:text-properties style:font-name-complex="Calibri"/>
    </style:style>
    <style:style style:name="T30" style:parent-style-name="Policepardéfaut" style:family="text">
      <style:text-properties style:font-name="Segoe UI Emoji" style:font-name-complex="Segoe UI Emoji"/>
    </style:style>
    <style:style style:name="T31" style:parent-style-name="Policepardéfaut" style:family="text">
      <style:text-properties style:font-name="Segoe UI Emoji" style:font-name-complex="Segoe UI Emoji"/>
    </style:style>
    <style:style style:name="T32" style:parent-style-name="Policepardéfaut" style:family="text">
      <style:text-properties style:font-name="Segoe UI Emoji" style:font-name-complex="Segoe UI Emoji"/>
    </style:style>
    <style:style style:name="T33" style:parent-style-name="Policepardéfaut" style:family="text">
      <style:text-properties style:font-name="Segoe UI Emoji" style:font-name-complex="Segoe UI Emoji"/>
    </style:style>
    <style:style style:name="T34" style:parent-style-name="Policepardéfaut" style:family="text">
      <style:text-properties style:font-name="Segoe UI Emoji" style:font-name-complex="Segoe UI Emoji"/>
    </style:style>
    <style:style style:name="T35" style:parent-style-name="Policepardéfaut" style:family="text">
      <style:text-properties style:font-name="Segoe UI Emoji" style:font-name-complex="Segoe UI Emoji"/>
    </style:style>
    <style:style style:name="T36" style:parent-style-name="Policepardéfaut" style:family="text">
      <style:text-properties style:font-name="Segoe UI Emoji" style:font-name-complex="Segoe UI Emoji"/>
    </style:style>
    <style:style style:name="T37" style:parent-style-name="Policepardéfaut" style:family="text">
      <style:text-properties style:font-name="Segoe UI Emoji" style:font-name-complex="Segoe UI Emoji"/>
    </style:style>
    <style:style style:name="T38" style:parent-style-name="Policepardéfaut" style:family="text">
      <style:text-properties style:font-name="Segoe UI Emoji" style:font-name-complex="Segoe UI Emoji"/>
    </style:style>
    <style:style style:name="T39" style:parent-style-name="Policepardéfaut" style:family="text">
      <style:text-properties style:font-name="Segoe UI Symbol" style:font-name-complex="Segoe UI Symbol"/>
    </style:style>
    <style:style style:name="T40" style:parent-style-name="Policepardéfaut" style:family="text">
      <style:text-properties style:font-name-complex="Calibri"/>
    </style:style>
    <style:style style:name="T41" style:parent-style-name="Policepardéfaut" style:family="text">
      <style:text-properties style:font-name="Segoe UI Emoji" style:font-name-complex="Segoe UI Emoji"/>
    </style:style>
    <style:style style:name="T42" style:parent-style-name="Policepardéfaut" style:family="text">
      <style:text-properties style:font-name="Segoe UI Emoji" style:font-name-complex="Segoe UI Emoji"/>
    </style:style>
    <style:style style:name="T43" style:parent-style-name="Policepardéfaut" style:family="text">
      <style:text-properties style:font-name="Segoe UI Symbol" style:font-name-complex="Segoe UI Symbol"/>
    </style:style>
    <style:style style:name="T44" style:parent-style-name="Policepardéfaut" style:family="text">
      <style:text-properties style:font-name="Segoe UI Emoji" style:font-name-complex="Segoe UI Emoji"/>
    </style:style>
    <style:style style:name="T45" style:parent-style-name="Policepardéfaut" style:family="text">
      <style:text-properties style:font-name="Segoe UI Emoji" style:font-name-complex="Segoe UI Emoji"/>
    </style:style>
    <style:style style:name="T46" style:parent-style-name="Policepardéfaut" style:family="text">
      <style:text-properties style:font-name="Segoe UI Symbol" style:font-name-complex="Segoe UI Symbol"/>
    </style:style>
    <style:style style:name="T47" style:parent-style-name="Policepardéfaut" style:family="text">
      <style:text-properties style:font-name="Segoe UI Emoji" style:font-name-complex="Segoe UI Emoji"/>
    </style:style>
    <style:style style:name="T48" style:parent-style-name="Policepardéfaut" style:family="text">
      <style:text-properties style:font-name-complex="Calibri"/>
    </style:style>
    <style:style style:name="T49" style:parent-style-name="Policepardéfaut" style:family="text">
      <style:text-properties style:font-name-complex="Calibri"/>
    </style:style>
    <style:style style:name="T50" style:parent-style-name="Policepardéfaut" style:family="text">
      <style:text-properties style:font-name-complex="Calibri"/>
    </style:style>
    <style:style style:name="T51" style:parent-style-name="Policepardéfaut" style:family="text">
      <style:text-properties style:font-name-complex="Calibri"/>
    </style:style>
    <style:style style:name="T52" style:parent-style-name="Policepardéfaut" style:family="text">
      <style:text-properties style:font-name="Segoe UI Symbol" style:font-name-complex="Segoe UI Symbol"/>
    </style:style>
    <style:style style:name="T53" style:parent-style-name="Policepardéfaut" style:family="text">
      <style:text-properties style:font-name-complex="Calibri"/>
    </style:style>
    <style:style style:name="T54" style:parent-style-name="Policepardéfaut" style:family="text">
      <style:text-properties style:font-name-complex="Calibri"/>
    </style:style>
    <style:style style:name="T55" style:parent-style-name="Policepardéfaut" style:family="text">
      <style:text-properties style:font-name="Segoe UI Emoji" style:font-name-complex="Segoe UI Emoji"/>
    </style:style>
    <style:style style:name="T56" style:parent-style-name="Policepardéfaut" style:family="text">
      <style:text-properties style:font-name-complex="Calibri"/>
    </style:style>
    <style:style style:name="T57" style:parent-style-name="Policepardéfaut" style:family="text">
      <style:text-properties style:font-name-complex="Calibri"/>
    </style:style>
    <style:style style:name="T58" style:parent-style-name="Policepardéfaut" style:family="text">
      <style:text-properties style:font-name-complex="Calibri"/>
    </style:style>
    <style:style style:name="T59" style:parent-style-name="Policepardéfaut" style:family="text">
      <style:text-properties style:font-name-complex="Calibri"/>
    </style:style>
    <style:style style:name="T60" style:parent-style-name="Policepardéfaut" style:family="text">
      <style:text-properties style:font-name="Segoe UI Symbol" style:font-name-complex="Segoe UI Symbol"/>
    </style:style>
    <style:style style:name="T61" style:parent-style-name="Policepardéfaut" style:family="text">
      <style:text-properties style:font-name-complex="Calibri"/>
    </style:style>
    <style:style style:name="T62" style:parent-style-name="Policepardéfaut" style:family="text">
      <style:text-properties style:font-name-complex="Calibri"/>
    </style:style>
    <style:style style:name="T63" style:parent-style-name="Policepardéfaut" style:family="text">
      <style:text-properties style:font-name="Segoe UI Symbol" style:font-name-complex="Segoe UI Symbol"/>
    </style:style>
    <style:style style:name="T64" style:parent-style-name="Policepardéfaut" style:family="text">
      <style:text-properties style:font-name-complex="Calibri"/>
    </style:style>
    <style:style style:name="T65" style:parent-style-name="Policepardéfaut" style:family="text">
      <style:text-properties style:font-name-complex="Calibri"/>
    </style:style>
    <style:style style:name="T66" style:parent-style-name="Policepardéfaut" style:family="text">
      <style:text-properties style:font-name="Segoe UI Symbol" style:font-name-complex="Segoe UI Symbol"/>
    </style:style>
    <style:style style:name="T67" style:parent-style-name="Policepardéfaut" style:family="text">
      <style:text-properties style:font-name-complex="Calibri"/>
    </style:style>
    <style:style style:name="T68" style:parent-style-name="Policepardéfaut" style:family="text">
      <style:text-properties style:font-name-complex="Calibri"/>
    </style:style>
    <style:style style:name="T69" style:parent-style-name="Policepardéfaut" style:family="text">
      <style:text-properties style:font-name-complex="Calibri"/>
    </style:style>
    <style:style style:name="T70" style:parent-style-name="Policepardéfaut" style:family="text">
      <style:text-properties style:font-name-complex="Calibri"/>
    </style:style>
    <style:style style:name="T71" style:parent-style-name="Policepardéfaut" style:family="text">
      <style:text-properties style:font-name="Segoe UI Emoji" style:font-name-complex="Segoe UI Emoji"/>
    </style:style>
    <style:style style:name="T72" style:parent-style-name="Policepardéfaut" style:family="text">
      <style:text-properties style:font-name="Segoe UI Symbol" style:font-name-complex="Segoe UI Symbol"/>
    </style:style>
    <style:style style:name="T73" style:parent-style-name="Policepardéfaut" style:family="text">
      <style:text-properties style:font-name="Segoe UI Emoji" style:font-name-complex="Segoe UI Emoji"/>
    </style:style>
    <style:style style:name="T74" style:parent-style-name="Policepardéfaut" style:family="text">
      <style:text-properties style:font-name="Segoe UI Emoji" style:font-name-complex="Segoe UI Emoji"/>
    </style:style>
    <style:style style:name="T75" style:parent-style-name="Policepardéfaut" style:family="text">
      <style:text-properties style:font-name="Segoe UI Emoji" style:font-name-complex="Segoe UI Emoji"/>
    </style:style>
    <style:style style:name="T76" style:parent-style-name="Policepardéfaut" style:family="text">
      <style:text-properties style:font-name="Segoe UI Emoji" style:font-name-complex="Segoe UI Emoji"/>
    </style:style>
    <style:style style:name="T77" style:parent-style-name="Policepardéfaut" style:family="text">
      <style:text-properties style:font-name="Segoe UI Emoji" style:font-name-complex="Segoe UI Emoji"/>
    </style:style>
    <style:style style:name="T78" style:parent-style-name="Policepardéfaut" style:family="text">
      <style:text-properties style:font-name="Segoe UI Symbol" style:font-name-complex="Segoe UI Symbol"/>
    </style:style>
    <style:style style:name="T79" style:parent-style-name="Policepardéfaut" style:family="text">
      <style:text-properties style:font-name="Segoe UI Emoji" style:font-name-complex="Segoe UI Emoji"/>
    </style:style>
    <style:style style:name="T80" style:parent-style-name="Policepardéfaut" style:family="text">
      <style:text-properties style:font-name="Segoe UI Emoji" style:font-name-complex="Segoe UI Emoji"/>
    </style:style>
    <style:style style:name="T81" style:parent-style-name="Policepardéfaut" style:family="text">
      <style:text-properties style:font-name="Segoe UI Emoji" style:font-name-complex="Segoe UI Emoji"/>
    </style:style>
    <style:style style:name="T82" style:parent-style-name="Policepardéfaut" style:family="text">
      <style:text-properties style:font-name="Segoe UI Emoji" style:font-name-complex="Segoe UI Emoji"/>
    </style:style>
    <style:style style:name="T83" style:parent-style-name="Policepardéfaut" style:family="text">
      <style:text-properties style:font-name-complex="Calibri"/>
    </style:style>
    <style:style style:name="T84" style:parent-style-name="Policepardéfaut" style:family="text">
      <style:text-properties style:font-name="Segoe UI Emoji" style:font-name-complex="Segoe UI Emoji"/>
    </style:style>
    <style:style style:name="T85" style:parent-style-name="Policepardéfaut" style:family="text">
      <style:text-properties style:font-name="Segoe UI Emoji" style:font-name-complex="Segoe UI Emoji"/>
    </style:style>
    <style:style style:name="T86" style:parent-style-name="Policepardéfaut" style:family="text">
      <style:text-properties style:font-name="Segoe UI Emoji" style:font-name-complex="Segoe UI Emoji"/>
    </style:style>
    <style:style style:name="T87" style:parent-style-name="Policepardéfaut" style:family="text">
      <style:text-properties style:font-name="Segoe UI Emoji" style:font-name-complex="Segoe UI Emoji"/>
    </style:style>
    <style:style style:name="T88" style:parent-style-name="Policepardéfaut" style:family="text">
      <style:text-properties style:font-name-complex="Calibri"/>
    </style:style>
    <style:style style:name="T89" style:parent-style-name="Policepardéfaut" style:family="text">
      <style:text-properties style:font-name-complex="Calibri"/>
    </style:style>
    <style:style style:name="T90" style:parent-style-name="Policepardéfaut" style:family="text">
      <style:text-properties style:font-name="Segoe UI Symbol" style:font-name-complex="Segoe UI Symbol"/>
    </style:style>
    <style:style style:name="T91" style:parent-style-name="Policepardéfaut" style:family="text">
      <style:text-properties style:font-name-complex="Calibri"/>
    </style:style>
    <style:style style:name="T92" style:parent-style-name="Policepardéfaut" style:family="text">
      <style:text-properties style:font-name-complex="Calibri"/>
    </style:style>
    <style:style style:name="T93" style:parent-style-name="Policepardéfaut" style:family="text">
      <style:text-properties style:font-name-complex="Calibri"/>
    </style:style>
    <style:style style:name="T94" style:parent-style-name="Policepardéfaut" style:family="text">
      <style:text-properties style:font-name-complex="Calibri"/>
    </style:style>
    <style:style style:name="T95" style:parent-style-name="Policepardéfaut" style:family="text">
      <style:text-properties style:font-name-complex="Calibri"/>
    </style:style>
    <style:style style:name="T96" style:parent-style-name="Policepardéfaut" style:family="text">
      <style:text-properties style:font-name="Segoe UI Symbol" style:font-name-complex="Segoe UI Symbol"/>
    </style:style>
    <style:style style:name="T97" style:parent-style-name="Policepardéfaut" style:family="text">
      <style:text-properties style:font-name="Segoe UI Emoji" style:font-name-complex="Segoe UI Emoji"/>
    </style:style>
    <style:style style:name="T98" style:parent-style-name="Policepardéfaut" style:family="text">
      <style:text-properties style:font-name="Segoe UI Emoji" style:font-name-complex="Segoe UI Emoji"/>
    </style:style>
    <style:style style:name="T99" style:parent-style-name="Policepardéfaut" style:family="text">
      <style:text-properties style:font-name="Segoe UI Emoji" style:font-name-complex="Segoe UI Emoji"/>
    </style:style>
    <style:style style:name="T100" style:parent-style-name="Policepardéfaut" style:family="text">
      <style:text-properties style:font-name="Segoe UI Emoji" style:font-name-complex="Segoe UI Emoji"/>
    </style:style>
    <style:style style:name="T101" style:parent-style-name="Policepardéfaut" style:family="text">
      <style:text-properties style:font-name="Segoe UI Emoji" style:font-name-complex="Segoe UI Emoji"/>
    </style:style>
    <style:style style:name="T102" style:parent-style-name="Policepardéfaut" style:family="text">
      <style:text-properties style:font-name="Segoe UI Emoji" style:font-name-complex="Segoe UI Emoji"/>
    </style:style>
    <style:style style:name="T103" style:parent-style-name="Policepardéfaut" style:family="text">
      <style:text-properties style:font-name="Segoe UI Symbol" style:font-name-complex="Segoe UI Symbol"/>
    </style:style>
    <style:style style:name="T104" style:parent-style-name="Policepardéfaut" style:family="text">
      <style:text-properties style:font-name="Segoe UI Emoji" style:font-name-complex="Segoe UI Emoji"/>
    </style:style>
    <style:style style:name="T105" style:parent-style-name="Policepardéfaut" style:family="text">
      <style:text-properties style:font-name="Segoe UI Symbol" style:font-name-complex="Segoe UI Symbol"/>
    </style:style>
    <style:style style:name="T106" style:parent-style-name="Policepardéfaut" style:family="text">
      <style:text-properties style:font-name-complex="Calibri"/>
    </style:style>
    <style:style style:name="T107" style:parent-style-name="Policepardéfaut" style:family="text">
      <style:text-properties style:font-name-complex="Calibri"/>
    </style:style>
    <style:style style:name="T108" style:parent-style-name="Policepardéfaut" style:family="text">
      <style:text-properties style:font-name="Segoe UI Symbol" style:font-name-complex="Segoe UI Symbol"/>
    </style:style>
    <style:style style:name="T109" style:parent-style-name="Policepardéfaut" style:family="text">
      <style:text-properties style:font-name="Segoe UI Emoji" style:font-name-complex="Segoe UI Emoji"/>
    </style:style>
    <style:style style:name="T110" style:parent-style-name="Policepardéfaut" style:family="text">
      <style:text-properties style:font-name="Segoe UI Emoji" style:font-name-complex="Segoe UI Emoji"/>
    </style:style>
    <style:style style:name="T111" style:parent-style-name="Policepardéfaut" style:family="text">
      <style:text-properties style:font-name="Segoe UI Emoji" style:font-name-complex="Segoe UI Emoji"/>
    </style:style>
    <style:style style:name="T112" style:parent-style-name="Policepardéfaut" style:family="text">
      <style:text-properties style:font-name="Segoe UI Emoji" style:font-name-complex="Segoe UI Emoji"/>
    </style:style>
    <style:style style:name="T113" style:parent-style-name="Policepardéfaut" style:family="text">
      <style:text-properties style:font-name="Segoe UI Emoji" style:font-name-complex="Segoe UI Emoji"/>
    </style:style>
    <style:style style:name="T114" style:parent-style-name="Policepardéfaut" style:family="text">
      <style:text-properties style:font-name="Segoe UI Symbol" style:font-name-complex="Segoe UI Symbol"/>
    </style:style>
    <style:style style:name="T115" style:parent-style-name="Policepardéfaut" style:family="text">
      <style:text-properties style:font-name="Segoe UI Emoji" style:font-name-complex="Segoe UI Emoji"/>
    </style:style>
    <style:style style:name="T116" style:parent-style-name="Policepardéfaut" style:family="text">
      <style:text-properties style:font-name="Segoe UI Symbol" style:font-name-complex="Segoe UI Symbol"/>
    </style:style>
    <style:style style:name="T117" style:parent-style-name="Policepardéfaut" style:family="text">
      <style:text-properties style:font-name="Segoe UI Emoji" style:font-name-complex="Segoe UI Emoji"/>
    </style:style>
    <style:style style:name="T118" style:parent-style-name="Policepardéfaut" style:family="text">
      <style:text-properties style:font-name="Segoe UI Symbol" style:font-name-complex="Segoe UI Symbol"/>
    </style:style>
    <style:style style:name="T119" style:parent-style-name="Policepardéfaut" style:family="text">
      <style:text-properties style:font-name="Segoe UI Emoji" style:font-name-complex="Segoe UI Emoji"/>
    </style:style>
    <style:style style:name="T120" style:parent-style-name="Policepardéfaut" style:family="text">
      <style:text-properties style:font-name="Segoe UI Emoji" style:font-name-complex="Segoe UI Emoji"/>
    </style:style>
    <style:style style:name="T121" style:parent-style-name="Policepardéfaut" style:family="text">
      <style:text-properties style:font-name="Segoe UI Emoji" style:font-name-complex="Segoe UI Emoji"/>
    </style:style>
    <style:style style:name="T122" style:parent-style-name="Policepardéfaut" style:family="text">
      <style:text-properties style:font-name="Segoe UI Emoji" style:font-name-complex="Segoe UI Emoji"/>
    </style:style>
    <style:style style:name="T123" style:parent-style-name="Policepardéfaut" style:family="text">
      <style:text-properties style:font-name="Segoe UI Symbol" style:font-name-complex="Segoe UI Symbol"/>
    </style:style>
    <style:style style:name="T124" style:parent-style-name="Policepardéfaut" style:family="text">
      <style:text-properties style:font-name-complex="Calibri"/>
    </style:style>
    <style:style style:name="T125" style:parent-style-name="Policepardéfaut" style:family="text">
      <style:text-properties style:font-name-complex="Calibri"/>
    </style:style>
    <style:style style:name="T126" style:parent-style-name="Policepardéfaut" style:family="text">
      <style:text-properties style:font-name="Segoe UI Symbol" style:font-name-complex="Segoe UI Symbol"/>
    </style:style>
    <style:style style:name="T127" style:parent-style-name="Policepardéfaut" style:family="text">
      <style:text-properties style:font-name="Segoe UI Symbol" style:font-name-complex="Segoe UI Symbol"/>
    </style:style>
    <style:style style:name="T128" style:parent-style-name="Policepardéfaut" style:family="text">
      <style:text-properties style:font-name="Segoe UI Emoji" style:font-name-complex="Segoe UI Emoji"/>
    </style:style>
    <style:style style:name="T129" style:parent-style-name="Policepardéfaut" style:family="text">
      <style:text-properties style:font-name="Segoe UI Emoji" style:font-name-complex="Segoe UI Emoji"/>
    </style:style>
    <style:style style:name="T130" style:parent-style-name="Policepardéfaut" style:family="text">
      <style:text-properties style:font-name="Segoe UI Symbol" style:font-name-complex="Segoe UI Symbol"/>
    </style:style>
    <style:style style:name="T131" style:parent-style-name="Policepardéfaut" style:family="text">
      <style:text-properties style:font-name="Segoe UI Emoji" style:font-name-complex="Segoe UI Emoji"/>
    </style:style>
    <style:style style:name="T132" style:parent-style-name="Policepardéfaut" style:family="text">
      <style:text-properties style:font-name="Segoe UI Emoji" style:font-name-complex="Segoe UI Emoji"/>
    </style:style>
    <style:style style:name="T133" style:parent-style-name="Policepardéfaut" style:family="text">
      <style:text-properties style:font-name="Segoe UI Symbol" style:font-name-complex="Segoe UI Symbol"/>
    </style:style>
    <style:style style:name="T134" style:parent-style-name="Policepardéfaut" style:family="text">
      <style:text-properties style:font-name-complex="Calibri"/>
    </style:style>
    <style:style style:name="T135" style:parent-style-name="Policepardéfaut" style:family="text">
      <style:text-properties style:font-name-complex="Calibri"/>
    </style:style>
    <style:style style:name="T136" style:parent-style-name="Policepardéfaut" style:family="text">
      <style:text-properties style:font-name="Segoe UI Emoji" style:font-name-complex="Segoe UI Emoji"/>
    </style:style>
    <style:style style:name="T137" style:parent-style-name="Policepardéfaut" style:family="text">
      <style:text-properties style:font-name="Segoe UI Emoji" style:font-name-complex="Segoe UI Emoji"/>
    </style:style>
    <style:style style:name="T138" style:parent-style-name="Policepardéfaut" style:family="text">
      <style:text-properties style:font-name="Segoe UI Emoji" style:font-name-complex="Segoe UI Emoji"/>
    </style:style>
    <style:style style:name="T139" style:parent-style-name="Policepardéfaut" style:family="text">
      <style:text-properties style:font-name="Segoe UI Symbol" style:font-name-complex="Segoe UI Symbol"/>
    </style:style>
    <style:style style:name="T140" style:parent-style-name="Policepardéfaut" style:family="text">
      <style:text-properties style:font-name="Segoe UI Symbol" style:font-name-complex="Segoe UI Symbol"/>
    </style:style>
    <style:style style:name="T141" style:parent-style-name="Policepardéfaut" style:family="text">
      <style:text-properties style:font-name="Segoe UI Emoji" style:font-name-complex="Segoe UI Emoji"/>
    </style:style>
    <style:style style:name="T142" style:parent-style-name="Policepardéfaut" style:family="text">
      <style:text-properties style:font-name="Segoe UI Emoji" style:font-name-complex="Segoe UI Emoji"/>
    </style:style>
    <style:style style:name="T143" style:parent-style-name="Policepardéfaut" style:family="text">
      <style:text-properties style:font-name="Segoe UI Symbol" style:font-name-complex="Segoe UI Symbol"/>
    </style:style>
    <style:style style:name="T144" style:parent-style-name="Policepardéfaut" style:family="text">
      <style:text-properties style:font-name="Segoe UI Symbol" style:font-name-complex="Segoe UI Symbol"/>
    </style:style>
    <style:style style:name="T145" style:parent-style-name="Policepardéfaut" style:family="text">
      <style:text-properties style:font-name="Segoe UI Emoji" style:font-name-complex="Segoe UI Emoji"/>
    </style:style>
    <style:style style:name="T146" style:parent-style-name="Policepardéfaut" style:family="text">
      <style:text-properties style:font-name="Segoe UI Emoji" style:font-name-complex="Segoe UI Emoji"/>
    </style:style>
    <style:style style:name="T147" style:parent-style-name="Policepardéfaut" style:family="text">
      <style:text-properties style:font-name="Segoe UI Emoji" style:font-name-complex="Segoe UI Emoji"/>
    </style:style>
    <style:style style:name="T148" style:parent-style-name="Policepardéfaut" style:family="text">
      <style:text-properties style:font-name="Segoe UI Emoji" style:font-name-complex="Segoe UI Emoji"/>
    </style:style>
    <style:style style:name="T149" style:parent-style-name="Policepardéfaut" style:family="text">
      <style:text-properties style:font-name="Segoe UI Emoji" style:font-name-complex="Segoe UI Emoji"/>
    </style:style>
    <style:style style:name="T150" style:parent-style-name="Policepardéfaut" style:family="text">
      <style:text-properties style:font-name="Segoe UI Emoji" style:font-name-complex="Segoe UI Emoji"/>
    </style:style>
    <style:style style:name="T151" style:parent-style-name="Policepardéfaut" style:family="text">
      <style:text-properties style:font-name="Segoe UI Symbol" style:font-name-complex="Segoe UI Symbol"/>
    </style:style>
    <style:style style:name="T152" style:parent-style-name="Policepardéfaut" style:family="text">
      <style:text-properties style:font-name-complex="Calibri"/>
    </style:style>
    <style:style style:name="T153" style:parent-style-name="Policepardéfaut" style:family="text">
      <style:text-properties style:font-name-complex="Calibri"/>
    </style:style>
    <style:style style:name="T154" style:parent-style-name="Policepardéfaut" style:family="text">
      <style:text-properties style:font-name-complex="Calibri"/>
    </style:style>
    <style:style style:name="T155" style:parent-style-name="Policepardéfaut" style:family="text">
      <style:text-properties style:font-name="Segoe UI Symbol" style:font-name-complex="Segoe UI Symbol"/>
    </style:style>
    <style:style style:name="T156" style:parent-style-name="Policepardéfaut" style:family="text">
      <style:text-properties style:font-name-complex="Calibri"/>
    </style:style>
    <style:style style:name="T157" style:parent-style-name="Policepardéfaut" style:family="text">
      <style:text-properties style:font-name-complex="Calibri"/>
    </style:style>
  </office:automatic-styles>
  <office:body>
    <office:text text:use-soft-page-breaks="true">
      <text:p text:style-name="P1">&lt;!DOCTYPE html&gt;</text:p>
      <text:p text:style-name="Normal">&lt;html lang="fr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Système de Gestion des Identités Temporaires - QR Code&lt;/title&gt;</text:p>
      <text:p text:style-name="Normal"><text:s text:c="4"/>&lt;script src="https://cdnjs.cloudflare.com/ajax/libs/qrcodejs/1.0.0/qrcode.min.js"&gt;&lt;/script&gt;</text:p>
      <text:p text:style-name="Normal"><text:s text:c="4"/>&lt;style&gt;</text:p>
      <text:p text:style-name="Normal"><text:s text:c="8"/>* {</text:p>
      <text:p text:style-name="Normal"><text:s text:c="12"/>margin: 0;</text:p>
      <text:p text:style-name="Normal"><text:s text:c="12"/>padding: 0;</text:p>
      <text:p text:style-name="Normal"><text:s text:c="12"/>box-sizing: border-box;</text:p>
      <text:p text:style-name="Normal"><text:s text:c="8"/>}</text:p>
      <text:p text:style-name="Normal"/>
      <text:p text:style-name="Normal"><text:s text:c="8"/>:root {</text:p>
      <text:p text:style-name="Normal"><text:s text:c="12"/>--primary: #0ea5e9;</text:p>
      <text:p text:style-name="Normal"><text:s text:c="12"/>--secondary: #06b6d4;</text:p>
      <text:p text:style-name="Normal"><text:s text:c="12"/>--accent: #14b8a6;</text:p>
      <text:p text:style-name="Normal"><text:s text:c="12"/>--success: #10b981;</text:p>
      <text:p text:style-name="Normal"><text:s text:c="12"/>--danger: #ef4444;</text:p>
      <text:p text:style-name="Normal"><text:s text:c="12"/>--warning: #f59e0b;</text:p>
      <text:p text:style-name="Normal"><text:s text:c="12"/>--dark: #0f172a;</text:p>
      <text:p text:style-name="Normal"><text:s text:c="12"/>--light: #f8fafc;</text:p>
      <text:p text:style-name="Normal"><text:s text:c="12"/>--surface: #fffaf0;</text:p>
      <text:p text:style-name="Normal"><text:s text:c="12"/>--border: #cbd5e1;</text:p>
      <text:p text:style-name="Normal"><text:s text:c="8"/>}</text:p>
      <text:p text:style-name="Normal"/>
      <text:p text:style-name="Normal"><text:s text:c="8"/>body {</text:p>
      <text:p text:style-name="Normal"><text:s text:c="12"/>font-family: 'Segoe UI', Tahoma, Geneva, Verdana, sans-serif;</text:p>
      <text:p text:style-name="Normal"><text:s text:c="12"/>background: linear-gradient(135deg, #0f172a 0%, #1e3a8a 40%, #0ea5e9 100%);</text:p>
      <text:p text:style-name="Normal"><text:s text:c="12"/>min-height: 100vh;</text:p>
      <text:soft-page-break/>
      <text:p text:style-name="Normal"><text:s text:c="12"/>color: var(--dark);</text:p>
      <text:p text:style-name="Normal"><text:s text:c="12"/>overflow-x: hidden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8"/>}</text:p>
      <text:p text:style-name="Normal"/>
      <text:p text:style-name="Normal"><text:s text:c="8"/>/* Animations */</text:p>
      <text:p text:style-name="Normal"><text:s text:c="8"/>@keyframes fadeIn {</text:p>
      <text:p text:style-name="Normal"><text:s text:c="12"/>from {</text:p>
      <text:p text:style-name="Normal"><text:s text:c="16"/>opacity: 0;</text:p>
      <text:p text:style-name="Normal"><text:s text:c="16"/>transform: translateY(20px);</text:p>
      <text:p text:style-name="Normal"><text:s text:c="12"/>}</text:p>
      <text:p text:style-name="Normal"><text:s text:c="12"/>to {</text:p>
      <text:p text:style-name="Normal"><text:s text:c="16"/>opacity: 1;</text:p>
      <text:p text:style-name="Normal"><text:s text:c="16"/>transform: translateY(0);</text:p>
      <text:p text:style-name="Normal"><text:s text:c="12"/>}</text:p>
      <text:p text:style-name="Normal"><text:s text:c="8"/>}</text:p>
      <text:p text:style-name="Normal"/>
      <text:p text:style-name="Normal"><text:s text:c="8"/>@keyframes slideInRight {</text:p>
      <text:p text:style-name="Normal"><text:s text:c="12"/>from {</text:p>
      <text:p text:style-name="Normal"><text:s text:c="16"/>opacity: 0;</text:p>
      <text:p text:style-name="Normal"><text:s text:c="16"/>transform: translateX(-30px);</text:p>
      <text:p text:style-name="Normal"><text:s text:c="12"/>}</text:p>
      <text:p text:style-name="Normal"><text:s text:c="12"/>to {</text:p>
      <text:p text:style-name="Normal"><text:s text:c="16"/>opacity: 1;</text:p>
      <text:p text:style-name="Normal"><text:s text:c="16"/>transform: translateX(0);</text:p>
      <text:p text:style-name="Normal"><text:s text:c="12"/>}</text:p>
      <text:p text:style-name="Normal"><text:s text:c="8"/>}</text:p>
      <text:p text:style-name="Normal"/>
      <text:p text:style-name="Normal"><text:s text:c="8"/>@keyframes pulse {</text:p>
      <text:soft-page-break/>
      <text:p text:style-name="Normal"><text:s text:c="12"/>0%, 100% {</text:p>
      <text:p text:style-name="Normal"><text:s text:c="16"/>opacity: 1;</text:p>
      <text:p text:style-name="Normal"><text:s text:c="12"/>}</text:p>
      <text:p text:style-name="Normal"><text:s text:c="12"/>50% {</text:p>
      <text:p text:style-name="Normal"><text:s text:c="16"/>opacity: 0.5;</text:p>
      <text:p text:style-name="Normal"><text:s text:c="12"/>}</text:p>
      <text:p text:style-name="Normal"><text:s text:c="8"/>}</text:p>
      <text:p text:style-name="Normal"/>
      <text:p text:style-name="Normal"><text:s text:c="8"/>@keyframes shimmer {</text:p>
      <text:p text:style-name="Normal"><text:s text:c="12"/>0% {</text:p>
      <text:p text:style-name="Normal"><text:s text:c="16"/>background-position: -1000px 0;</text:p>
      <text:p text:style-name="Normal"><text:s text:c="12"/>}</text:p>
      <text:p text:style-name="Normal"><text:s text:c="12"/>100% {</text:p>
      <text:p text:style-name="Normal"><text:s text:c="16"/>background-position: 1000px 0;</text:p>
      <text:p text:style-name="Normal"><text:s text:c="12"/>}</text:p>
      <text:p text:style-name="Normal"><text:s text:c="8"/>}</text:p>
      <text:p text:style-name="Normal"/>
      <text:p text:style-name="Normal"><text:s text:c="8"/>@keyframes float {</text:p>
      <text:p text:style-name="Normal"><text:s text:c="12"/>0%, 100% {</text:p>
      <text:p text:style-name="Normal"><text:s text:c="16"/>transform: translateY(-10px);</text:p>
      <text:p text:style-name="Normal"><text:s text:c="12"/>}</text:p>
      <text:p text:style-name="Normal"><text:s text:c="12"/>50% {</text:p>
      <text:p text:style-name="Normal"><text:s text:c="16"/>transform: translateY(10px);</text:p>
      <text:p text:style-name="Normal"><text:s text:c="12"/>}</text:p>
      <text:p text:style-name="Normal"><text:s text:c="8"/>}</text:p>
      <text:p text:style-name="Normal"/>
      <text:p text:style-name="Normal"><text:s text:c="8"/>@keyframes shake {</text:p>
      <text:p text:style-name="Normal"><text:s text:c="12"/>0%, 100% { transform: translateX(0); }</text:p>
      <text:p text:style-name="Normal"><text:s text:c="12"/>25% { transform: translateX(-5px); }</text:p>
      <text:p text:style-name="Normal"><text:s text:c="12"/>75% { transform: translateX(5px); }</text:p>
      <text:p text:style-name="Normal"><text:s text:c="8"/>}</text:p>
      <text:p text:style-name="Normal"/>
      <text:p text:style-name="Normal"><text:s text:c="8"/>@keyframes alarm {</text:p>
      <text:p text:style-name="Normal"><text:s text:c="12"/>0%, 100% { transform: scale(1); background-color: var(--danger); }</text:p>
      <text:p text:style-name="Normal"><text:s text:c="12"/>50% { transform: scale(1.05); background-color: #ff6b6b; }</text:p>
      <text:p text:style-name="Normal"><text:s text:c="8"/>}</text:p>
      <text:p text:style-name="Normal"/>
      <text:p text:style-name="Normal"><text:s text:c="8"/>/* Container Principal */</text:p>
      <text:p text:style-name="Normal"><text:s text:c="8"/>.container {</text:p>
      <text:p text:style-name="Normal"><text:s text:c="12"/>max-width: 1400px;</text:p>
      <text:p text:style-name="Normal"><text:s text:c="12"/>width: 100%;</text:p>
      <text:p text:style-name="Normal"><text:s text:c="12"/>margin: 0 auto;</text:p>
      <text:p text:style-name="Normal"><text:s text:c="12"/>padding: 40px 20px;</text:p>
      <text:p text:style-name="Normal"><text:s text:c="8"/>}</text:p>
      <text:p text:style-name="Normal"/>
      <text:p text:style-name="Normal"><text:s text:c="8"/>/* Header */</text:p>
      <text:p text:style-name="Normal"><text:s text:c="8"/>header {</text:p>
      <text:p text:style-name="Normal"><text:s text:c="12"/>background: rgba(255, 255, 255, 0.95);</text:p>
      <text:p text:style-name="Normal"><text:s text:c="12"/>backdrop-filter: blur(10px);</text:p>
      <text:p text:style-name="Normal"><text:s text:c="12"/>border-radius: 20px;</text:p>
      <text:p text:style-name="Normal"><text:s text:c="12"/>padding: 25px;</text:p>
      <text:p text:style-name="Normal"><text:s text:c="12"/>margin-bottom: 30px;</text:p>
      <text:p text:style-name="Normal"><text:s text:c="12"/>box-shadow: 0 20px 60px rgba(0, 0, 0, 0.2);</text:p>
      <text:p text:style-name="Normal"><text:s text:c="12"/>animation: fadeIn 0.6s ease-out;</text:p>
      <text:p text:style-name="Normal"><text:s text:c="12"/>border: 1px solid rgba(255, 255, 255, 0.5);</text:p>
      <text:p text:style-name="Normal"><text:s text:c="8"/>}</text:p>
      <text:p text:style-name="Normal"/>
      <text:p text:style-name="Normal"><text:s text:c="8"/>.header-content {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flex-wrap: wrap;</text:p>
      <text:soft-page-break/>
      <text:p text:style-name="Normal"><text:s text:c="12"/>gap: 20px;</text:p>
      <text:p text:style-name="Normal"><text:s text:c="8"/>}</text:p>
      <text:p text:style-name="Normal"/>
      <text:p text:style-name="Normal"><text:s text:c="8"/>.logo {</text:p>
      <text:p text:style-name="Normal"><text:s text:c="12"/>display: flex;</text:p>
      <text:p text:style-name="Normal"><text:s text:c="12"/>align-items: center;</text:p>
      <text:p text:style-name="Normal"><text:s text:c="12"/>gap: 12px;</text:p>
      <text:p text:style-name="Normal"><text:s text:c="12"/>font-size: 24px;</text:p>
      <text:p text:style-name="Normal"><text:s text:c="12"/>font-weight: 700;</text:p>
      <text:p text:style-name="Normal"><text:s text:c="12"/>background: linear-gradient(135deg, var(--primary) 0%, var(--secondary) 100%);</text:p>
      <text:p text:style-name="Normal"><text:s text:c="12"/>-webkit-background-clip: text;</text:p>
      <text:p text:style-name="Normal"><text:s text:c="12"/>-webkit-text-fill-color: transparent;</text:p>
      <text:p text:style-name="Normal"><text:s text:c="12"/>background-clip: text;</text:p>
      <text:p text:style-name="Normal"><text:s text:c="8"/>}</text:p>
      <text:p text:style-name="Normal"/>
      <text:p text:style-name="Normal"><text:s text:c="8"/>.logo-icon {</text:p>
      <text:p text:style-name="Normal"><text:s text:c="12"/>width: 40px;</text:p>
      <text:p text:style-name="Normal"><text:s text:c="12"/>height: 40px;</text:p>
      <text:p text:style-name="Normal"><text:s text:c="12"/>background: linear-gradient(135deg, var(--primary) 0%, var(--secondary) 100%);</text:p>
      <text:p text:style-name="Normal"><text:s text:c="12"/>border-radius: 10px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color: white;</text:p>
      <text:p text:style-name="Normal"><text:s text:c="12"/>font-weight: bold;</text:p>
      <text:p text:style-name="Normal"><text:s text:c="12"/>animation: float 3s ease-in-out infinite;</text:p>
      <text:p text:style-name="Normal"><text:s text:c="8"/>}</text:p>
      <text:p text:style-name="Normal"/>
      <text:p text:style-name="Normal"><text:s text:c="8"/>.nav-tabs {</text:p>
      <text:p text:style-name="Normal"><text:s text:c="12"/>display: flex;</text:p>
      <text:p text:style-name="Normal"><text:s text:c="12"/>gap: 10px;</text:p>
      <text:soft-page-break/>
      <text:p text:style-name="Normal"><text:s text:c="8"/>}</text:p>
      <text:p text:style-name="Normal"/>
      <text:p text:style-name="Normal"><text:s text:c="8"/>.nav-tab {</text:p>
      <text:p text:style-name="Normal"><text:s text:c="12"/>padding: 12px 24px;</text:p>
      <text:p text:style-name="Normal"><text:s text:c="12"/>border: 2px solid transparent;</text:p>
      <text:p text:style-name="Normal"><text:s text:c="12"/>background: transparent;</text:p>
      <text:p text:style-name="Normal"><text:s text:c="12"/>border-radius: 10px;</text:p>
      <text:p text:style-name="Normal"><text:s text:c="12"/>cursor: pointer;</text:p>
      <text:p text:style-name="Normal"><text:s text:c="12"/>font-weight: 600;</text:p>
      <text:p text:style-name="Normal"><text:s text:c="12"/>transition: all 0.3s ease;</text:p>
      <text:p text:style-name="Normal"><text:s text:c="12"/>color: var(--dark);</text:p>
      <text:p text:style-name="Normal"><text:s text:c="8"/>}</text:p>
      <text:p text:style-name="Normal"/>
      <text:p text:style-name="Normal"><text:s text:c="8"/>.nav-tab:hover {</text:p>
      <text:p text:style-name="Normal"><text:s text:c="12"/>background: var(--light);</text:p>
      <text:p text:style-name="Normal"><text:s text:c="12"/>transform: translateY(-2px);</text:p>
      <text:p text:style-name="Normal"><text:s text:c="8"/>}</text:p>
      <text:p text:style-name="Normal"/>
      <text:p text:style-name="Normal"><text:s text:c="8"/>.nav-tab.active {</text:p>
      <text:p text:style-name="Normal"><text:s text:c="12"/>background: linear-gradient(135deg, var(--primary) 0%, var(--secondary) 100%);</text:p>
      <text:p text:style-name="Normal"><text:s text:c="12"/>color: white;</text:p>
      <text:p text:style-name="Normal"><text:s text:c="12"/>border-color: var(--primary);</text:p>
      <text:p text:style-name="Normal"><text:s text:c="12"/>box-shadow: 0 10px 30px rgba(99, 102, 241, 0.3);</text:p>
      <text:p text:style-name="Normal"><text:s text:c="8"/>}</text:p>
      <text:p text:style-name="Normal"/>
      <text:p text:style-name="Normal"><text:s text:c="8"/>/* Alerte et notif */</text:p>
      <text:p text:style-name="Normal"><text:s text:c="8"/>.alarm-notification {</text:p>
      <text:p text:style-name="Normal"><text:s text:c="12"/>position: fixed;</text:p>
      <text:p text:style-name="Normal"><text:s text:c="12"/>top: 20px;</text:p>
      <text:p text:style-name="Normal"><text:s text:c="12"/>right: 20px;</text:p>
      <text:p text:style-name="Normal"><text:s text:c="12"/>background: var(--danger);</text:p>
      <text:soft-page-break/>
      <text:p text:style-name="Normal"><text:s text:c="12"/>color: white;</text:p>
      <text:p text:style-name="Normal"><text:s text:c="12"/>padding: 20px 30px;</text:p>
      <text:p text:style-name="Normal"><text:s text:c="12"/>border-radius: 15px;</text:p>
      <text:p text:style-name="Normal"><text:s text:c="12"/>box-shadow: 0 15px 50px rgba(239, 68, 68, 0.4);</text:p>
      <text:p text:style-name="Normal"><text:s text:c="12"/>display: none;</text:p>
      <text:p text:style-name="Normal"><text:s text:c="12"/>z-index: 1000;</text:p>
      <text:p text:style-name="Normal"><text:s text:c="12"/>animation: fadeIn 0.3s ease-out, shake 0.5s ease-in-out infinite;</text:p>
      <text:p text:style-name="Normal"><text:s text:c="8"/>}</text:p>
      <text:p text:style-name="Normal"/>
      <text:p text:style-name="Normal"><text:s text:c="8"/>.alarm-notification.active {</text:p>
      <text:p text:style-name="Normal"><text:s text:c="12"/>display: block;</text:p>
      <text:p text:style-name="Normal"><text:s text:c="8"/>}</text:p>
      <text:p text:style-name="Normal"/>
      <text:p text:style-name="Normal"><text:s text:c="8"/>.alarm-notification.alarm-active {</text:p>
      <text:p text:style-name="Normal"><text:s text:c="12"/>animation: alarm 0.5s ease-in-out infinite;</text:p>
      <text:p text:style-name="Normal"><text:s text:c="8"/>}</text:p>
      <text:p text:style-name="Normal"/>
      <text:p text:style-name="Normal"><text:s text:c="8"/>.alarm-content {</text:p>
      <text:p text:style-name="Normal"><text:s text:c="12"/>display: flex;</text:p>
      <text:p text:style-name="Normal"><text:s text:c="12"/>align-items: center;</text:p>
      <text:p text:style-name="Normal"><text:s text:c="12"/>gap: 15px;</text:p>
      <text:p text:style-name="Normal"><text:s text:c="8"/>}</text:p>
      <text:p text:style-name="Normal"/>
      <text:p text:style-name="Normal"><text:s text:c="8"/>.alarm-icon {</text:p>
      <text:p text:style-name="Normal"><text:s text:c="12"/>font-size: 24px;</text:p>
      <text:p text:style-name="Normal"><text:s text:c="12"/>animation: pulse 1s ease-in-out infinite;</text:p>
      <text:p text:style-name="Normal"><text:s text:c="8"/>}</text:p>
      <text:p text:style-name="Normal"/>
      <text:p text:style-name="Normal"><text:s text:c="8"/>.alarm-text {</text:p>
      <text:p text:style-name="Normal"><text:s text:c="12"/>display: flex;</text:p>
      <text:p text:style-name="Normal"><text:s text:c="12"/>flex-direction: column;</text:p>
      <text:soft-page-break/>
      <text:p text:style-name="Normal"><text:s text:c="12"/>gap: 5px;</text:p>
      <text:p text:style-name="Normal"><text:s text:c="8"/>}</text:p>
      <text:p text:style-name="Normal"/>
      <text:p text:style-name="Normal"><text:s text:c="8"/>.alarm-title {</text:p>
      <text:p text:style-name="Normal"><text:s text:c="12"/>font-weight: 700;</text:p>
      <text:p text:style-name="Normal"><text:s text:c="12"/>font-size: 16px;</text:p>
      <text:p text:style-name="Normal"><text:s text:c="8"/>}</text:p>
      <text:p text:style-name="Normal"/>
      <text:p text:style-name="Normal"><text:s text:c="8"/>.alarm-details {</text:p>
      <text:p text:style-name="Normal"><text:s text:c="12"/>font-size: 12px;</text:p>
      <text:p text:style-name="Normal"><text:s text:c="12"/>opacity: 0.9;</text:p>
      <text:p text:style-name="Normal"><text:s text:c="8"/>}</text:p>
      <text:p text:style-name="Normal"/>
      <text:p text:style-name="Normal"><text:s text:c="8"/>.alarm-close {</text:p>
      <text:p text:style-name="Normal"><text:s text:c="12"/>background: rgba(255, 255, 255, 0.3);</text:p>
      <text:p text:style-name="Normal"><text:s text:c="12"/>border: none;</text:p>
      <text:p text:style-name="Normal"><text:s text:c="12"/>color: white;</text:p>
      <text:p text:style-name="Normal"><text:s text:c="12"/>width: 30px;</text:p>
      <text:p text:style-name="Normal"><text:s text:c="12"/>height: 30px;</text:p>
      <text:p text:style-name="Normal"><text:s text:c="12"/>border-radius: 50%;</text:p>
      <text:p text:style-name="Normal"><text:s text:c="12"/>cursor: pointer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font-size: 18px;</text:p>
      <text:p text:style-name="Normal"><text:s text:c="12"/>transition: all 0.3s ease;</text:p>
      <text:p text:style-name="Normal"><text:s text:c="8"/>}</text:p>
      <text:p text:style-name="Normal"/>
      <text:p text:style-name="Normal"><text:s text:c="8"/>.alarm-close:hover {</text:p>
      <text:p text:style-name="Normal"><text:s text:c="12"/>background: rgba(255, 255, 255, 0.5);</text:p>
      <text:p text:style-name="Normal"><text:s text:c="8"/>}</text:p>
      <text:p text:style-name="Normal"/>
      <text:p text:style-name="Normal"><text:s text:c="8"/>/* Main Content */</text:p>
      <text:p text:style-name="Normal"><text:s text:c="8"/>.main-content {</text:p>
      <text:p text:style-name="Normal"><text:s text:c="12"/>display: grid;</text:p>
      <text:p text:style-name="Normal"><text:s text:c="12"/>grid-template-columns: 1fr 1fr;</text:p>
      <text:p text:style-name="Normal"><text:s text:c="12"/>gap: 30px;</text:p>
      <text:p text:style-name="Normal"><text:s text:c="12"/>animation: slideInRight 0.6s ease-out;</text:p>
      <text:p text:style-name="Normal"><text:s text:c="8"/>}</text:p>
      <text:p text:style-name="Normal"/>
      <text:p text:style-name="Normal"><text:s text:c="8"/>@media (max-width: 1024px) {</text:p>
      <text:p text:style-name="Normal"><text:s text:c="12"/>.main-content {</text:p>
      <text:p text:style-name="Normal"><text:s text:c="16"/>grid-template-columns: 1fr;</text:p>
      <text:p text:style-name="Normal"><text:s text:c="12"/>}</text:p>
      <text:p text:style-name="Normal"><text:s text:c="8"/>}</text:p>
      <text:p text:style-name="Normal"/>
      <text:p text:style-name="Normal"><text:s text:c="8"/>/* Cards */</text:p>
      <text:p text:style-name="Normal"><text:s text:c="8"/>.card {</text:p>
      <text:p text:style-name="Normal"><text:s text:c="12"/>background: rgba(255, 250, 240, 0.95);</text:p>
      <text:p text:style-name="Normal"><text:s text:c="12"/>backdrop-filter: blur(10px);</text:p>
      <text:p text:style-name="Normal"><text:s text:c="12"/>border-radius: 20px;</text:p>
      <text:p text:style-name="Normal"><text:s text:c="12"/>padding: 30px;</text:p>
      <text:p text:style-name="Normal"><text:s text:c="12"/>box-shadow: 0 20px 60px rgba(0, 0, 0, 0.1);</text:p>
      <text:p text:style-name="Normal"><text:s text:c="12"/>border: 1px solid rgba(255, 255, 255, 0.5);</text:p>
      <text:p text:style-name="Normal"><text:s text:c="12"/>animation: fadeIn 0.8s ease-out;</text:p>
      <text:p text:style-name="Normal"><text:s text:c="12"/>transition: all 0.3s ease;</text:p>
      <text:p text:style-name="Normal"><text:s text:c="8"/>}</text:p>
      <text:p text:style-name="Normal"/>
      <text:p text:style-name="Normal"><text:s text:c="8"/>.card:hover {</text:p>
      <text:p text:style-name="Normal"><text:s text:c="12"/>transform: translateY(-5px);</text:p>
      <text:p text:style-name="Normal"><text:s text:c="12"/>box-shadow: 0 30px 80px rgba(0, 0, 0, 0.15);</text:p>
      <text:p text:style-name="Normal"><text:s text:c="8"/>}</text:p>
      <text:p text:style-name="Normal"/>
      <text:p text:style-name="Normal"><text:s text:c="8"/>.card h2 {</text:p>
      <text:p text:style-name="Normal"><text:s text:c="12"/>font-size: 22px;</text:p>
      <text:p text:style-name="Normal"><text:s text:c="12"/>margin-bottom: 20px;</text:p>
      <text:p text:style-name="Normal"><text:s text:c="12"/>color: var(--dark);</text:p>
      <text:p text:style-name="Normal"><text:s text:c="12"/>display: flex;</text:p>
      <text:p text:style-name="Normal"><text:s text:c="12"/>align-items: center;</text:p>
      <text:p text:style-name="Normal"><text:s text:c="12"/>gap: 10px;</text:p>
      <text:p text:style-name="Normal"><text:s text:c="8"/>}</text:p>
      <text:p text:style-name="Normal"/>
      <text:p text:style-name="Normal"><text:s text:c="8"/>.card h2::before {</text:p>
      <text:p text:style-name="Normal"><text:s text:c="12"/>content: '';</text:p>
      <text:p text:style-name="Normal"><text:s text:c="12"/>width: 4px;</text:p>
      <text:p text:style-name="Normal"><text:s text:c="12"/>height: 24px;</text:p>
      <text:p text:style-name="Normal"><text:s text:c="12"/>background: linear-gradient(135deg, var(--primary) 0%, var(--secondary) 100%);</text:p>
      <text:p text:style-name="Normal"><text:s text:c="12"/>border-radius: 2px;</text:p>
      <text:p text:style-name="Normal"><text:s text:c="8"/>}</text:p>
      <text:p text:style-name="Normal"/>
      <text:p text:style-name="Normal"><text:s text:c="8"/>/* Forms */</text:p>
      <text:p text:style-name="Normal"><text:s text:c="8"/>.form-group {</text:p>
      <text:p text:style-name="Normal"><text:s text:c="12"/>margin-bottom: 20px;</text:p>
      <text:p text:style-name="Normal"><text:s text:c="12"/>animation: fadeIn 0.8s ease-out;</text:p>
      <text:p text:style-name="Normal"><text:s text:c="8"/>}</text:p>
      <text:p text:style-name="Normal"/>
      <text:p text:style-name="Normal"><text:s text:c="8"/>label {</text:p>
      <text:p text:style-name="Normal"><text:s text:c="12"/>display: block;</text:p>
      <text:p text:style-name="Normal"><text:s text:c="12"/>margin-bottom: 8px;</text:p>
      <text:p text:style-name="Normal"><text:s text:c="12"/>font-weight: 600;</text:p>
      <text:p text:style-name="Normal"><text:s text:c="12"/>color: var(--dark);</text:p>
      <text:p text:style-name="Normal"><text:s text:c="12"/>font-size: 14px;</text:p>
      <text:p text:style-name="Normal"><text:s text:c="12"/>text-transform: uppercase;</text:p>
      <text:soft-page-break/>
      <text:p text:style-name="Normal"><text:s text:c="12"/>letter-spacing: 0.5px;</text:p>
      <text:p text:style-name="Normal"><text:s text:c="8"/>}</text:p>
      <text:p text:style-name="Normal"/>
      <text:p text:style-name="Normal"><text:s text:c="8"/>input, select, textarea {</text:p>
      <text:p text:style-name="Normal"><text:s text:c="12"/>width: 100%;</text:p>
      <text:p text:style-name="Normal"><text:s text:c="12"/>padding: 14px 18px;</text:p>
      <text:p text:style-name="Normal"><text:s text:c="12"/>border: 2px solid var(--border);</text:p>
      <text:p text:style-name="Normal"><text:s text:c="12"/>border-radius: 12px;</text:p>
      <text:p text:style-name="Normal"><text:s text:c="12"/>font-size: 14px;</text:p>
      <text:p text:style-name="Normal"><text:s text:c="12"/>transition: all 0.3s ease;</text:p>
      <text:p text:style-name="Normal"><text:s text:c="12"/>font-family: inherit;</text:p>
      <text:p text:style-name="Normal"><text:s text:c="12"/>background: var(--light);</text:p>
      <text:p text:style-name="Normal"><text:s text:c="8"/>}</text:p>
      <text:p text:style-name="Normal"/>
      <text:p text:style-name="Normal"><text:s text:c="8"/>input:focus, select:focus, textarea:focus {</text:p>
      <text:p text:style-name="Normal"><text:s text:c="12"/>outline: none;</text:p>
      <text:p text:style-name="Normal"><text:s text:c="12"/>border-color: var(--primary);</text:p>
      <text:p text:style-name="Normal"><text:s text:c="12"/>background: white;</text:p>
      <text:p text:style-name="Normal"><text:s text:c="12"/>box-shadow: 0 0 0 4px rgba(99, 102, 241, 0.1);</text:p>
      <text:p text:style-name="Normal"><text:s text:c="12"/>transform: translateY(-2px);</text:p>
      <text:p text:style-name="Normal"><text:s text:c="8"/>}</text:p>
      <text:p text:style-name="Normal"/>
      <text:p text:style-name="Normal"><text:s text:c="8"/>textarea {</text:p>
      <text:p text:style-name="Normal"><text:s text:c="12"/>resize: vertical;</text:p>
      <text:p text:style-name="Normal"><text:s text:c="12"/>min-height: 100px;</text:p>
      <text:p text:style-name="Normal"><text:s text:c="8"/>}</text:p>
      <text:p text:style-name="Normal"/>
      <text:p text:style-name="Normal"><text:s text:c="8"/>/* Buttons */</text:p>
      <text:p text:style-name="Normal"><text:s text:c="8"/>.btn {</text:p>
      <text:p text:style-name="Normal"><text:s text:c="12"/>padding: 14px 30px;</text:p>
      <text:p text:style-name="Normal"><text:s text:c="12"/>border: none;</text:p>
      <text:soft-page-break/>
      <text:p text:style-name="Normal"><text:s text:c="12"/>border-radius: 12px;</text:p>
      <text:p text:style-name="Normal"><text:s text:c="12"/>font-size: 15px;</text:p>
      <text:p text:style-name="Normal"><text:s text:c="12"/>font-weight: 600;</text:p>
      <text:p text:style-name="Normal"><text:s text:c="12"/>cursor: pointer;</text:p>
      <text:p text:style-name="Normal"><text:s text:c="12"/>transition: all 0.3s ease;</text:p>
      <text:p text:style-name="Normal"><text:s text:c="12"/>text-transform: uppercase;</text:p>
      <text:p text:style-name="Normal"><text:s text:c="12"/>letter-spacing: 0.5px;</text:p>
      <text:p text:style-name="Normal"><text:s text:c="12"/>position: relative;</text:p>
      <text:p text:style-name="Normal"><text:s text:c="12"/>overflow: hidden;</text:p>
      <text:p text:style-name="Normal"><text:s text:c="8"/>}</text:p>
      <text:p text:style-name="Normal"/>
      <text:p text:style-name="Normal"><text:s text:c="8"/>.btn::before {</text:p>
      <text:p text:style-name="Normal"><text:s text:c="12"/>content: '';</text:p>
      <text:p text:style-name="Normal"><text:s text:c="12"/>position: absolute;</text:p>
      <text:p text:style-name="Normal"><text:s text:c="12"/>top: 0;</text:p>
      <text:p text:style-name="Normal"><text:s text:c="12"/>left: -100%;</text:p>
      <text:p text:style-name="Normal"><text:s text:c="12"/>width: 100%;</text:p>
      <text:p text:style-name="Normal"><text:s text:c="12"/>height: 100%;</text:p>
      <text:p text:style-name="Normal"><text:s text:c="12"/>background: rgba(255, 255, 255, 0.2);</text:p>
      <text:p text:style-name="Normal"><text:s text:c="12"/>transition: left 0.3s ease;</text:p>
      <text:p text:style-name="Normal"><text:s text:c="8"/>}</text:p>
      <text:p text:style-name="Normal"/>
      <text:p text:style-name="Normal"><text:s text:c="8"/>.btn:hover::before {</text:p>
      <text:p text:style-name="Normal"><text:s text:c="12"/>left: 100%;</text:p>
      <text:p text:style-name="Normal"><text:s text:c="8"/>}</text:p>
      <text:p text:style-name="Normal"/>
      <text:p text:style-name="Normal"><text:s text:c="8"/>.btn-primary {</text:p>
      <text:p text:style-name="Normal"><text:s text:c="12"/>background: linear-gradient(135deg, var(--primary) 0%, var(--accent) 100%);</text:p>
      <text:p text:style-name="Normal"><text:s text:c="12"/>color: white;</text:p>
      <text:p text:style-name="Normal"><text:s text:c="12"/>box-shadow: 0 10px 30px rgba(99, 102, 241, 0.3);</text:p>
      <text:p text:style-name="Normal"><text:s text:c="8"/>}</text:p>
      <text:p text:style-name="Normal"/>
      <text:p text:style-name="Normal"><text:s text:c="8"/>.btn-primary:hover {</text:p>
      <text:p text:style-name="Normal"><text:s text:c="12"/>transform: translateY(-3px);</text:p>
      <text:p text:style-name="Normal"><text:s text:c="12"/>box-shadow: 0 15px 40px rgba(99, 102, 241, 0.4);</text:p>
      <text:p text:style-name="Normal"><text:s text:c="8"/>}</text:p>
      <text:p text:style-name="Normal"/>
      <text:p text:style-name="Normal"><text:s text:c="8"/>.btn-secondary {</text:p>
      <text:p text:style-name="Normal"><text:s text:c="12"/>background: linear-gradient(135deg, var(--secondary) 0%, var(--accent) 100%);</text:p>
      <text:p text:style-name="Normal"><text:s text:c="12"/>color: white;</text:p>
      <text:p text:style-name="Normal"><text:s text:c="12"/>box-shadow: 0 10px 30px rgba(236, 72, 153, 0.3);</text:p>
      <text:p text:style-name="Normal"><text:s text:c="8"/>}</text:p>
      <text:p text:style-name="Normal"/>
      <text:p text:style-name="Normal"><text:s text:c="8"/>.btn-secondary:hover {</text:p>
      <text:p text:style-name="Normal"><text:s text:c="12"/>transform: translateY(-3px);</text:p>
      <text:p text:style-name="Normal"><text:s text:c="12"/>box-shadow: 0 15px 40px rgba(236, 72, 153, 0.4);</text:p>
      <text:p text:style-name="Normal"><text:s text:c="8"/>}</text:p>
      <text:p text:style-name="Normal"/>
      <text:p text:style-name="Normal"><text:s text:c="8"/>.btn-success {</text:p>
      <text:p text:style-name="Normal"><text:s text:c="12"/>background: linear-gradient(135deg, var(--success) 0%, #059669 100%);</text:p>
      <text:p text:style-name="Normal"><text:s text:c="12"/>color: white;</text:p>
      <text:p text:style-name="Normal"><text:s text:c="12"/>box-shadow: 0 10px 30px rgba(16, 185, 129, 0.3);</text:p>
      <text:p text:style-name="Normal"><text:s text:c="8"/>}</text:p>
      <text:p text:style-name="Normal"/>
      <text:p text:style-name="Normal"><text:s text:c="8"/>.btn-success:hover {</text:p>
      <text:p text:style-name="Normal"><text:s text:c="12"/>transform: translateY(-3px);</text:p>
      <text:p text:style-name="Normal"><text:s text:c="12"/>box-shadow: 0 15px 40px rgba(16, 185, 129, 0.4);</text:p>
      <text:p text:style-name="Normal"><text:s text:c="8"/>}</text:p>
      <text:p text:style-name="Normal"/>
      <text:p text:style-name="Normal"><text:s text:c="8"/>.btn-danger {</text:p>
      <text:p text:style-name="Normal"><text:s text:c="12"/>background: linear-gradient(135deg, var(--danger) 0%, #dc2626 100%);</text:p>
      <text:p text:style-name="Normal"><text:s text:c="12"/>color: white;</text:p>
      <text:soft-page-break/>
      <text:p text:style-name="Normal"><text:s text:c="12"/>box-shadow: 0 10px 30px rgba(239, 68, 68, 0.3);</text:p>
      <text:p text:style-name="Normal"><text:s text:c="8"/>}</text:p>
      <text:p text:style-name="Normal"/>
      <text:p text:style-name="Normal"><text:s text:c="8"/>.btn-danger:hover {</text:p>
      <text:p text:style-name="Normal"><text:s text:c="12"/>transform: translateY(-3px);</text:p>
      <text:p text:style-name="Normal"><text:s text:c="12"/>box-shadow: 0 15px 40px rgba(239, 68, 68, 0.4);</text:p>
      <text:p text:style-name="Normal"><text:s text:c="8"/>}</text:p>
      <text:p text:style-name="Normal"/>
      <text:p text:style-name="Normal"><text:s text:c="8"/>.btn-small {</text:p>
      <text:p text:style-name="Normal"><text:s text:c="12"/>padding: 10px 18px;</text:p>
      <text:p text:style-name="Normal"><text:s text:c="12"/>font-size: 12px;</text:p>
      <text:p text:style-name="Normal"><text:s text:c="8"/>}</text:p>
      <text:p text:style-name="Normal"/>
      <text:p text:style-name="Normal"><text:s text:c="8"/>/* QR Code Container */</text:p>
      <text:p text:style-name="Normal"><text:s text:c="8"/>.qr-container {</text:p>
      <text:p text:style-name="Normal"><text:s text:c="12"/>background: linear-gradient(135deg, var(--light) 0%, #f3f4f6 100%);</text:p>
      <text:p text:style-name="Normal"><text:s text:c="12"/>border-radius: 15px;</text:p>
      <text:p text:style-name="Normal"><text:s text:c="12"/>padding: 20px;</text:p>
      <text:p text:style-name="Normal"><text:s text:c="12"/>display: flex;</text:p>
      <text:p text:style-name="Normal"><text:s text:c="12"/>flex-direction: column;</text:p>
      <text:p text:style-name="Normal"><text:s text:c="12"/>align-items: center;</text:p>
      <text:p text:style-name="Normal"><text:s text:c="12"/>gap: 15px;</text:p>
      <text:p text:style-name="Normal"><text:s text:c="12"/>margin-top: 20px;</text:p>
      <text:p text:style-name="Normal"><text:s text:c="12"/>border: 2px dashed var(--border);</text:p>
      <text:p text:style-name="Normal"><text:s text:c="12"/>transition: all 0.3s ease;</text:p>
      <text:p text:style-name="Normal"><text:s text:c="8"/>}</text:p>
      <text:p text:style-name="Normal"/>
      <text:p text:style-name="Normal"><text:s text:c="8"/>.qr-container:hover {</text:p>
      <text:p text:style-name="Normal"><text:s text:c="12"/>border-color: var(--primary);</text:p>
      <text:p text:style-name="Normal"><text:s text:c="12"/>background: linear-gradient(135deg, #f0f7ff 0%, #f5f3ff 100%);</text:p>
      <text:p text:style-name="Normal"><text:s text:c="8"/>}</text:p>
      <text:p text:style-name="Normal"/>
      <text:p text:style-name="Normal"><text:s text:c="8"/>/* Lovers palette for ceremony: soft rose / blush */</text:p>
      <text:p text:style-name="Normal"><text:s text:c="8"/>#ceremonie .card {</text:p>
      <text:p text:style-name="Normal"><text:s text:c="12"/>background: linear-gradient(135deg, #fff0f6 0%, #fff7f9 100%);</text:p>
      <text:p text:style-name="Normal"><text:s text:c="12"/>border: 1px solid rgba(236,72,153,0.08);</text:p>
      <text:p text:style-name="Normal"><text:s text:c="12"/>box-shadow: 0 25px 60px rgba(236,72,153,0.06);</text:p>
      <text:p text:style-name="Normal"><text:s text:c="8"/>}</text:p>
      <text:p text:style-name="Normal"/>
      <text:p text:style-name="Normal"><text:s text:c="8"/>#ceremonie h2 {</text:p>
      <text:p text:style-name="Normal"><text:s text:c="12"/>color: #e11d48;</text:p>
      <text:p text:style-name="Normal"><text:s text:c="8"/>}</text:p>
      <text:p text:style-name="Normal"/>
      <text:p text:style-name="Normal"><text:s text:c="8"/>#ceremonie .btn-primary {</text:p>
      <text:p text:style-name="Normal"><text:s text:c="12"/>background: linear-gradient(135deg, #e11d48 0%, #fb7185 100%);</text:p>
      <text:p text:style-name="Normal"><text:s text:c="12"/>box-shadow: 0 10px 30px rgba(225,29,72,0.12);</text:p>
      <text:p text:style-name="Normal"><text:s text:c="8"/>}</text:p>
      <text:p text:style-name="Normal"/>
      <text:p text:style-name="Normal"><text:s text:c="8"/>#qrContainerCer {</text:p>
      <text:p text:style-name="Normal"><text:s text:c="12"/>background: linear-gradient(135deg, #fff5f8 0%, #fffafc 100%);</text:p>
      <text:p text:style-name="Normal"><text:s text:c="12"/>border: 2px dashed rgba(236,72,153,0.2);</text:p>
      <text:p text:style-name="Normal"><text:s text:c="8"/>}</text:p>
      <text:p text:style-name="Normal"/>
      <text:p text:style-name="Normal"><text:s text:c="8"/>#qrCodeCer img, #qrCodeCer canvas {</text:p>
      <text:p text:style-name="Normal"><text:s text:c="12"/>border-radius: 8px;</text:p>
      <text:p text:style-name="Normal"><text:s text:c="12"/>box-shadow: 0 8px 30px rgba(225,29,72,0.10);</text:p>
      <text:p text:style-name="Normal"><text:s text:c="8"/>}</text:p>
      <text:p text:style-name="Normal"/>
      <text:p text:style-name="Normal"><text:s text:c="8"/>#qrCerQuickCode {</text:p>
      <text:p text:style-name="Normal"><text:s text:c="12"/>color: #be123c;</text:p>
      <text:p text:style-name="Normal"><text:s text:c="8"/>}</text:p>
      <text:p text:style-name="Normal"/>
      <text:soft-page-break/>
      <text:p text:style-name="Normal"><text:s text:c="8"/>#mariageFields {</text:p>
      <text:p text:style-name="Normal"><text:s text:c="12"/>border-color: rgba(236,72,153,0.12);</text:p>
      <text:p text:style-name="Normal"><text:s text:c="12"/>background: linear-gradient(135deg, #fff7fb 0%, #fff 100%);</text:p>
      <text:p text:style-name="Normal"><text:s text:c="8"/>}</text:p>
      <text:p text:style-name="Normal"/>
      <text:p text:style-name="Normal"><text:s text:c="8"/>#qrCode {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.qr-text {</text:p>
      <text:p text:style-name="Normal"><text:s text:c="12"/>text-align: center;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8"/>}</text:p>
      <text:p text:style-name="Normal"/>
      <text:p text:style-name="Normal"><text:s text:c="8"/>/* Camera Capture Section */</text:p>
      <text:p text:style-name="Normal"><text:s text:c="8"/>.camera-section {</text:p>
      <text:p text:style-name="Normal"><text:s text:c="12"/>background: linear-gradient(135deg, #f9fafb 0%, #f3f4f6 100%);</text:p>
      <text:p text:style-name="Normal"><text:s text:c="12"/>border-radius: 15px;</text:p>
      <text:p text:style-name="Normal"><text:s text:c="12"/>padding: 20px;</text:p>
      <text:p text:style-name="Normal"><text:s text:c="12"/>margin-top: 20px;</text:p>
      <text:p text:style-name="Normal"><text:s text:c="12"/>border: 2px dashed var(--border);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.camera-section h3 {</text:p>
      <text:p text:style-name="Normal"><text:s text:c="12"/>font-size: 16px;</text:p>
      <text:p text:style-name="Normal"><text:s text:c="12"/>font-weight: 600;</text:p>
      <text:p text:style-name="Normal"><text:s text:c="12"/>margin-bottom: 15px;</text:p>
      <text:p text:style-name="Normal"><text:s text:c="12"/>color: var(--dark);</text:p>
      <text:soft-page-break/>
      <text:p text:style-name="Normal"><text:s text:c="12"/>display: flex;</text:p>
      <text:p text:style-name="Normal"><text:s text:c="12"/>align-items: center;</text:p>
      <text:p text:style-name="Normal"><text:s text:c="12"/>gap: 8px;</text:p>
      <text:p text:style-name="Normal"><text:s text:c="8"/>}</text:p>
      <text:p text:style-name="Normal"/>
      <text:p text:style-name="Normal"><text:s text:c="8"/>.camera-section h3::before {</text:p>
      <text:p text:style-name="Normal"><text:s text:c="12"/>content: '<text:span text:style-name="T2">📷</text:span>';</text:p>
      <text:p text:style-name="Normal"><text:s text:c="8"/>}</text:p>
      <text:p text:style-name="Normal"/>
      <text:p text:style-name="Normal"><text:s text:c="8"/>#videoCapture {</text:p>
      <text:p text:style-name="Normal"><text:s text:c="12"/>width: 100%;</text:p>
      <text:p text:style-name="Normal"><text:s text:c="12"/>border-radius: 12px;</text:p>
      <text:p text:style-name="Normal"><text:s text:c="12"/>background: #000;</text:p>
      <text:p text:style-name="Normal"><text:s text:c="12"/>margin-bottom: 15px;</text:p>
      <text:p text:style-name="Normal"><text:s text:c="12"/>display: none;</text:p>
      <text:p text:style-name="Normal"><text:s text:c="12"/>max-height: 300px;</text:p>
      <text:p text:style-name="Normal"><text:s text:c="12"/>object-fit: cover;</text:p>
      <text:p text:style-name="Normal"><text:s text:c="8"/>}</text:p>
      <text:p text:style-name="Normal"/>
      <text:p text:style-name="Normal"><text:s text:c="8"/>#photoPreview {</text:p>
      <text:p text:style-name="Normal"><text:s text:c="12"/>width: 100%;</text:p>
      <text:p text:style-name="Normal"><text:s text:c="12"/>border-radius: 12px;</text:p>
      <text:p text:style-name="Normal"><text:s text:c="12"/>margin-bottom: 15px;</text:p>
      <text:p text:style-name="Normal"><text:s text:c="12"/>display: none;</text:p>
      <text:p text:style-name="Normal"><text:s text:c="12"/>max-height: 300px;</text:p>
      <text:p text:style-name="Normal"><text:s text:c="12"/>object-fit: cover;</text:p>
      <text:p text:style-name="Normal"><text:s text:c="12"/>border: 2px solid var(--primary);</text:p>
      <text:p text:style-name="Normal"><text:s text:c="8"/>}</text:p>
      <text:p text:style-name="Normal"/>
      <text:p text:style-name="Normal"><text:s text:c="8"/>.camera-buttons {</text:p>
      <text:p text:style-name="Normal"><text:s text:c="12"/>display: flex;</text:p>
      <text:soft-page-break/>
      <text:p text:style-name="Normal"><text:s text:c="12"/>gap: 10px;</text:p>
      <text:p text:style-name="Normal"><text:s text:c="12"/>flex-wrap: wrap;</text:p>
      <text:p text:style-name="Normal"><text:s text:c="12"/>justify-content: center;</text:p>
      <text:p text:style-name="Normal"><text:s text:c="8"/>}</text:p>
      <text:p text:style-name="Normal"/>
      <text:p text:style-name="Normal"><text:s text:c="8"/>.camera-status {</text:p>
      <text:p text:style-name="Normal"><text:s text:c="12"/>text-align: center;</text:p>
      <text:p text:style-name="Normal"><text:s text:c="12"/>color: var(--dark);</text:p>
      <text:p text:style-name="Normal"><text:s text:c="12"/>font-size: 14px;</text:p>
      <text:p text:style-name="Normal"><text:s text:c="12"/>opacity: 0.7;</text:p>
      <text:p text:style-name="Normal"><text:s text:c="12"/>margin-top: 10px;</text:p>
      <text:p text:style-name="Normal"><text:s text:c="8"/>}</text:p>
      <text:p text:style-name="Normal"/>
      <text:p text:style-name="Normal"><text:s text:c="8"/>/* Visitor List */</text:p>
      <text:p text:style-name="Normal"><text:s text:c="8"/>.visitors-grid {</text:p>
      <text:p text:style-name="Normal"><text:s text:c="12"/>display: grid;</text:p>
      <text:p text:style-name="Normal"><text:s text:c="12"/>gap: 15px;</text:p>
      <text:p text:style-name="Normal"><text:s text:c="12"/>margin-top: 20px;</text:p>
      <text:p text:style-name="Normal"><text:s text:c="8"/>}</text:p>
      <text:p text:style-name="Normal"/>
      <text:p text:style-name="Normal"><text:s text:c="8"/>.visitor-item {</text:p>
      <text:p text:style-name="Normal"><text:s text:c="12"/>background: linear-gradient(135deg, var(--light) 0%, #f3f4f6 100%);</text:p>
      <text:p text:style-name="Normal"><text:s text:c="12"/>border: 2px solid var(--border);</text:p>
      <text:p text:style-name="Normal"><text:s text:c="12"/>border-radius: 12px;</text:p>
      <text:p text:style-name="Normal"><text:s text:c="12"/>padding: 15px;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transition: all 0.3s ease;</text:p>
      <text:p text:style-name="Normal"><text:s text:c="12"/>animation: slideInRight 0.5s ease-out;</text:p>
      <text:p text:style-name="Normal"><text:s text:c="12"/>gap: 15px;</text:p>
      <text:soft-page-break/>
      <text:p text:style-name="Normal"><text:s text:c="8"/>}</text:p>
      <text:p text:style-name="Normal"/>
      <text:p text:style-name="Normal"><text:s text:c="8"/>.visitor-item:hover {</text:p>
      <text:p text:style-name="Normal"><text:s text:c="12"/>border-color: var(--primary);</text:p>
      <text:p text:style-name="Normal"><text:s text:c="12"/>transform: translateX(5px);</text:p>
      <text:p text:style-name="Normal"><text:s text:c="12"/>box-shadow: 0 10px 30px rgba(99, 102, 241, 0.1);</text:p>
      <text:p text:style-name="Normal"><text:s text:c="8"/>}</text:p>
      <text:p text:style-name="Normal"/>
      <text:p text:style-name="Normal"><text:s text:c="8"/>.visitor-item.expired {</text:p>
      <text:p text:style-name="Normal"><text:s text:c="12"/>opacity: 0.6;</text:p>
      <text:p text:style-name="Normal"><text:s text:c="12"/>border-color: var(--danger);</text:p>
      <text:p text:style-name="Normal"><text:s text:c="12"/>background: linear-gradient(135deg, rgba(239, 68, 68, 0.05) 0%, rgba(239, 68, 68, 0.02) 100%);</text:p>
      <text:p text:style-name="Normal"><text:s text:c="8"/>}</text:p>
      <text:p text:style-name="Normal"/>
      <text:p text:style-name="Normal"><text:s text:c="8"/>.visitor-photo {</text:p>
      <text:p text:style-name="Normal"><text:s text:c="12"/>width: 50px;</text:p>
      <text:p text:style-name="Normal"><text:s text:c="12"/>height: 50px;</text:p>
      <text:p text:style-name="Normal"><text:s text:c="12"/>border-radius: 50%;</text:p>
      <text:p text:style-name="Normal"><text:s text:c="12"/>background: var(--primary)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color: white;</text:p>
      <text:p text:style-name="Normal"><text:s text:c="12"/>font-size: 24px;</text:p>
      <text:p text:style-name="Normal"><text:s text:c="12"/>overflow: hidden;</text:p>
      <text:p text:style-name="Normal"><text:s text:c="12"/>flex-shrink: 0;</text:p>
      <text:p text:style-name="Normal"><text:s text:c="12"/>border: 2px solid var(--border);</text:p>
      <text:p text:style-name="Normal"><text:s text:c="8"/>}</text:p>
      <text:p text:style-name="Normal"/>
      <text:p text:style-name="Normal"><text:s text:c="8"/>.visitor-photo img {</text:p>
      <text:p text:style-name="Normal"><text:s text:c="12"/>width: 100%;</text:p>
      <text:soft-page-break/>
      <text:p text:style-name="Normal"><text:s text:c="12"/>height: 100%;</text:p>
      <text:p text:style-name="Normal"><text:s text:c="12"/>object-fit: cover;</text:p>
      <text:p text:style-name="Normal"><text:s text:c="8"/>}</text:p>
      <text:p text:style-name="Normal"/>
      <text:p text:style-name="Normal"><text:s text:c="8"/>.visitor-info {</text:p>
      <text:p text:style-name="Normal"><text:s text:c="12"/>flex: 1;</text:p>
      <text:p text:style-name="Normal"><text:s text:c="8"/>}</text:p>
      <text:p text:style-name="Normal"/>
      <text:p text:style-name="Normal"><text:s text:c="8"/>.visitor-name {</text:p>
      <text:p text:style-name="Normal"><text:s text:c="12"/>font-weight: 600;</text:p>
      <text:p text:style-name="Normal"><text:s text:c="12"/>color: var(--dark);</text:p>
      <text:p text:style-name="Normal"><text:s text:c="12"/>margin-bottom: 5px;</text:p>
      <text:p text:style-name="Normal"><text:s text:c="8"/>}</text:p>
      <text:p text:style-name="Normal"/>
      <text:p text:style-name="Normal"><text:s text:c="8"/>.visitor-meta {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12"/>display: flex;</text:p>
      <text:p text:style-name="Normal"><text:s text:c="12"/>gap: 15px;</text:p>
      <text:p text:style-name="Normal"><text:s text:c="12"/>flex-wrap: wrap;</text:p>
      <text:p text:style-name="Normal"><text:s text:c="8"/>}</text:p>
      <text:p text:style-name="Normal"/>
      <text:p text:style-name="Normal"><text:s text:c="8"/>.visitor-status {</text:p>
      <text:p text:style-name="Normal"><text:s text:c="12"/>display: flex;</text:p>
      <text:p text:style-name="Normal"><text:s text:c="12"/>align-items: center;</text:p>
      <text:p text:style-name="Normal"><text:s text:c="12"/>gap: 8px;</text:p>
      <text:p text:style-name="Normal"><text:s text:c="12"/>font-weight: 600;</text:p>
      <text:p text:style-name="Normal"><text:s text:c="12"/>padding: 6px 12px;</text:p>
      <text:p text:style-name="Normal"><text:s text:c="12"/>border-radius: 6px;</text:p>
      <text:p text:style-name="Normal"><text:s text:c="12"/>font-size: 12px;</text:p>
      <text:soft-page-break/>
      <text:p text:style-name="Normal"><text:s text:c="8"/>}</text:p>
      <text:p text:style-name="Normal"/>
      <text:p text:style-name="Normal"><text:s text:c="8"/>.visitor-status.expiring {</text:p>
      <text:p text:style-name="Normal"><text:s text:c="12"/>color: var(--warning);</text:p>
      <text:p text:style-name="Normal"><text:s text:c="12"/>background: rgba(245, 158, 11, 0.1);</text:p>
      <text:p text:style-name="Normal"><text:s text:c="8"/>}</text:p>
      <text:p text:style-name="Normal"/>
      <text:p text:style-name="Normal"><text:s text:c="8"/>.visitor-status.expired {</text:p>
      <text:p text:style-name="Normal"><text:s text:c="12"/>color: var(--danger);</text:p>
      <text:p text:style-name="Normal"><text:s text:c="12"/>background: rgba(239, 68, 68, 0.1);</text:p>
      <text:p text:style-name="Normal"><text:s text:c="8"/>}</text:p>
      <text:p text:style-name="Normal"/>
      <text:p text:style-name="Normal"><text:s text:c="8"/>.visitor-status.active {</text:p>
      <text:p text:style-name="Normal"><text:s text:c="12"/>color: var(--success);</text:p>
      <text:p text:style-name="Normal"><text:s text:c="12"/>background: rgba(16, 185, 129, 0.1);</text:p>
      <text:p text:style-name="Normal"><text:s text:c="8"/>}</text:p>
      <text:p text:style-name="Normal"/>
      <text:p text:style-name="Normal"><text:s text:c="8"/>.status-dot {</text:p>
      <text:p text:style-name="Normal"><text:s text:c="12"/>width: 8px;</text:p>
      <text:p text:style-name="Normal"><text:s text:c="12"/>height: 8px;</text:p>
      <text:p text:style-name="Normal"><text:s text:c="12"/>border-radius: 50%;</text:p>
      <text:p text:style-name="Normal"><text:s text:c="12"/>background: currentColor;</text:p>
      <text:p text:style-name="Normal"><text:s text:c="12"/>animation: pulse 2s ease-in-out infinite;</text:p>
      <text:p text:style-name="Normal"><text:s text:c="8"/>}</text:p>
      <text:p text:style-name="Normal"/>
      <text:p text:style-name="Normal"><text:s text:c="8"/>/* Stats Grid */</text:p>
      <text:p text:style-name="Normal"><text:s text:c="8"/>.stats-grid {</text:p>
      <text:p text:style-name="Normal"><text:s text:c="12"/>display: grid;</text:p>
      <text:p text:style-name="Normal"><text:s text:c="12"/>grid-template-columns: repeat(auto-fit, minmax(220px, 1fr));</text:p>
      <text:p text:style-name="Normal"><text:s text:c="12"/>gap: 20px;</text:p>
      <text:p text:style-name="Normal"><text:s text:c="12"/>margin-bottom: 30px;</text:p>
      <text:soft-page-break/>
      <text:p text:style-name="Normal"><text:s text:c="8"/>}</text:p>
      <text:p text:style-name="Normal"/>
      <text:p text:style-name="Normal"><text:s text:c="8"/>.stat-box {</text:p>
      <text:p text:style-name="Normal"><text:s text:c="12"/>background: rgba(255, 250, 240, 0.95);</text:p>
      <text:p text:style-name="Normal"><text:s text:c="12"/>backdrop-filter: blur(10px);</text:p>
      <text:p text:style-name="Normal"><text:s text:c="12"/>border-radius: 15px;</text:p>
      <text:p text:style-name="Normal"><text:s text:c="12"/>padding: 25px;</text:p>
      <text:p text:style-name="Normal"><text:s text:c="12"/>box-shadow: 0 20px 60px rgba(0, 0, 0, 0.1);</text:p>
      <text:p text:style-name="Normal"><text:s text:c="12"/>border: 1px solid rgba(255, 255, 255, 0.5);</text:p>
      <text:p text:style-name="Normal"><text:s text:c="12"/>animation: fadeIn 0.8s ease-out;</text:p>
      <text:p text:style-name="Normal"><text:s text:c="12"/>transition: all 0.3s ease;</text:p>
      <text:p text:style-name="Normal"><text:s text:c="8"/>}</text:p>
      <text:p text:style-name="Normal"/>
      <text:p text:style-name="Normal"><text:s text:c="8"/>.stat-box:hover {</text:p>
      <text:p text:style-name="Normal"><text:s text:c="12"/>transform: translateY(-8px);</text:p>
      <text:p text:style-name="Normal"><text:s text:c="12"/>box-shadow: 0 30px 80px rgba(0, 0, 0, 0.15);</text:p>
      <text:p text:style-name="Normal"><text:s text:c="8"/>}</text:p>
      <text:p text:style-name="Normal"/>
      <text:p text:style-name="Normal"><text:s text:c="8"/>.stat-label {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12"/>text-transform: uppercase;</text:p>
      <text:p text:style-name="Normal"><text:s text:c="12"/>font-weight: 600;</text:p>
      <text:p text:style-name="Normal"><text:s text:c="12"/>margin-bottom: 12px;</text:p>
      <text:p text:style-name="Normal"><text:s text:c="12"/>letter-spacing: 0.5px;</text:p>
      <text:p text:style-name="Normal"><text:s text:c="8"/>}</text:p>
      <text:p text:style-name="Normal"/>
      <text:p text:style-name="Normal"><text:s text:c="8"/>.stat-value {</text:p>
      <text:p text:style-name="Normal"><text:s text:c="12"/>font-size: 36px;</text:p>
      <text:p text:style-name="Normal"><text:s text:c="12"/>font-weight: 800;</text:p>
      <text:soft-page-break/>
      <text:p text:style-name="Normal"><text:s text:c="12"/>background: linear-gradient(135deg, var(--primary) 0%, var(--secondary) 100%);</text:p>
      <text:p text:style-name="Normal"><text:s text:c="12"/>-webkit-background-clip: text;</text:p>
      <text:p text:style-name="Normal"><text:s text:c="12"/>-webkit-text-fill-color: transparent;</text:p>
      <text:p text:style-name="Normal"><text:s text:c="12"/>background-clip: text;</text:p>
      <text:p text:style-name="Normal"><text:s text:c="8"/>}</text:p>
      <text:p text:style-name="Normal"/>
      <text:p text:style-name="Normal"><text:s text:c="8"/>/* Tabs */</text:p>
      <text:p text:style-name="Normal"><text:s text:c="8"/>.tab-content {</text:p>
      <text:p text:style-name="Normal"><text:s text:c="12"/>display: none;</text:p>
      <text:p text:style-name="Normal"><text:s text:c="8"/>}</text:p>
      <text:p text:style-name="Normal"/>
      <text:p text:style-name="Normal"><text:s text:c="8"/>.tab-content.active {</text:p>
      <text:p text:style-name="Normal"><text:s text:c="12"/>display: block;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/* Modal */</text:p>
      <text:p text:style-name="Normal"><text:s text:c="8"/>.modal {</text:p>
      <text:p text:style-name="Normal"><text:s text:c="12"/>display: none;</text:p>
      <text:p text:style-name="Normal"><text:s text:c="12"/>position: fixed;</text:p>
      <text:p text:style-name="Normal"><text:s text:c="12"/>top: 0;</text:p>
      <text:p text:style-name="Normal"><text:s text:c="12"/>left: 0;</text:p>
      <text:p text:style-name="Normal"><text:s text:c="12"/>width: 100%;</text:p>
      <text:p text:style-name="Normal"><text:s text:c="12"/>height: 100%;</text:p>
      <text:p text:style-name="Normal"><text:s text:c="12"/>background: rgba(0, 0, 0, 0.5);</text:p>
      <text:p text:style-name="Normal"><text:s text:c="12"/>backdrop-filter: blur(5px);</text:p>
      <text:p text:style-name="Normal"><text:s text:c="12"/>z-index: 100;</text:p>
      <text:p text:style-name="Normal"><text:s text:c="12"/>align-items: center;</text:p>
      <text:p text:style-name="Normal"><text:s text:c="12"/>justify-content: center;</text:p>
      <text:p text:style-name="Normal"><text:s text:c="12"/>animation: fadeIn 0.3s ease-out;</text:p>
      <text:p text:style-name="Normal"><text:s text:c="8"/>}</text:p>
      <text:p text:style-name="Normal"/>
      <text:p text:style-name="Normal"><text:s text:c="8"/>.modal.active {</text:p>
      <text:p text:style-name="Normal"><text:s text:c="12"/>display: flex;</text:p>
      <text:p text:style-name="Normal"><text:s text:c="8"/>}</text:p>
      <text:p text:style-name="Normal"/>
      <text:p text:style-name="Normal"><text:s text:c="8"/>.modal-content {</text:p>
      <text:p text:style-name="Normal"><text:s text:c="12"/>background: var(--surface);</text:p>
      <text:p text:style-name="Normal"><text:s text:c="12"/>border-radius: 20px;</text:p>
      <text:p text:style-name="Normal"><text:s text:c="12"/>padding: 40px;</text:p>
      <text:p text:style-name="Normal"><text:s text:c="12"/>max-width: 500px;</text:p>
      <text:p text:style-name="Normal"><text:s text:c="12"/>width: 90%;</text:p>
      <text:p text:style-name="Normal"><text:s text:c="12"/>max-height: 90vh;</text:p>
      <text:p text:style-name="Normal"><text:s text:c="12"/>overflow-y: auto;</text:p>
      <text:p text:style-name="Normal"><text:s text:c="12"/>box-shadow: 0 30px 80px rgba(0, 0, 0, 0.3);</text:p>
      <text:p text:style-name="Normal"><text:s text:c="12"/>animation: fadeIn 0.3s ease-out;</text:p>
      <text:p text:style-name="Normal"><text:s text:c="8"/>}</text:p>
      <text:p text:style-name="Normal"/>
      <text:p text:style-name="Normal"><text:s text:c="8"/>/* Override inline `background: white` usages inserted via JS/template strings */</text:p>
      <text:p text:style-name="Normal"><text:s text:c="8"/>[style*="background: white"] { background: var(--surface) !important; color: var(--dark) !important; }</text:p>
      <text:p text:style-name="Normal"><text:s text:c="8"/>[style*="background:white"] { background: var(--surface) !important; color: var(--dark) !important; }</text:p>
      <text:p text:style-name="Normal"><text:s text:c="8"/>[style*="background: white;"] { background: var(--surface) !important; color: var(--dark) !important; }</text:p>
      <text:p text:style-name="Normal"><text:s text:c="8"/>[style*="background:white;"] { background: var(--surface) !important; color: var(--dark) !important; }</text:p>
      <text:p text:style-name="Normal"><text:s text:c="8"/>[style*="background:#fff"] { background: var(--surface) !important; color: var(--dark) !important; }</text:p>
      <text:p text:style-name="Normal"><text:s text:c="8"/>[style*="background: #fff"] { background: var(--surface) !important; color: var(--dark) !important; }</text:p>
      <text:p text:style-name="Normal"><text:s text:c="8"/>[style*="background:#ffffff"] { background: var(--surface) !important; color: var(--dark) !important; }</text:p>
      <text:p text:style-name="Normal"><text:s text:c="8"/>[style*="background: #ffffff"] { background: var(--surface) !important; color: var(--dark) !important; }</text:p>
      <text:soft-page-break/>
      <text:p text:style-name="Normal"><text:s text:c="8"/>[style*="background: rgba(255, 255, 255"] { background: rgba(255, 250, 240, 0.95) !important; color: var(--dark) !important; }</text:p>
      <text:p text:style-name="Normal"><text:s text:c="8"/>[style*="background:rgba(255,255,255"] { background: rgba(255, 250, 240, 0.95) !important; color: var(--dark) !important; }</text:p>
      <text:p text:style-name="Normal"/>
      <text:p text:style-name="Normal"><text:s text:c="8"/>.modal-header {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margin-bottom: 25px;</text:p>
      <text:p text:style-name="Normal"><text:s text:c="12"/>padding-bottom: 20px;</text:p>
      <text:p text:style-name="Normal"><text:s text:c="12"/>border-bottom: 2px solid var(--border);</text:p>
      <text:p text:style-name="Normal"><text:s text:c="8"/>}</text:p>
      <text:p text:style-name="Normal"/>
      <text:p text:style-name="Normal"><text:s text:c="8"/>.modal-title {</text:p>
      <text:p text:style-name="Normal"><text:s text:c="12"/>font-size: 22px;</text:p>
      <text:p text:style-name="Normal"><text:s text:c="12"/>font-weight: 700;</text:p>
      <text:p text:style-name="Normal"><text:s text:c="12"/>color: var(--dark);</text:p>
      <text:p text:style-name="Normal"><text:s text:c="8"/>}</text:p>
      <text:p text:style-name="Normal"/>
      <text:p text:style-name="Normal"><text:s text:c="8"/>.modal-close {</text:p>
      <text:p text:style-name="Normal"><text:s text:c="12"/>background: none;</text:p>
      <text:p text:style-name="Normal"><text:s text:c="12"/>border: none;</text:p>
      <text:p text:style-name="Normal"><text:s text:c="12"/>font-size: 24px;</text:p>
      <text:p text:style-name="Normal"><text:s text:c="12"/>cursor: pointer;</text:p>
      <text:p text:style-name="Normal"><text:s text:c="12"/>color: var(--dark);</text:p>
      <text:p text:style-name="Normal"><text:s text:c="12"/>transition: all 0.3s ease;</text:p>
      <text:p text:style-name="Normal"><text:s text:c="8"/>}</text:p>
      <text:p text:style-name="Normal"/>
      <text:p text:style-name="Normal"><text:s text:c="8"/>.modal-close:hover {</text:p>
      <text:p text:style-name="Normal"><text:s text:c="12"/>transform: rotate(90deg);</text:p>
      <text:p text:style-name="Normal"><text:s text:c="12"/>color: var(--primary);</text:p>
      <text:soft-page-break/>
      <text:p text:style-name="Normal"><text:s text:c="8"/>}</text:p>
      <text:p text:style-name="Normal"/>
      <text:p text:style-name="Normal"><text:s text:c="8"/>/* Daily Report */</text:p>
      <text:p text:style-name="Normal"><text:s text:c="8"/>.report-section {</text:p>
      <text:p text:style-name="Normal"><text:s text:c="12"/>margin-bottom: 30px;</text:p>
      <text:p text:style-name="Normal"><text:s text:c="12"/>padding: 20px;</text:p>
      <text:p text:style-name="Normal"><text:s text:c="12"/>background: linear-gradient(135deg, var(--light) 0%, #f3f4f6 100%);</text:p>
      <text:p text:style-name="Normal"><text:s text:c="12"/>border-radius: 12px;</text:p>
      <text:p text:style-name="Normal"><text:s text:c="12"/>border-left: 4px solid var(--primary);</text:p>
      <text:p text:style-name="Normal"><text:s text:c="8"/>}</text:p>
      <text:p text:style-name="Normal"/>
      <text:p text:style-name="Normal"><text:s text:c="8"/>.report-title {</text:p>
      <text:p text:style-name="Normal"><text:s text:c="12"/>font-size: 18px;</text:p>
      <text:p text:style-name="Normal"><text:s text:c="12"/>font-weight: 700;</text:p>
      <text:p text:style-name="Normal"><text:s text:c="12"/>color: var(--dark);</text:p>
      <text:p text:style-name="Normal"><text:s text:c="12"/>margin-bottom: 15px;</text:p>
      <text:p text:style-name="Normal"><text:s text:c="12"/>display: flex;</text:p>
      <text:p text:style-name="Normal"><text:s text:c="12"/>align-items: center;</text:p>
      <text:p text:style-name="Normal"><text:s text:c="12"/>gap: 10px;</text:p>
      <text:p text:style-name="Normal"><text:s text:c="8"/>}</text:p>
      <text:p text:style-name="Normal"/>
      <text:p text:style-name="Normal"><text:s text:c="8"/>.report-stats {</text:p>
      <text:p text:style-name="Normal"><text:s text:c="12"/>display: grid;</text:p>
      <text:p text:style-name="Normal"><text:s text:c="12"/>grid-template-columns: repeat(auto-fit, minmax(150px, 1fr));</text:p>
      <text:p text:style-name="Normal"><text:s text:c="12"/>gap: 15px;</text:p>
      <text:p text:style-name="Normal"><text:s text:c="12"/>margin-bottom: 15px;</text:p>
      <text:p text:style-name="Normal"><text:s text:c="8"/>}</text:p>
      <text:p text:style-name="Normal"/>
      <text:p text:style-name="Normal"><text:s text:c="8"/>.report-stat {</text:p>
      <text:p text:style-name="Normal"><text:s text:c="12"/>background: white;</text:p>
      <text:p text:style-name="Normal"><text:s text:c="12"/>padding: 15px;</text:p>
      <text:soft-page-break/>
      <text:p text:style-name="Normal"><text:s text:c="12"/>border-radius: 8px;</text:p>
      <text:p text:style-name="Normal"><text:s text:c="12"/>text-align: center;</text:p>
      <text:p text:style-name="Normal"><text:s text:c="12"/>border: 1px solid var(--border);</text:p>
      <text:p text:style-name="Normal"><text:s text:c="8"/>}</text:p>
      <text:p text:style-name="Normal"/>
      <text:p text:style-name="Normal"><text:s text:c="8"/>.report-stat-value {</text:p>
      <text:p text:style-name="Normal"><text:s text:c="12"/>font-size: 28px;</text:p>
      <text:p text:style-name="Normal"><text:s text:c="12"/>font-weight: 700;</text:p>
      <text:p text:style-name="Normal"><text:s text:c="12"/>color: var(--primary);</text:p>
      <text:p text:style-name="Normal"><text:s text:c="12"/>margin-bottom: 5px;</text:p>
      <text:p text:style-name="Normal"><text:s text:c="8"/>}</text:p>
      <text:p text:style-name="Normal"/>
      <text:p text:style-name="Normal"><text:s text:c="8"/>.report-stat-label {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12"/>text-transform: uppercase;</text:p>
      <text:p text:style-name="Normal"><text:s text:c="12"/>font-weight: 600;</text:p>
      <text:p text:style-name="Normal"><text:s text:c="8"/>}</text:p>
      <text:p text:style-name="Normal"/>
      <text:p text:style-name="Normal"><text:s text:c="8"/>.modal-content-large {</text:p>
      <text:p text:style-name="Normal"><text:s text:c="12"/>max-width: 750px;</text:p>
      <text:p text:style-name="Normal"><text:s text:c="8"/>}</text:p>
      <text:p text:style-name="Normal"/>
      <text:p text:style-name="Normal"><text:s text:c="8"/>/* Access Log */</text:p>
      <text:p text:style-name="Normal"><text:s text:c="8"/>.log-item {</text:p>
      <text:p text:style-name="Normal"><text:s text:c="12"/>background: var(--light);</text:p>
      <text:p text:style-name="Normal"><text:s text:c="12"/>border-left: 4px solid var(--primary);</text:p>
      <text:p text:style-name="Normal"><text:s text:c="12"/>border-radius: 8px;</text:p>
      <text:p text:style-name="Normal"><text:s text:c="12"/>padding: 15px;</text:p>
      <text:p text:style-name="Normal"><text:s text:c="12"/>margin-bottom: 12px;</text:p>
      <text:soft-page-break/>
      <text:p text:style-name="Normal"><text:s text:c="12"/>font-size: 13px;</text:p>
      <text:p text:style-name="Normal"><text:s text:c="12"/>animation: slideInRight 0.5s ease-out;</text:p>
      <text:p text:style-name="Normal"><text:s text:c="8"/>}</text:p>
      <text:p text:style-name="Normal"/>
      <text:p text:style-name="Normal"><text:s text:c="8"/>.log-item.denied {</text:p>
      <text:p text:style-name="Normal"><text:s text:c="12"/>border-left-color: var(--danger);</text:p>
      <text:p text:style-name="Normal"><text:s text:c="12"/>background: linear-gradient(135deg, rgba(239, 68, 68, 0.05) 0%, transparent 100%);</text:p>
      <text:p text:style-name="Normal"><text:s text:c="8"/>}</text:p>
      <text:p text:style-name="Normal"/>
      <text:p text:style-name="Normal"><text:s text:c="8"/>.log-timestamp {</text:p>
      <text:p text:style-name="Normal"><text:s text:c="12"/>font-weight: 600;</text:p>
      <text:p text:style-name="Normal"><text:s text:c="12"/>color: var(--primary);</text:p>
      <text:p text:style-name="Normal"><text:s text:c="12"/>margin-bottom: 5px;</text:p>
      <text:p text:style-name="Normal"><text:s text:c="8"/>}</text:p>
      <text:p text:style-name="Normal"/>
      <text:p text:style-name="Normal"><text:s text:c="8"/>.log-details {</text:p>
      <text:p text:style-name="Normal"><text:s text:c="12"/>color: var(--dark);</text:p>
      <text:p text:style-name="Normal"><text:s text:c="12"/>opacity: 0.7;</text:p>
      <text:p text:style-name="Normal"><text:s text:c="8"/>}</text:p>
      <text:p text:style-name="Normal"/>
      <text:p text:style-name="Normal"><text:s text:c="8"/>/* Scrollbar */</text:p>
      <text:p text:style-name="Normal"><text:s text:c="8"/>::-webkit-scrollbar {</text:p>
      <text:p text:style-name="Normal"><text:s text:c="12"/>width: 8px;</text:p>
      <text:p text:style-name="Normal"><text:s text:c="12"/>height: 8px;</text:p>
      <text:p text:style-name="Normal"><text:s text:c="8"/>}</text:p>
      <text:p text:style-name="Normal"/>
      <text:p text:style-name="Normal"><text:s text:c="8"/>::-webkit-scrollbar-track {</text:p>
      <text:p text:style-name="Normal"><text:s text:c="12"/>background: var(--light);</text:p>
      <text:p text:style-name="Normal"><text:s text:c="8"/>}</text:p>
      <text:p text:style-name="Normal"/>
      <text:p text:style-name="Normal"><text:s text:c="8"/>::-webkit-scrollbar-thumb {</text:p>
      <text:soft-page-break/>
      <text:p text:style-name="Normal"><text:s text:c="12"/>background: var(--primary);</text:p>
      <text:p text:style-name="Normal"><text:s text:c="12"/>border-radius: 4px;</text:p>
      <text:p text:style-name="Normal"><text:s text:c="8"/>}</text:p>
      <text:p text:style-name="Normal"/>
      <text:p text:style-name="Normal"><text:s text:c="8"/>::-webkit-scrollbar-thumb:hover {</text:p>
      <text:p text:style-name="Normal"><text:s text:c="12"/>background: var(--accent);</text:p>
      <text:p text:style-name="Normal"><text:s text:c="8"/>}</text:p>
      <text:p text:style-name="Normal"/>
      <text:p text:style-name="Normal"><text:s text:c="8"/>/* Responsive */</text:p>
      <text:p text:style-name="Normal"><text:s text:c="8"/>@media (max-width: 768px) {</text:p>
      <text:p text:style-name="Normal"><text:s text:c="12"/>.header-content {</text:p>
      <text:p text:style-name="Normal"><text:s text:c="16"/>flex-direction: column;</text:p>
      <text:p text:style-name="Normal"><text:s text:c="16"/>align-items: flex-start;</text:p>
      <text:p text:style-name="Normal"><text:s text:c="12"/>}</text:p>
      <text:p text:style-name="Normal"/>
      <text:p text:style-name="Normal"><text:s text:c="12"/>.nav-tabs {</text:p>
      <text:p text:style-name="Normal"><text:s text:c="16"/>width: 100%;</text:p>
      <text:p text:style-name="Normal"><text:s text:c="16"/>flex-wrap: wrap;</text:p>
      <text:p text:style-name="Normal"><text:s text:c="12"/>}</text:p>
      <text:p text:style-name="Normal"/>
      <text:p text:style-name="Normal"><text:s text:c="12"/>.main-content {</text:p>
      <text:p text:style-name="Normal"><text:s text:c="16"/>grid-template-columns: 1fr;</text:p>
      <text:p text:style-name="Normal"><text:s text:c="12"/>}</text:p>
      <text:p text:style-name="Normal"/>
      <text:p text:style-name="Normal"><text:s text:c="12"/>.card {</text:p>
      <text:p text:style-name="Normal"><text:s text:c="16"/>padding: 20px;</text:p>
      <text:p text:style-name="Normal"><text:s text:c="12"/>}</text:p>
      <text:p text:style-name="Normal"/>
      <text:p text:style-name="Normal"><text:s text:c="12"/>.alarm-notification {</text:p>
      <text:p text:style-name="Normal"><text:s text:c="16"/>left: 10px;</text:p>
      <text:p text:style-name="Normal"><text:s text:c="16"/>right: 10px;</text:p>
      <text:soft-page-break/>
      <text:p text:style-name="Normal"><text:s text:c="16"/>bottom: auto;</text:p>
      <text:p text:style-name="Normal"><text:s text:c="12"/>}</text:p>
      <text:p text:style-name="Normal"/>
      <text:p text:style-name="Normal"><text:s text:c="12"/>.visitor-item {</text:p>
      <text:p text:style-name="Normal"><text:s text:c="16"/>flex-wrap: wrap;</text:p>
      <text:p text:style-name="Normal"><text:s text:c="12"/>}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!-- Alarm Notification --&gt;</text:p>
      <text:p text:style-name="Normal"><text:s text:c="4"/>&lt;div class="alarm-notification" id="alarmNotification"&gt;</text:p>
      <text:p text:style-name="Normal"><text:s text:c="8"/>&lt;div class="alarm-content"&gt;</text:p>
      <text:p text:style-name="Normal"><text:s text:c="12"/>&lt;span class="alarm-icon"&gt;<text:span text:style-name="T3">🚨</text:span>&lt;/span&gt;</text:p>
      <text:p text:style-name="Normal"><text:s text:c="12"/>&lt;div class="alarm-text"&gt;</text:p>
      <text:p text:style-name="Normal"><text:s text:c="16"/>&lt;div class="alarm-title"&gt;Invitation Expirée!&lt;/div&gt;</text:p>
      <text:p text:style-name="Normal"><text:s text:c="16"/>&lt;div class="alarm-details" id="alarmDetails"&gt;Un rendez-vous a expiré&lt;/div&gt;</text:p>
      <text:p text:style-name="Normal"><text:s text:c="12"/>&lt;/div&gt;</text:p>
      <text:p text:style-name="Normal"><text:s text:c="12"/>&lt;button class="alarm-close" onclick="closeAlarm()"&gt;<text:span text:style-name="T4">✕</text:span>&lt;/button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div class="container"&gt;</text:p>
      <text:p text:style-name="Normal"><text:s text:c="8"/>&lt;!-- Header --&gt;</text:p>
      <text:p text:style-name="Normal"><text:s text:c="8"/>&lt;header&gt;</text:p>
      <text:p text:style-name="Normal"><text:s text:c="12"/>&lt;div class="header-content"&gt;</text:p>
      <text:p text:style-name="Normal"><text:s text:c="16"/>&lt;div class="logo"&gt;</text:p>
      <text:p text:style-name="Normal"><text:s text:c="20"/>&lt;div class="logo-icon"&gt;<text:span text:style-name="T5">🎫</text:span>&lt;/div&gt;</text:p>
      <text:p text:style-name="Normal"><text:s text:c="20"/>QR Pass Manager</text:p>
      <text:p text:style-name="Normal"><text:s text:c="16"/>&lt;/div&gt;</text:p>
      <text:p text:style-name="Normal"><text:s text:c="16"/>&lt;div class="nav-tabs"&gt;</text:p>
      <text:soft-page-break/>
      <text:p text:style-name="Normal"><text:s text:c="20"/>&lt;button class="nav-tab active" onclick="switchTab('dashboard', this)"&gt;<text:span text:style-name="T6">📊</text:span><text:s/>Tableau de bord&lt;/button&gt;</text:p>
      <text:p text:style-name="Normal"><text:s text:c="20"/>&lt;button class="nav-tab" onclick="switchTab('create', this)"&gt;<text:span text:style-name="T7">➕</text:span><text:s/>Ajouter un rendez-vous&lt;/button&gt;</text:p>
      <text:p text:style-name="Normal"><text:s text:c="20"/>&lt;button class="nav-tab" onclick="switchTab('ceremonie', this)"&gt;<text:span text:style-name="T8">🎉</text:span><text:s/>Ajouter une cérémonie&lt;/button&gt;</text:p>
      <text:p text:style-name="Normal"><text:s text:c="20"/>&lt;button class="nav-tab" onclick="switchTab('verify', this)"&gt;<text:span text:style-name="T9">✓</text:span><text:s/>V<text:span text:style-name="T10">é</text:span>rifier&lt;/button&gt;</text:p>
      <text:p text:style-name="Normal"><text:s text:c="20"/>&lt;button class="nav-tab" onclick="switchTab('history', this)"&gt;<text:span text:style-name="T11">📜</text:span><text:s/>Historique&lt;/button&gt;</text:p>
      <text:p text:style-name="Normal"><text:s text:c="16"/>&lt;/div&gt;</text:p>
      <text:p text:style-name="Normal"><text:s text:c="12"/>&lt;/div&gt;</text:p>
      <text:p text:style-name="Normal"><text:s text:c="8"/>&lt;/header&gt;</text:p>
      <text:p text:style-name="Normal"/>
      <text:p text:style-name="Normal"><text:s text:c="8"/>&lt;!-- Dashboard Tab --&gt;</text:p>
      <text:p text:style-name="Normal"><text:s text:c="8"/>&lt;div id="dashboard" class="tab-content active"&gt;</text:p>
      <text:p text:style-name="Normal"><text:s text:c="12"/>&lt;div class="stats-grid" id="statsGrid"&gt;</text:p>
      <text:p text:style-name="Normal"><text:s text:c="16"/>&lt;div class="stat-box"&gt;</text:p>
      <text:p text:style-name="Normal"><text:s text:c="20"/>&lt;div class="stat-label"&gt;Rendez-vous Actifs&lt;/div&gt;</text:p>
      <text:p text:style-name="Normal"><text:s text:c="20"/>&lt;div class="stat-value" id="active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Total Créés&lt;/div&gt;</text:p>
      <text:p text:style-name="Normal"><text:s text:c="20"/>&lt;div class="stat-value" id="total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Expirations Proches&lt;/div&gt;</text:p>
      <text:p text:style-name="Normal"><text:s text:c="20"/>&lt;div class="stat-value" id="expiring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Accès Aujourd'hui&lt;/div&gt;</text:p>
      <text:p text:style-name="Normal"><text:s text:c="20"/>&lt;div class="stat-value" id="accessCount"&gt;0&lt;/div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main-content"&gt;</text:p>
      <text:p text:style-name="Normal"><text:s text:c="16"/>&lt;div class="card"&gt;</text:p>
      <text:p text:style-name="Normal"><text:s text:c="20"/>&lt;h2&gt;Rendez-vous Actifs&lt;/h2&gt;</text:p>
      <text:p text:style-name="Normal"><text:s text:c="20"/>&lt;div class="visitors-grid" id="visitorsActive"&gt;&lt;/div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Alertes et Expirations&lt;/h2&gt;</text:p>
      <text:p text:style-name="Normal"><text:s text:c="20"/>&lt;div class="visitors-grid" id="visitorsExpiring"&gt;&lt;/div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main-content" style="margin-top: 20px;"&gt;</text:p>
      <text:p text:style-name="Normal"><text:s text:c="16"/>&lt;button class="btn btn-primary" onclick="showDailyReport()" style="width: 100%; margin-bottom: 15px;"&gt;</text:p>
      <text:p text:style-name="Normal"><text:s text:c="20"/><text:span text:style-name="T12">📊</text:span><text:s/>Voir le Bilan Journalier</text:p>
      <text:p text:style-name="Normal"><text:s text:c="16"/>&lt;/button&gt;</text:p>
      <text:p text:style-name="Normal"><text:s text:c="16"/>&lt;button class="btn btn-danger" onclick="resetInvitations()" style="width: 100%;"&gt;</text:p>
      <text:p text:style-name="Normal"><text:s text:c="20"/><text:span text:style-name="T13">🔄</text:span><text:s/>Réinitialiser les Invitations</text:p>
      <text:p text:style-name="Normal"><text:s text:c="16"/>&lt;/button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Create Tab --&gt;</text:p>
      <text:p text:style-name="Normal"><text:s text:c="8"/>&lt;div id="create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Créer une Invitations Temporaire&lt;/h2&gt;</text:p>
      <text:p text:style-name="Normal"><text:s text:c="20"/>&lt;form id="createForm" onsubmit="createVisitor(event)"&gt;</text:p>
      <text:p text:style-name="Normal"><text:s text:c="24"/>&lt;div class="form-group"&gt;</text:p>
      <text:soft-page-break/>
      <text:p text:style-name="Normal"><text:s text:c="28"/>&lt;label for="visitorName"&gt;Nom Complet&lt;/label&gt;</text:p>
      <text:p text:style-name="Normal"><text:s text:c="28"/>&lt;input type="text" id="visitorName" required placeholder="Ex: Benito Uwase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Email"&gt;Email&lt;/label&gt;</text:p>
      <text:p text:style-name="Normal"><text:s text:c="28"/>&lt;input type="email" id="visitorEmail" required placeholder="benito@example.com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Phone"&gt;Téléphone&lt;/label&gt;</text:p>
      <text:p text:style-name="Normal"><text:s text:c="28"/>&lt;input type="tel" id="visitorPhone" placeholder="+243 991 048 061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Sex"&gt;Sexe&lt;/label&gt;</text:p>
      <text:p text:style-name="Normal"><text:s text:c="28"/>&lt;select id="visitorSex" required&gt;</text:p>
      <text:p text:style-name="Normal"><text:s text:c="32"/>&lt;option value=""&gt;-- Sélectionner --&lt;/option&gt;</text:p>
      <text:p text:style-name="Normal"><text:s text:c="32"/>&lt;option value="Masculin"&gt;Masculin&lt;/option&gt;</text:p>
      <text:p text:style-name="Normal"><text:s text:c="32"/>&lt;option value="Féminin"&gt;Féminin&lt;/option&gt;</text:p>
      <text:p text:style-name="Normal"><text:s text:c="28"/></text:p>
      <text:p text:style-name="Normal"><text:s text:c="28"/>&lt;/select&gt;</text:p>
      <text:p text:style-name="Normal"><text:s text:c="24"/>&lt;/div&gt;</text:p>
      <text:p text:style-name="Normal"><text:s text:c="24"/>&lt;div class="form-group"&gt;</text:p>
      <text:p text:style-name="Normal"><text:s text:c="28"/>&lt;label for="visitorType"&gt;Type de Rendez-vous&lt;/label&gt;</text:p>
      <text:p text:style-name="Normal"><text:s text:c="28"/>&lt;select id="visitorType" required&gt;</text:p>
      <text:p text:style-name="Normal"><text:s text:c="32"/>&lt;option value=""&gt;-- Sélectionner --&lt;/option&gt;</text:p>
      <text:p text:style-name="Normal"><text:s text:c="32"/>&lt;option value="visiteur"&gt;Rendez-vous Entreprise&lt;/option&gt;</text:p>
      <text:p text:style-name="Normal"><text:s text:c="32"/>&lt;option value="Rendez-vous medical"&gt;Rendez-vous Medical&lt;/option&gt;</text:p>
      <text:p text:style-name="Normal"><text:s text:c="32"/>&lt;option value="participant"&gt;Participant Événement&lt;/option&gt;</text:p>
      <text:p text:style-name="Normal"><text:s text:c="32"/>&lt;option value="etudiant"&gt;Étudiant&lt;/option&gt;</text:p>
      <text:soft-page-break/>
      <text:p text:style-name="Normal"><text:s text:c="32"/>&lt;option value="invite"&gt;Invité&lt;/option&gt;</text:p>
      <text:p text:style-name="Normal"><text:s text:c="32"/>&lt;option value="prestataire"&gt;Prestataire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Location"&gt;Lieu d'Accès&lt;/label&gt;</text:p>
      <text:p text:style-name="Normal"><text:s text:c="28"/>&lt;input type="text" id="visitorLocation" required placeholder="Ex: Bâtiment A, Étage 3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RequestNumber"&gt;Numéro de Demande&lt;/label&gt;</text:p>
      <text:p text:style-name="Normal"><text:s text:c="28"/>&lt;input type="text" id="visitorRequestNumber" required placeholder="Ex: REQ-001, REQ-002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Service"&gt;Service&lt;/label&gt;</text:p>
      <text:p text:style-name="Normal"><text:s text:c="28"/>&lt;input type="text" id="visitorService" required placeholder="Ex: Ressources Humaines, IT, Accueil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startDateTime"&gt;Date &amp; Heure de Début&lt;/label&gt;</text:p>
      <text:p text:style-name="Normal"><text:s text:c="28"/>&lt;input type="datetime-local" id="startDateTime" required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endDateTime"&gt;Date &amp; Heure de Fin&lt;/label&gt;</text:p>
      <text:p text:style-name="Normal"><text:s text:c="28"/>&lt;input type="datetime-local" id="endDateTime" required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Notes"&gt;Laisser un mot &lt;/label&gt;</text:p>
      <text:p text:style-name="Normal"><text:s text:c="28"/>&lt;textarea id="visitorNotes" placeholder="Informations supplémentaires..."&gt;&lt;/textarea&gt;</text:p>
      <text:p text:style-name="Normal"><text:s text:c="24"/>&lt;/div&gt;</text:p>
      <text:p text:style-name="Normal"/>
      <text:p text:style-name="Normal"><text:s text:c="24"/>&lt;button type="submit" class="btn btn-primary" style="width: 100%;"&gt;<text:span text:style-name="T14">🎫</text:span><text:s/>Générer Invitation et QR Code&lt;/button&gt;</text:p>
      <text:p text:style-name="Normal"><text:s text:c="20"/>&lt;/form&gt;</text:p>
      <text:p text:style-name="Normal"/>
      <text:p text:style-name="Normal"><text:s text:c="20"/>&lt;!-- Camera Capture Section --&gt;</text:p>
      <text:p text:style-name="Normal"><text:s text:c="20"/>&lt;div class="camera-section"&gt;</text:p>
      <text:p text:style-name="Normal"><text:s text:c="24"/>&lt;h3&gt;Prendre une Photo du Visiteur&lt;/h3&gt;</text:p>
      <text:p text:style-name="Normal"><text:s text:c="24"/>&lt;video id="videoCapture" width="320" height="240" autoplay playsinline&gt;&lt;/video&gt;</text:p>
      <text:p text:style-name="Normal"><text:s text:c="24"/>&lt;img id="photoPreview" alt="Photo du visiteur"&gt;</text:p>
      <text:p text:style-name="Normal"><text:s text:c="24"/>&lt;div class="camera-buttons"&gt;</text:p>
      <text:p text:style-name="Normal"><text:s text:c="28"/>&lt;button type="button" class="btn btn-secondary btn-small" onclick="startCamera()" id="startCameraBtn"&gt;<text:span text:style-name="T15">📷</text:span><text:s/>Démarrer Caméra&lt;/button&gt;</text:p>
      <text:p text:style-name="Normal"><text:s text:c="28"/>&lt;button type="button" class="btn btn-success btn-small" onclick="capturePhoto()" id="capturePhotoBtn" style="display: none;"&gt;<text:span text:style-name="T16">📸</text:span><text:s/>Prendre Photo&lt;/button&gt;</text:p>
      <text:p text:style-name="Normal"><text:s text:c="28"/>&lt;button type="button" class="btn btn-secondary btn-small" onclick="stopCamera()" id="stopCameraBtn" style="display: none;"&gt;<text:span text:style-name="T17">⏹️</text:span><text:s/>Arrêter Caméra&lt;/button&gt;</text:p>
      <text:p text:style-name="Normal"><text:s text:c="28"/>&lt;button type="button" class="btn btn-danger btn-small" onclick="clearPhoto()" id="clearPhotoBtn" style="display: none;"&gt;<text:span text:style-name="T18">🗑️</text:span><text:s/>Effacer Photo&lt;/button&gt;</text:p>
      <text:p text:style-name="Normal"><text:s text:c="24"/>&lt;/div&gt;</text:p>
      <text:p text:style-name="Normal"><text:s text:c="24"/>&lt;div class="camera-status" id="cameraStatus"&gt;Prêt à capturer une photo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QR Code Généré&lt;/h2&gt;</text:p>
      <text:p text:style-name="Normal"><text:s text:c="20"/>&lt;div class="qr-container" id="qrContainer" style="display: none;"&gt;</text:p>
      <text:soft-page-break/>
      <text:p text:style-name="Normal"><text:s text:c="24"/>&lt;div id="qrCode"&gt;&lt;/div&gt;</text:p>
      <text:p text:style-name="Normal"><text:s text:c="28"/>&lt;p class="qr-text"&gt;Code unique pour: &lt;strong id="qrVisitorName"&gt;&lt;/strong&gt;&lt;/p&gt;</text:p>
      <text:p text:style-name="Normal"><text:s text:c="28"/>&lt;p class="qr-text"&gt;Sexe: &lt;strong id="qrVisitorSex"&gt;&lt;/strong&gt;&lt;/p&gt;</text:p>
      <text:p text:style-name="Normal"><text:s text:c="24"/>&lt;div style="background: linear-gradient(135deg, #6366f1 0%, #8b5cf6 100%); color: white; padding: 15px; border-radius: 8px; margin: 15px 0; text-align: center;"&gt;</text:p>
      <text:p text:style-name="Normal"><text:s text:c="28"/>&lt;p style="margin: 0; font-size: 12px; opacity: 0.9;"&gt;Code Rapide (5 chiffres)&lt;/p&gt;</text:p>
      <text:p text:style-name="Normal"><text:s text:c="28"/>&lt;div style="display:flex;align-items:center;justify-content:center;gap:8px;margin-top:8px;"&gt;</text:p>
      <text:p text:style-name="Normal"><text:s text:c="32"/>&lt;p style="margin: 0; font-size: 32px; font-weight: 700; letter-spacing: 4px; font-family: monospace;" id="qrQuickCode"&gt;&lt;/p&gt;</text:p>
      <text:p text:style-name="Normal"><text:s text:c="32"/>&lt;button id="copyQuickBtn" class="btn btn-ghost btn-small" onclick="copyQuickCode('qrQuickCode','copyQuickBtn')" title="Copier le code"&gt;<text:span text:style-name="T19">📋</text:span>&lt;/button&gt;</text:p>
      <text:p text:style-name="Normal"><text:s text:c="28"/>&lt;/div&gt;</text:p>
      <text:p text:style-name="Normal"><text:s text:c="24"/>&lt;/div&gt;</text:p>
      <text:p text:style-name="Normal"><text:s text:c="24"/>&lt;button class="btn btn-secondary btn-small" onclick="downloadQR()"&gt;<text:span text:style-name="T20">⬇️</text:span><text:s/>Télécharger&lt;/button&gt;</text:p>
      <text:p text:style-name="Normal"><text:s text:c="24"/>&lt;button class="btn btn-primary btn-small" onclick="printQR()"&gt;<text:span text:style-name="T21">🖨️</text:span><text:s/>Imprimer&lt;/button&gt;</text:p>
      <text:p text:style-name="Normal"><text:s text:c="20"/>&lt;/div&gt;</text:p>
      <text:p text:style-name="Normal"><text:s text:c="20"/>&lt;div style="text-align: center; color: var(--dark); opacity: 0.5; margin-top: 40px;"&gt;</text:p>
      <text:p text:style-name="Normal"><text:s text:c="24"/>Les codes QR apparaîtront ici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Cérémonie --&gt;</text:p>
      <text:p text:style-name="Normal"><text:s text:c="8"/>&lt;div id="ceremonie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Mariage de Uwase Benit &amp; Baraka Isabelle&lt;/h2&gt;</text:p>
      <text:p text:style-name="Normal"><text:s text:c="20"/>&lt;form id="createCeremonyForm" onsubmit="createCeremony(event)"&gt;</text:p>
      <text:p text:style-name="Normal"><text:s text:c="24"/>&lt;div class="form-group"&gt;</text:p>
      <text:p text:style-name="Normal"><text:s text:c="28"/>&lt;label for="cerName"&gt;Nom&lt;/label&gt;</text:p>
      <text:soft-page-break/>
      <text:p text:style-name="Normal"><text:s text:c="28"/>&lt;input type="text" id="cerName" required placeholder="Ex: Nom de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Phone"&gt;Numéro de Téléphone&lt;/label&gt;</text:p>
      <text:p text:style-name="Normal"><text:s text:c="28"/>&lt;input type="tel" id="cerPhone" required placeholder="+243 991 048 061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Sex"&gt;Sexe&lt;/label&gt;</text:p>
      <text:p text:style-name="Normal"><text:s text:c="28"/>&lt;select id="cerSex" required&gt;</text:p>
      <text:p text:style-name="Normal"><text:s text:c="32"/>&lt;option value=""&gt;-- Sélectionner --&lt;/option&gt;</text:p>
      <text:p text:style-name="Normal"><text:s text:c="32"/>&lt;option value="Masculin"&gt;Masculin&lt;/option&gt;</text:p>
      <text:p text:style-name="Normal"><text:s text:c="32"/>&lt;option value="Féminin"&gt;Féminin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Honorific"&gt;Titre Honorifique&lt;/label&gt;</text:p>
      <text:p text:style-name="Normal"><text:s text:c="28"/>&lt;select id="cerHonorific" required&gt;</text:p>
      <text:p text:style-name="Normal"><text:s text:c="32"/>&lt;option value=""&gt;-- Sélectionner --&lt;/option&gt;</text:p>
      <text:p text:style-name="Normal"><text:s text:c="32"/>&lt;option value="Monsieur"&gt;Mr.&lt;/option&gt;</text:p>
      <text:p text:style-name="Normal"><text:s text:c="32"/>&lt;option value="Madame"&gt;Mme.&lt;/option&gt;</text:p>
      <text:p text:style-name="Normal"><text:s text:c="32"/>&lt;option value="Mademoiselle"&gt;Mlle.&lt;/option&gt;</text:p>
      <text:p text:style-name="Normal"><text:s text:c="32"/>&lt;option value="Professeur"&gt;Proff.&lt;/option&gt;</text:p>
      <text:p text:style-name="Normal"><text:s text:c="32"/>&lt;option value="Honorable"&gt;Hon.&lt;/option&gt;</text:p>
      <text:p text:style-name="Normal"><text:s text:c="32"/>&lt;option value="Mgrs"&gt;Mgrs.&lt;/option&gt;</text:p>
      <text:p text:style-name="Normal"><text:s text:c="28"/>&lt;/select&gt;</text:p>
      <text:p text:style-name="Normal"/>
      <text:p text:style-name="Normal"><text:s text:c="29"/>&lt;div class="form-group"&gt;</text:p>
      <text:p text:style-name="Normal"><text:s text:c="28"/>&lt;label for="cerPlace"&gt;Place Attitrée&lt;/label&gt;</text:p>
      <text:soft-page-break/>
      <text:p text:style-name="Normal"><text:s text:c="28"/>&lt;input type="text" id="cerPlace" placeholder="Ex: Place VIP, Place Or..."&gt;</text:p>
      <text:p text:style-name="Normal"><text:s text:c="24"/>&lt;/div&gt;</text:p>
      <text:p text:style-name="Normal"><text:s text:c="24"/>&lt;div class="form-group"&gt;</text:p>
      <text:p text:style-name="Normal"><text:s text:c="28"/>&lt;label for="cerCapacity"&gt;Nombre de personnes par invitation&lt;/label&gt;</text:p>
      <text:p text:style-name="Normal"><text:s text:c="28"/>&lt;select id="cerCapacity" required&gt;</text:p>
      <text:p text:style-name="Normal"><text:s text:c="32"/>&lt;option value="1"&gt;1&lt;/option&gt;</text:p>
      <text:p text:style-name="Normal"><text:s text:c="32"/>&lt;option value="2"&gt;2&lt;/option&gt;</text:p>
      <text:p text:style-name="Normal"><text:s text:c="28"/>&lt;/select&gt;</text:p>
      <text:p text:style-name="Normal"><text:s text:c="24"/>&lt;/div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Type"&gt;Type de Cérémonie&lt;/label&gt;</text:p>
      <text:p text:style-name="Normal"><text:s text:c="28"/>&lt;select id="cerType" required&gt;</text:p>
      <text:p text:style-name="Normal"><text:s text:c="32"/>&lt;option value=""&gt;-- Sélectionner --&lt;/option&gt;</text:p>
      <text:p text:style-name="Normal"><text:s text:c="32"/>&lt;option value="Mariage"&gt;Mariage&lt;/option&gt;</text:p>
      <text:p text:style-name="Normal"><text:s text:c="32"/>&lt;option value="Anniversaire"&gt;Anniversaire&lt;/option&gt;</text:p>
      <text:p text:style-name="Normal"><text:s text:c="32"/>&lt;option value="Dote"&gt;Dote&lt;/option&gt;</text:p>
      <text:p text:style-name="Normal"><text:s text:c="32"/>&lt;option value="Autre"&gt;Autre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Lieu"&gt;Lieu de la Cérémonie&lt;/label&gt;</text:p>
      <text:p text:style-name="Normal"><text:s text:c="28"/>&lt;input type="text" id="cerLieu" required placeholder="Ex: Salle des Fêtes, Église Saint-Pierre...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Family1"&gt;La Famille&lt;/label&gt;</text:p>
      <text:p text:style-name="Normal"><text:s text:c="28"/>&lt;input type="text" id="cerFamily1" required placeholder="Nom de la première famille"&gt;</text:p>
      <text:soft-page-break/>
      <text:p text:style-name="Normal"><text:s text:c="24"/>&lt;/div&gt;</text:p>
      <text:p text:style-name="Normal"/>
      <text:p text:style-name="Normal"><text:s text:c="24"/>&lt;div class="form-group" id="cerFamily2Group" style="display: none;"&gt;</text:p>
      <text:p text:style-name="Normal"><text:s text:c="28"/>&lt;label for="cerFamily2"&gt;La Famille&lt;/label&gt;</text:p>
      <text:p text:style-name="Normal"><text:s text:c="28"/>&lt;input type="text" id="cerFamily2" placeholder="Nom de la deuxième famille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Program"&gt;Programme de la Cérémonie&lt;/label&gt;</text:p>
      <text:p text:style-name="Normal"><text:s text:c="28"/>&lt;textarea id="cerProgram" required placeholder="Détail des activités et horaires (ex: 09h00 - Arrivée des invités, 09h30 - Début de la cérémonie...)"&gt;&lt;/textarea&gt;</text:p>
      <text:p text:style-name="Normal"><text:s text:c="24"/>&lt;/div&gt;</text:p>
      <text:p text:style-name="Normal"/>
      <text:p text:style-name="Normal"><text:s text:c="24"/>&lt;!-- Detail du mariage --&gt;</text:p>
      <text:p text:style-name="Normal"><text:s text:c="24"/>&lt;div id="mariageFields" style="display: none; border: 2px dashed #0ea5e9; padding: 20px; border-radius: 8px; margin: 20px 0;"&gt;</text:p>
      <text:p text:style-name="Normal"><text:s text:c="28"/>&lt;h3 style="color: #0ea5e9; margin-top: 0;"&gt;<text:span text:style-name="T22">📍</text:span><text:s/>Détails du Mariage&lt;/h3&gt;</text:p>
      <text:p text:style-name="Normal"><text:s text:c="28"/></text:p>
      <text:p text:style-name="Normal"><text:s text:c="28"/>&lt;div class="form-group"&gt;</text:p>
      <text:p text:style-name="Normal"><text:s text:c="32"/>&lt;label for="cerEglise"&gt;Église&lt;/label&gt;</text:p>
      <text:p text:style-name="Normal"><text:s text:c="32"/>&lt;input type="text" id="cerEglise" placeholder="Ex: Cathédrale Saint-Paul"&gt;</text:p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EgliseAdresse"&gt;Adresse de l'Église&lt;/label&gt;</text:p>
      <text:p text:style-name="Normal"><text:s text:c="32"/>&lt;input type="text" id="cerEgliseAdresse" placeholder="Ex: Boulevard du Roi, Kinshasa"&gt;</text:p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Commune"&gt;Commune&lt;/label&gt;</text:p>
      <text:p text:style-name="Normal"><text:s text:c="32"/>&lt;input type="text" id="cerCommune" placeholder="Ex: Commune de Kalamu"&gt;</text:p>
      <text:soft-page-break/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Photographe"&gt;Prise de Vue (Photographe/Vidéographe)&lt;/label&gt;</text:p>
      <text:p text:style-name="Normal"><text:s text:c="32"/>&lt;input type="text" id="cerPhotographe" placeholder="Ex: Studio La Vie, Contact: +243 991..."&gt;</text:p>
      <text:p text:style-name="Normal"><text:s text:c="28"/>&lt;/div&gt;</text:p>
      <text:p text:style-name="Normal"/>
      <text:p text:style-name="Normal"><text:s text:c="28"/>&lt;hr style="border: none; border-top: 1px solid #e5e7eb; margin: 20px 0;"&gt;</text:p>
      <text:p text:style-name="Normal"><text:s text:c="28"/></text:p>
      <text:p text:style-name="Normal"><text:s text:c="28"/>&lt;h4 style="color: #0ea5e9;"&gt;<text:span text:style-name="T23">⏰</text:span><text:s/><text:span text:style-name="T24">É</text:span>v<text:span text:style-name="T25">é</text:span>nements Horodat<text:span text:style-name="T26">é</text:span>s&lt;/h4&gt;</text:p>
      <text:p text:style-name="Normal"><text:s text:c="28"/>&lt;div id="evenementsList"&gt;&lt;/div&gt;</text:p>
      <text:p text:style-name="Normal"><text:s text:c="28"/>&lt;button type="button" class="btn btn-secondary btn-small" onclick="addMariageEvent()"&gt;<text:span text:style-name="T27">➕</text:span><text:s/>Ajouter un<text:s/><text:span text:style-name="T28">É</text:span>v<text:span text:style-name="T29">é</text:span>nement&lt;/button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Start"&gt;Date &amp; Heure de Début&lt;/label&gt;</text:p>
      <text:p text:style-name="Normal"><text:s text:c="28"/>&lt;input type="datetime-local" id="cerStart" required&gt;</text:p>
      <text:p text:style-name="Normal"><text:s text:c="24"/>&lt;/div&gt;</text:p>
      <text:p text:style-name="Normal"/>
      <text:p text:style-name="Normal"><text:s text:c="23"/></text:p>
      <text:p text:style-name="Normal"><text:s text:c="24"/>&lt;div class="form-group"&gt;</text:p>
      <text:p text:style-name="Normal"><text:s text:c="28"/>&lt;label for="cerNotes"&gt;Laissez un mot...&lt;/label&gt;</text:p>
      <text:p text:style-name="Normal"><text:s text:c="28"/>&lt;textarea id="cerNotes" placeholder="Informations supplémentaires..."&gt;&lt;/textarea&gt;</text:p>
      <text:p text:style-name="Normal"><text:s text:c="24"/>&lt;/div&gt;</text:p>
      <text:p text:style-name="Normal"/>
      <text:p text:style-name="Normal"><text:s text:c="24"/>&lt;button type="submit" class="btn btn-primary" style="width: 100%;"&gt;<text:span text:style-name="T30">🎫</text:span><text:s/>Générer Cérémonie et QR Code&lt;/button&gt;</text:p>
      <text:p text:style-name="Normal"><text:s text:c="20"/>&lt;/form&gt;</text:p>
      <text:p text:style-name="Normal"/>
      <text:p text:style-name="Normal"><text:s text:c="20"/>&lt;!-- Camera Capture Section for Cérémonie --&gt;</text:p>
      <text:soft-page-break/>
      <text:p text:style-name="Normal"><text:s text:c="20"/>&lt;div class="camera-section"&gt;</text:p>
      <text:p text:style-name="Normal"><text:s text:c="24"/>&lt;h3&gt;Prendre une Photo pour la Cérémonie&lt;/h3&gt;</text:p>
      <text:p text:style-name="Normal"><text:s text:c="24"/>&lt;video id="videoCaptureCer" width="320" height="240" autoplay playsinline style="display:none;"&gt;&lt;/video&gt;</text:p>
      <text:p text:style-name="Normal"><text:s text:c="24"/>&lt;img id="photoPreviewCer" alt="Photo de la cérémonie" style="display:none; max-width:100%; border-radius:8px;"/&gt;</text:p>
      <text:p text:style-name="Normal"><text:s text:c="24"/>&lt;div class="camera-buttons"&gt;</text:p>
      <text:p text:style-name="Normal"><text:s text:c="28"/>&lt;button type="button" class="btn btn-secondary btn-small" onclick="startCameraCer()" id="startCameraBtnCer"&gt;<text:span text:style-name="T31">📷</text:span><text:s/>Démarrer Caméra&lt;/button&gt;</text:p>
      <text:p text:style-name="Normal"><text:s text:c="28"/>&lt;button type="button" class="btn btn-success btn-small" onclick="capturePhotoCer()" id="capturePhotoBtnCer" style="display: none;"&gt;<text:span text:style-name="T32">📸</text:span><text:s/>Prendre Photo&lt;/button&gt;</text:p>
      <text:p text:style-name="Normal"><text:s text:c="28"/>&lt;button type="button" class="btn btn-secondary btn-small" onclick="stopCameraCer()" id="stopCameraBtnCer" style="display: none;"&gt;<text:span text:style-name="T33">⏹️</text:span><text:s/>Arrêter Caméra&lt;/button&gt;</text:p>
      <text:p text:style-name="Normal"><text:s text:c="28"/>&lt;button type="button" class="btn btn-danger btn-small" onclick="clearPhotoCer()" id="clearPhotoBtnCer" style="display: none;"&gt;<text:span text:style-name="T34">🗑️</text:span><text:s/>Effacer Photo&lt;/button&gt;</text:p>
      <text:p text:style-name="Normal"><text:s text:c="24"/>&lt;/div&gt;</text:p>
      <text:p text:style-name="Normal"><text:s text:c="24"/>&lt;div class="camera-status" id="cameraStatusCer"&gt;Prêt à capturer une photo pour la cérémonie&lt;/div&gt;</text:p>
      <text:p text:style-name="Normal"><text:s text:c="20"/>&lt;/div&gt;</text:p>
      <text:p text:style-name="Normal"/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QR Code Généré&lt;/h2&gt;</text:p>
      <text:p text:style-name="Normal"><text:s text:c="20"/>&lt;div class="qr-container" id="qrContainerCer" style="display: none;"&gt;</text:p>
      <text:p text:style-name="Normal"><text:s text:c="24"/>&lt;div id="qrCodeCer"&gt;&lt;/div&gt;</text:p>
      <text:p text:style-name="Normal"><text:s text:c="24"/>&lt;p class="qr-text"&gt;Code unique pour: &lt;strong id="qrCerName"&gt;&lt;/strong&gt;&lt;/p&gt;</text:p>
      <text:p text:style-name="Normal"><text:s text:c="24"/>&lt;p class="qr-text"&gt;Type: &lt;strong id="qrCerType"&gt;&lt;/strong&gt;&lt;/p&gt;</text:p>
      <text:p text:style-name="Normal"><text:s text:c="24"/>&lt;p class="qr-text"&gt;Lieu: &lt;strong id="qrCerLieu"&gt;&lt;/strong&gt;&lt;/p&gt;</text:p>
      <text:p text:style-name="Normal"><text:s text:c="24"/>&lt;p class="qr-text"&gt;Sexe: &lt;strong id="qrCerSex"&gt;&lt;/strong&gt;&lt;/p&gt;</text:p>
      <text:p text:style-name="Normal"><text:s text:c="24"/>&lt;div style="background: linear-gradient(135deg, var(--primary) 0%, var(--accent) 100%); color: white; padding: 15px; border-radius: 8px; margin: 15px 0; text-align: center;"&gt;</text:p>
      <text:p text:style-name="Normal"><text:s text:c="28"/>&lt;p style="margin: 0; font-size: 12px; opacity: 0.9;"&gt;Code Rapide (5 chiffres)&lt;/p&gt;</text:p>
      <text:soft-page-break/>
      <text:p text:style-name="Normal"><text:s text:c="28"/>&lt;div style="display:flex;align-items:center;justify-content:center;gap:8px;margin-top:8px;"&gt;</text:p>
      <text:p text:style-name="Normal"><text:s text:c="32"/>&lt;p style="margin: 0; font-size: 32px; font-weight: 700; letter-spacing: 4px; font-family: monospace;" id="qrCerQuickCode"&gt;&lt;/p&gt;</text:p>
      <text:p text:style-name="Normal"><text:s text:c="32"/>&lt;button id="copyCerQuickBtn" class="btn btn-ghost btn-small" onclick="copyQuickCode('qrCerQuickCode','copyCerQuickBtn')" title="Copier le code"&gt;<text:span text:style-name="T35">📋</text:span>&lt;/button&gt;</text:p>
      <text:p text:style-name="Normal"><text:s text:c="28"/>&lt;/div&gt;</text:p>
      <text:p text:style-name="Normal"><text:s text:c="24"/>&lt;/div&gt;</text:p>
      <text:p text:style-name="Normal"><text:s text:c="24"/>&lt;button class="btn btn-secondary btn-small" onclick="downloadQRCer()"&gt;<text:span text:style-name="T36">⬇️</text:span><text:s/>Télécharger&lt;/button&gt;</text:p>
      <text:p text:style-name="Normal"><text:s text:c="24"/>&lt;button class="btn btn-primary btn-small" onclick="printQRCer()"&gt;<text:span text:style-name="T37">🖨️</text:span><text:s/>Imprimer&lt;/button&gt;</text:p>
      <text:p text:style-name="Normal"><text:s text:c="20"/>&lt;/div&gt;</text:p>
      <text:p text:style-name="Normal"><text:s text:c="20"/>&lt;div style="text-align: center; color: var(--dark); opacity: 0.5; margin-top: 40px;"&gt;</text:p>
      <text:p text:style-name="Normal"><text:s text:c="24"/>Les codes QR des cérémonies apparaîtront ici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Verify Tab --&gt;</text:p>
      <text:p text:style-name="Normal"><text:s text:c="8"/>&lt;div id="verify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Vérifier une Invitation&lt;/h2&gt;</text:p>
      <text:p text:style-name="Normal"><text:s text:c="20"/>&lt;div class="form-group"&gt;</text:p>
      <text:p text:style-name="Normal"><text:s text:c="24"/>&lt;label for="verifyCode"&gt;Code de Vérification (QR, Code 5 chiffres ou ID)&lt;/label&gt;</text:p>
      <text:p text:style-name="Normal"><text:s text:c="24"/>&lt;div style="display:flex;gap:8px;align-items:center;"&gt;</text:p>
      <text:p text:style-name="Normal"><text:s text:c="28"/>&lt;input type="text" id="verifyCode" placeholder="Scannez le QR code, entrez le code de 5 chiffres ou l'ID"&gt;</text:p>
      <text:p text:style-name="Normal"><text:s text:c="28"/>&lt;button id="pasteVerifyBtn" class="btn btn-ghost btn-small" onclick="pasteIntoVerify('verifyCode','pasteVerifyBtn', true)" title="Coller depuis le presse-papiers"&gt;<text:span text:style-name="T38">📥</text:span>&lt;/button&gt;</text:p>
      <text:p text:style-name="Normal"><text:s text:c="24"/>&lt;/div&gt;</text:p>
      <text:soft-page-break/>
      <text:p text:style-name="Normal"><text:s text:c="20"/>&lt;/div&gt;</text:p>
      <text:p text:style-name="Normal"><text:s text:c="20"/>&lt;button class="btn btn-success" style="width: 100%;" onclick="verifyCode()"&gt;<text:span text:style-name="T39">✓</text:span><text:s/>V<text:span text:style-name="T40">é</text:span>rifier&lt;/button&gt;</text:p>
      <text:p text:style-name="Normal"/>
      <text:p text:style-name="Normal"><text:s text:c="20"/>&lt;div id="verifyResult" style="margin-top: 25px; display: none;"&gt;</text:p>
      <text:p text:style-name="Normal"><text:s text:c="24"/>&lt;div id="verifyContent"&gt;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Lecture Scanner QR&lt;/h2&gt;</text:p>
      <text:p text:style-name="Normal"><text:s text:c="20"/>&lt;div style="text-align: center; padding: 40px; background: var(--light); border-radius: 15px;"&gt;</text:p>
      <text:p text:style-name="Normal"><text:s text:c="24"/>&lt;div style="font-size: 48px; margin-bottom: 15px;"&gt;<text:span text:style-name="T41">📱</text:span>&lt;/div&gt;</text:p>
      <text:p text:style-name="Normal"><text:s text:c="24"/>&lt;p style="color: var(--dark); opacity: 0.7; margin-bottom: 10px;"&gt;</text:p>
      <text:p text:style-name="Normal"><text:s text:c="28"/>Utilisez un scanner QR pour automatiser la vérification</text:p>
      <text:p text:style-name="Normal"><text:s text:c="24"/>&lt;/p&gt;</text:p>
      <text:p text:style-name="Normal"><text:s text:c="24"/>&lt;p style="font-size: 12px; color: var(--dark); opacity: 0.5;"&gt;</text:p>
      <text:p text:style-name="Normal"><text:s text:c="28"/>Les codes seront vérifiés automatiquement</text:p>
      <text:p text:style-name="Normal"><text:s text:c="24"/>&lt;/p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History Tab --&gt;</text:p>
      <text:p text:style-name="Normal"><text:s text:c="8"/>&lt;div id="history" class="tab-content"&gt;</text:p>
      <text:p text:style-name="Normal"><text:s text:c="12"/>&lt;div class="card"&gt;</text:p>
      <text:p text:style-name="Normal"><text:s text:c="16"/>&lt;h2&gt;Historique des Accès&lt;/h2&gt;</text:p>
      <text:p text:style-name="Normal"><text:s text:c="16"/>&lt;div style="margin-top: 12px; display: flex; gap: 8px; align-items: center;"&gt;</text:p>
      <text:p text:style-name="Normal"><text:s text:c="20"/>&lt;input id="historySearch" placeholder="Rechercher par nom, code, téléphone, email..." style="flex:1; padding: 12px; border: 2px solid var(--border); border-radius: 10px; font-size: 14px;"&gt;</text:p>
      <text:soft-page-break/>
      <text:p text:style-name="Normal"><text:s text:c="20"/>&lt;button id="historyClearBtn" class="btn btn-secondary btn-small"&gt;Effacer&lt;/button&gt;</text:p>
      <text:p text:style-name="Normal"><text:s text:c="16"/>&lt;/div&gt;</text:p>
      <text:p text:style-name="Normal"/>
      <text:p text:style-name="Normal"><text:s text:c="16"/>&lt;div id="historyResults" style="margin-top: 12px;"&gt;&lt;/div&gt;</text:p>
      <text:p text:style-name="Normal"><text:s text:c="16"/>&lt;div id="accessLog" style="margin-top: 20px;"&gt;&lt;/div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!-- Daily Report Modal --&gt;</text:p>
      <text:p text:style-name="Normal"><text:s text:c="4"/>&lt;div id="reportModal" class="modal"&gt;</text:p>
      <text:p text:style-name="Normal"><text:s text:c="8"/>&lt;div class="modal-content modal-content-large"&gt;</text:p>
      <text:p text:style-name="Normal"><text:s text:c="12"/>&lt;div class="modal-header"&gt;</text:p>
      <text:p text:style-name="Normal"><text:s text:c="16"/>&lt;h2 class="modal-title"&gt;<text:span text:style-name="T42">📊</text:span><text:s/>Bilan Journalier&lt;/h2&gt;</text:p>
      <text:p text:style-name="Normal"><text:s text:c="16"/>&lt;button class="modal-close" onclick="closeReportModal()"&gt;<text:span text:style-name="T43">✕</text:span>&lt;/button&gt;</text:p>
      <text:p text:style-name="Normal"><text:s text:c="12"/>&lt;/div&gt;</text:p>
      <text:p text:style-name="Normal"><text:s text:c="12"/>&lt;div id="reportContent" style="max-height: 70vh; overflow-y: auto;"&gt;&lt;/div&gt;</text:p>
      <text:p text:style-name="Normal"><text:s text:c="12"/>&lt;div style="margin-top: 20px; display: flex; gap: 10px; justify-content: flex-end;"&gt;</text:p>
      <text:p text:style-name="Normal"><text:s text:c="16"/>&lt;button class="btn btn-secondary" onclick="closeReportModal()"&gt;Fermer&lt;/button&gt;</text:p>
      <text:p text:style-name="Normal"><text:s text:c="16"/>&lt;button class="btn btn-primary" onclick="downloadReport()"&gt;<text:span text:style-name="T44">📥</text:span><text:s/>Télécharger Rapport&lt;/button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!-- Reset Confirmation Modal --&gt;</text:p>
      <text:p text:style-name="Normal"><text:s text:c="4"/>&lt;div id="resetModal" class="modal"&gt;</text:p>
      <text:p text:style-name="Normal"><text:s text:c="8"/>&lt;div class="modal-content"&gt;</text:p>
      <text:p text:style-name="Normal"><text:s text:c="12"/>&lt;div class="modal-header"&gt;</text:p>
      <text:p text:style-name="Normal"><text:s text:c="16"/>&lt;h2 class="modal-title"&gt;<text:span text:style-name="T45">⚠️</text:span><text:s/>Réinitialiser les Invitations&lt;/h2&gt;</text:p>
      <text:p text:style-name="Normal"><text:s text:c="16"/>&lt;button class="modal-close" onclick="closeResetModal()"&gt;<text:span text:style-name="T46">✕</text:span>&lt;/button&gt;</text:p>
      <text:soft-page-break/>
      <text:p text:style-name="Normal"><text:s text:c="12"/>&lt;/div&gt;</text:p>
      <text:p text:style-name="Normal"><text:s text:c="12"/>&lt;p style="margin-bottom: 20px; color: var(--dark); line-height: 1.6;"&gt;</text:p>
      <text:p text:style-name="Normal"><text:s text:c="16"/>Cette action supprimera toutes les invitations et réinitialisera le système. Cette action est &lt;strong&gt;irréversible&lt;/strong&gt;.</text:p>
      <text:p text:style-name="Normal"><text:s text:c="12"/>&lt;/p&gt;</text:p>
      <text:p text:style-name="Normal"><text:s text:c="12"/>&lt;p style="margin-bottom: 30px; color: var(--warning); background: rgba(245, 158, 11, 0.1); padding: 15px; border-radius: 8px; border-left: 4px solid var(--warning);"&gt;</text:p>
      <text:p text:style-name="Normal"><text:s text:c="16"/>Êtes-vous certain de vouloir continuer?</text:p>
      <text:p text:style-name="Normal"><text:s text:c="12"/>&lt;/p&gt;</text:p>
      <text:p text:style-name="Normal"><text:s text:c="12"/>&lt;div style="display: flex; gap: 10px; justify-content: flex-end;"&gt;</text:p>
      <text:p text:style-name="Normal"><text:s text:c="16"/>&lt;button class="btn btn-secondary" onclick="closeResetModal()"&gt;Annuler&lt;/button&gt;</text:p>
      <text:p text:style-name="Normal"><text:s text:c="16"/>&lt;button class="btn btn-danger" onclick="confirmResetInvitations()"&gt;Réinitialiser&lt;/button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script&gt;</text:p>
      <text:p text:style-name="Normal"><text:s text:c="8"/>// Data Storage</text:p>
      <text:p text:style-name="Normal"><text:s text:c="8"/>let visitors = JSON.parse(localStorage.getItem('visitors')) || [];</text:p>
      <text:p text:style-name="Normal"><text:s text:c="8"/>let accessLog = JSON.parse(localStorage.getItem('accessLog')) || [];</text:p>
      <text:p text:style-name="Normal"><text:s text:c="8"/>let currentQRCode = null;</text:p>
      <text:p text:style-name="Normal"><text:s text:c="8"/>let currentPhotoCanvas = null;</text:p>
      <text:p text:style-name="Normal"><text:s text:c="8"/>let currentPhotoCanvasCer = null;</text:p>
      <text:p text:style-name="Normal"><text:s text:c="8"/>let streamActive = false;</text:p>
      <text:p text:style-name="Normal"/>
      <text:p text:style-name="Normal"><text:s text:c="8"/>// Initialize</text:p>
      <text:p text:style-name="Normal"><text:s text:c="8"/>document.addEventListener('DOMContentLoaded', function() {</text:p>
      <text:p text:style-name="Normal"><text:s text:c="12"/>updateDashboard();</text:p>
      <text:p text:style-name="Normal"><text:s text:c="12"/>setDateTime();</text:p>
      <text:p text:style-name="Normal"><text:s text:c="12"/>startAlarmSystem();</text:p>
      <text:p text:style-name="Normal"><text:s text:c="12"/></text:p>
      <text:p text:style-name="Normal"><text:s text:c="12"/>// Auto-verify input</text:p>
      <text:soft-page-break/>
      <text:p text:style-name="Normal"><text:s text:c="12"/>document.getElementById('verifyCode').addEventListener('keypress', function(e) {</text:p>
      <text:p text:style-name="Normal"><text:s text:c="16"/>if (e.key === 'Enter') {</text:p>
      <text:p text:style-name="Normal"><text:s text:c="20"/>e.preventDefault();</text:p>
      <text:p text:style-name="Normal"><text:s text:c="20"/>verifyCode();</text:p>
      <text:p text:style-name="Normal"><text:s text:c="16"/>}</text:p>
      <text:p text:style-name="Normal"><text:s text:c="12"/>});</text:p>
      <text:p text:style-name="Normal"/>
      <text:p text:style-name="Normal"><text:s text:c="12"/>// Auto-detect scanner input (fast consecutive input)</text:p>
      <text:p text:style-name="Normal"><text:s text:c="12"/>let lastInputTime = 0;</text:p>
      <text:p text:style-name="Normal"><text:s text:c="12"/>let inputCount = 0;</text:p>
      <text:p text:style-name="Normal"><text:s text:c="12"/>document.getElementById('verifyCode').addEventListener('input', function(e) {</text:p>
      <text:p text:style-name="Normal"><text:s text:c="16"/>const now = Date.now();</text:p>
      <text:p text:style-name="Normal"><text:s text:c="16"/>const timeDiff = now - lastInputTime;</text:p>
      <text:p text:style-name="Normal"><text:s text:c="16"/></text:p>
      <text:p text:style-name="Normal"><text:s text:c="16"/>if (timeDiff &lt; 50) {</text:p>
      <text:p text:style-name="Normal"><text:s text:c="20"/>inputCount++;</text:p>
      <text:p text:style-name="Normal"><text:s text:c="16"/>} else {</text:p>
      <text:p text:style-name="Normal"><text:s text:c="20"/>inputCount = 1;</text:p>
      <text:p text:style-name="Normal"><text:s text:c="16"/>}</text:p>
      <text:p text:style-name="Normal"><text:s text:c="16"/></text:p>
      <text:p text:style-name="Normal"><text:s text:c="16"/>lastInputTime = now;</text:p>
      <text:p text:style-name="Normal"><text:s text:c="16"/></text:p>
      <text:p text:style-name="Normal"><text:s text:c="16"/>// If input looks like a barcode (very fast consecutive inputs), auto-verify</text:p>
      <text:p text:style-name="Normal"><text:s text:c="16"/>if (this.value.length &gt; 5 &amp;&amp; inputCount &gt; 3 &amp;&amp; timeDiff &lt; 50) {</text:p>
      <text:p text:style-name="Normal"><text:s text:c="20"/>setTimeout(() =&gt; verifyCode(), 100);</text:p>
      <text:p text:style-name="Normal"><text:s text:c="16"/>}</text:p>
      <text:p text:style-name="Normal"><text:s text:c="12"/>});</text:p>
      <text:p text:style-name="Normal"><text:s text:c="8"/>});</text:p>
      <text:p text:style-name="Normal"/>
      <text:p text:style-name="Normal"><text:s text:c="8"/>// Set current date/time as default</text:p>
      <text:p text:style-name="Normal"><text:s text:c="8"/>function setDateTime() {</text:p>
      <text:soft-page-break/>
      <text:p text:style-name="Normal"><text:s text:c="12"/>const now = new Date();</text:p>
      <text:p text:style-name="Normal"><text:s text:c="12"/>const startInput = document.getElementById('startDateTime');</text:p>
      <text:p text:style-name="Normal"><text:s text:c="12"/>const endInput = document.getElementById('endDateTime');</text:p>
      <text:p text:style-name="Normal"><text:s text:c="12"/>const cerStartInput = document.getElementById('cerStart');</text:p>
      <text:p text:style-name="Normal"><text:s text:c="12"/>const cerEndInput = document.getElementById('cerEnd');</text:p>
      <text:p text:style-name="Normal"><text:s text:c="12"/></text:p>
      <text:p text:style-name="Normal"><text:s text:c="12"/>if (startInput) startInput.value = now.toISOString().slice(0, 16);</text:p>
      <text:p text:style-name="Normal"><text:s text:c="12"/>if (endInput) {</text:p>
      <text:p text:style-name="Normal"><text:s text:c="16"/>const later = new Date(now.getTime() + 2 * 60 * 60000);</text:p>
      <text:p text:style-name="Normal"><text:s text:c="16"/>endInput.value = later.toISOString().slice(0, 16);</text:p>
      <text:p text:style-name="Normal"><text:s text:c="12"/>}</text:p>
      <text:p text:style-name="Normal"><text:s text:c="12"/></text:p>
      <text:p text:style-name="Normal"><text:s text:c="12"/>if (cerStartInput) cerStartInput.value = now.toISOString().slice(0, 16);</text:p>
      <text:p text:style-name="Normal"><text:s text:c="12"/>if (cerEndInput) {</text:p>
      <text:p text:style-name="Normal"><text:s text:c="16"/>const later = new Date(now.getTime() + 4 * 60 * 60000);</text:p>
      <text:p text:style-name="Normal"><text:s text:c="16"/>cerEndInput.value = later.toISOString().slice(0, 16);</text:p>
      <text:p text:style-name="Normal"><text:s text:c="12"/>}</text:p>
      <text:p text:style-name="Normal"><text:s text:c="8"/>}</text:p>
      <text:p text:style-name="Normal"/>
      <text:p text:style-name="Normal"><text:s text:c="8"/>// Switch Tab</text:p>
      <text:p text:style-name="Normal"><text:s text:c="8"/>function switchTab(tabName, buttonElement) {</text:p>
      <text:p text:style-name="Normal"><text:s text:c="12"/>// Remove active class from all tabs and buttons</text:p>
      <text:p text:style-name="Normal"><text:s text:c="12"/>document.querySelectorAll('.tab-content').forEach(tab =&gt; tab.classList.remove('active'));</text:p>
      <text:p text:style-name="Normal"><text:s text:c="12"/>document.querySelectorAll('.nav-tab').forEach(tab =&gt; tab.classList.remove('active'));</text:p>
      <text:p text:style-name="Normal"><text:s text:c="12"/></text:p>
      <text:p text:style-name="Normal"><text:s text:c="12"/>// Add active class to the selected tab</text:p>
      <text:p text:style-name="Normal"><text:s text:c="12"/>const tabElement = document.getElementById(tabName);</text:p>
      <text:p text:style-name="Normal"><text:s text:c="12"/>if (tabElement) {</text:p>
      <text:p text:style-name="Normal"><text:s text:c="16"/>tabElement.classList.add('active');</text:p>
      <text:p text:style-name="Normal"><text:s text:c="12"/>}</text:p>
      <text:p text:style-name="Normal"><text:s text:c="12"/></text:p>
      <text:soft-page-break/>
      <text:p text:style-name="Normal"><text:s text:c="12"/>// Add active class to the clicked button</text:p>
      <text:p text:style-name="Normal"><text:s text:c="12"/>if (buttonElement) {</text:p>
      <text:p text:style-name="Normal"><text:s text:c="16"/>buttonElement.classList.add('active');</text:p>
      <text:p text:style-name="Normal"><text:s text:c="12"/>}</text:p>
      <text:p text:style-name="Normal"/>
      <text:p text:style-name="Normal"><text:s text:c="12"/>// Update content if needed</text:p>
      <text:p text:style-name="Normal"><text:s text:c="12"/>if (tabName === 'dashboard') updateDashboard();</text:p>
      <text:p text:style-name="Normal"><text:s text:c="12"/>if (tabName === 'history') updateAccessLog();</text:p>
      <text:p text:style-name="Normal"><text:s text:c="8"/>}</text:p>
      <text:p text:style-name="Normal"/>
      <text:p text:style-name="Normal"><text:s text:c="8"/>// Camera Functions</text:p>
      <text:p text:style-name="Normal"><text:s text:c="8"/>function startCamera() {</text:p>
      <text:p text:style-name="Normal"><text:s text:c="12"/>const video = document.getElementById('videoCapture');</text:p>
      <text:p text:style-name="Normal"><text:s text:c="12"/>const startBtn = document.getElementById('startCameraBtn');</text:p>
      <text:p text:style-name="Normal"><text:s text:c="12"/>const captureBtn = document.getElementById('capturePhotoBtn');</text:p>
      <text:p text:style-name="Normal"><text:s text:c="12"/>const stopBtn = document.getElementById('stopCameraBtn');</text:p>
      <text:p text:style-name="Normal"><text:s text:c="12"/>const statusDiv = document.getElementById('cameraStatus');</text:p>
      <text:p text:style-name="Normal"/>
      <text:p text:style-name="Normal"><text:s text:c="12"/>navigator.mediaDevices.getUserMedia({ video: { facingMode: 'user' }, audio: false })</text:p>
      <text:p text:style-name="Normal"><text:s text:c="16"/>.then(function(stream) {</text:p>
      <text:p text:style-name="Normal"><text:s text:c="20"/>video.srcObject = stream;</text:p>
      <text:p text:style-name="Normal"><text:s text:c="20"/>video.style.display = 'block';</text:p>
      <text:p text:style-name="Normal"><text:s text:c="20"/>streamActive = true;</text:p>
      <text:p text:style-name="Normal"><text:s text:c="20"/>startBtn.style.display = 'none';</text:p>
      <text:p text:style-name="Normal"><text:s text:c="20"/>captureBtn.style.display = 'inline-block';</text:p>
      <text:p text:style-name="Normal"><text:s text:c="20"/>stopBtn.style.display = 'inline-block';</text:p>
      <text:p text:style-name="Normal"><text:s text:c="20"/>statusDiv.textContent = 'Caméra active - Cliquez sur "Prendre Photo"';</text:p>
      <text:p text:style-name="Normal"><text:s text:c="20"/>statusDiv.style.color = '#10b981';</text:p>
      <text:p text:style-name="Normal"><text:s text:c="16"/>})</text:p>
      <text:p text:style-name="Normal"><text:s text:c="16"/>.catch(function(error) {</text:p>
      <text:p text:style-name="Normal"><text:s text:c="20"/>statusDiv.textContent = '<text:span text:style-name="T47">❌</text:span><text:s/>Erreur: Impossible d\'acc<text:span text:style-name="T48">é</text:span>der<text:s/><text:span text:style-name="T49">à</text:span><text:s/>la cam<text:span text:style-name="T50">é</text:span>ra. V<text:span text:style-name="T51">é</text:span>rifiez les permissions.';</text:p>
      <text:soft-page-break/>
      <text:p text:style-name="Normal"><text:s text:c="20"/>statusDiv.style.color = '#ef4444';</text:p>
      <text:p text:style-name="Normal"><text:s text:c="20"/>console.error('Erreur caméra:', error);</text:p>
      <text:p text:style-name="Normal"><text:s text:c="16"/>});</text:p>
      <text:p text:style-name="Normal"><text:s text:c="8"/>}</text:p>
      <text:p text:style-name="Normal"/>
      <text:p text:style-name="Normal"><text:s text:c="8"/>function capturePhoto() {</text:p>
      <text:p text:style-name="Normal"><text:s text:c="12"/>const video = document.getElementById('videoCapture');</text:p>
      <text:p text:style-name="Normal"><text:s text:c="12"/>const preview = document.getElementById('photoPreview');</text:p>
      <text:p text:style-name="Normal"><text:s text:c="12"/>const canvas = document.createElement('canvas');</text:p>
      <text:p text:style-name="Normal"><text:s text:c="12"/>const context = canvas.getContext('2d');</text:p>
      <text:p text:style-name="Normal"/>
      <text:p text:style-name="Normal"><text:s text:c="12"/>canvas.width = video.videoWidth;</text:p>
      <text:p text:style-name="Normal"><text:s text:c="12"/>canvas.height = video.videoHeight;</text:p>
      <text:p text:style-name="Normal"><text:s text:c="12"/>context.drawImage(video, 0, 0);</text:p>
      <text:p text:style-name="Normal"/>
      <text:p text:style-name="Normal"><text:s text:c="12"/>currentPhotoCanvas = canvas;</text:p>
      <text:p text:style-name="Normal"><text:s text:c="12"/>preview.src = canvas.toDataURL('image/jpeg', 0.9);</text:p>
      <text:p text:style-name="Normal"><text:s text:c="12"/>preview.style.display = 'block';</text:p>
      <text:p text:style-name="Normal"/>
      <text:p text:style-name="Normal"><text:s text:c="12"/>document.getElementById('capturePhotoBtn').style.display = 'none';</text:p>
      <text:p text:style-name="Normal"><text:s text:c="12"/>document.getElementById('stopCameraBtn').style.display = 'none';</text:p>
      <text:p text:style-name="Normal"><text:s text:c="12"/>document.getElementById('clearPhotoBtn').style.display = 'inline-block';</text:p>
      <text:p text:style-name="Normal"><text:s text:c="12"/>document.getElementById('startCameraBtn').style.display = 'inline-block';</text:p>
      <text:p text:style-name="Normal"/>
      <text:p text:style-name="Normal"><text:s text:c="12"/>stopCamera();</text:p>
      <text:p text:style-name="Normal"><text:s text:c="12"/>document.getElementById('cameraStatus').textContent = '<text:span text:style-name="T52">✓</text:span><text:s/>Photo captur<text:span text:style-name="T53">é</text:span>e avec succ<text:span text:style-name="T54">è</text:span>s!';</text:p>
      <text:p text:style-name="Normal"><text:s text:c="12"/>document.getElementById('cameraStatus').style.color = '#10b981';</text:p>
      <text:p text:style-name="Normal"><text:s text:c="8"/>}</text:p>
      <text:p text:style-name="Normal"/>
      <text:p text:style-name="Normal"><text:s text:c="8"/>function stopCamera() {</text:p>
      <text:p text:style-name="Normal"><text:s text:c="12"/>const video = document.getElementById('videoCapture');</text:p>
      <text:soft-page-break/>
      <text:p text:style-name="Normal"><text:s text:c="12"/>if (video.srcObject) {</text:p>
      <text:p text:style-name="Normal"><text:s text:c="16"/>const tracks = video.srcObject.getTracks();</text:p>
      <text:p text:style-name="Normal"><text:s text:c="16"/>tracks.forEach(track =&gt; track.stop());</text:p>
      <text:p text:style-name="Normal"><text:s text:c="16"/>video.srcObject = null;</text:p>
      <text:p text:style-name="Normal"><text:s text:c="16"/>video.style.display = 'none';</text:p>
      <text:p text:style-name="Normal"><text:s text:c="16"/>streamActive = false;</text:p>
      <text:p text:style-name="Normal"><text:s text:c="12"/>}</text:p>
      <text:p text:style-name="Normal"/>
      <text:p text:style-name="Normal"><text:s text:c="12"/>if (!document.getElementById('photoPreview').src || !document.getElementById('photoPreview').src.includes('data:')) {</text:p>
      <text:p text:style-name="Normal"><text:s text:c="16"/>document.getElementById('startCameraBtn').style.display = 'inline-block';</text:p>
      <text:p text:style-name="Normal"><text:s text:c="16"/>document.getElementById('capturePhotoBtn').style.display = 'none';</text:p>
      <text:p text:style-name="Normal"><text:s text:c="16"/>document.getElementById('stopCameraBtn').style.display = 'none';</text:p>
      <text:p text:style-name="Normal"><text:s text:c="12"/>}</text:p>
      <text:p text:style-name="Normal"><text:s text:c="8"/>}</text:p>
      <text:p text:style-name="Normal"/>
      <text:p text:style-name="Normal"><text:s text:c="8"/>function clearPhoto() {</text:p>
      <text:p text:style-name="Normal"><text:s text:c="12"/>const preview = document.getElementById('photoPreview');</text:p>
      <text:p text:style-name="Normal"><text:s text:c="12"/>preview.src = '';</text:p>
      <text:p text:style-name="Normal"><text:s text:c="12"/>preview.style.display = 'none';</text:p>
      <text:p text:style-name="Normal"><text:s text:c="12"/>currentPhotoCanvas = null;</text:p>
      <text:p text:style-name="Normal"/>
      <text:p text:style-name="Normal"><text:s text:c="12"/>document.getElementById('startCameraBtn').style.display = 'inline-block';</text:p>
      <text:p text:style-name="Normal"><text:s text:c="12"/>document.getElementById('clearPhotoBtn').style.display = 'none';</text:p>
      <text:p text:style-name="Normal"><text:s text:c="12"/>document.getElementById('cameraStatus').textContent = 'Photo supprimée - Cliquez sur "Démarrer Caméra"';</text:p>
      <text:p text:style-name="Normal"><text:s text:c="12"/>document.getElementById('cameraStatus').style.color = '#6b7280';</text:p>
      <text:p text:style-name="Normal"><text:s text:c="8"/>}</text:p>
      <text:p text:style-name="Normal"/>
      <text:p text:style-name="Normal"><text:s text:c="16"/>// Camera functions for ceremony (separate elements/canvas)</text:p>
      <text:p text:style-name="Normal"><text:s text:c="16"/>function startCameraCer() {</text:p>
      <text:p text:style-name="Normal"><text:s text:c="20"/>const video = document.getElementById('videoCaptureCer');</text:p>
      <text:soft-page-break/>
      <text:p text:style-name="Normal"><text:s text:c="20"/>const startBtn = document.getElementById('startCameraBtnCer');</text:p>
      <text:p text:style-name="Normal"><text:s text:c="20"/>const captureBtn = document.getElementById('capturePhotoBtnCer');</text:p>
      <text:p text:style-name="Normal"><text:s text:c="20"/>const stopBtn = document.getElementById('stopCameraBtnCer');</text:p>
      <text:p text:style-name="Normal"><text:s text:c="20"/>const statusDiv = document.getElementById('cameraStatusCer');</text:p>
      <text:p text:style-name="Normal"/>
      <text:p text:style-name="Normal"><text:s text:c="20"/>navigator.mediaDevices.getUserMedia({ video: { facingMode: 'user' }, audio: false })</text:p>
      <text:p text:style-name="Normal"><text:s text:c="24"/>.then(function(stream) {</text:p>
      <text:p text:style-name="Normal"><text:s text:c="28"/>video.srcObject = stream;</text:p>
      <text:p text:style-name="Normal"><text:s text:c="28"/>video.style.display = 'block';</text:p>
      <text:p text:style-name="Normal"><text:s text:c="28"/>streamActive = true;</text:p>
      <text:p text:style-name="Normal"><text:s text:c="28"/>startBtn.style.display = 'none';</text:p>
      <text:p text:style-name="Normal"><text:s text:c="28"/>captureBtn.style.display = 'inline-block';</text:p>
      <text:p text:style-name="Normal"><text:s text:c="28"/>stopBtn.style.display = 'inline-block';</text:p>
      <text:p text:style-name="Normal"><text:s text:c="28"/>statusDiv.textContent = 'Caméra active - Cliquez sur "Prendre Photo"';</text:p>
      <text:p text:style-name="Normal"><text:s text:c="28"/>statusDiv.style.color = '#10b981';</text:p>
      <text:p text:style-name="Normal"><text:s text:c="24"/>})</text:p>
      <text:p text:style-name="Normal"><text:s text:c="24"/>.catch(function(error) {</text:p>
      <text:p text:style-name="Normal"><text:s text:c="28"/>statusDiv.textContent = '<text:span text:style-name="T55">❌</text:span><text:s/>Erreur: Impossible d\'acc<text:span text:style-name="T56">é</text:span>der<text:s/><text:span text:style-name="T57">à</text:span><text:s/>la cam<text:span text:style-name="T58">é</text:span>ra. V<text:span text:style-name="T59">é</text:span>rifiez les permissions.';</text:p>
      <text:p text:style-name="Normal"><text:s text:c="28"/>statusDiv.style.color = '#ef4444';</text:p>
      <text:p text:style-name="Normal"><text:s text:c="28"/>console.error('Erreur caméra (ceremonie):', error);</text:p>
      <text:p text:style-name="Normal"><text:s text:c="24"/>});</text:p>
      <text:p text:style-name="Normal"><text:s text:c="16"/>}</text:p>
      <text:p text:style-name="Normal"/>
      <text:p text:style-name="Normal"><text:s text:c="16"/>function capturePhotoCer() {</text:p>
      <text:p text:style-name="Normal"><text:s text:c="20"/>const video = document.getElementById('videoCaptureCer');</text:p>
      <text:p text:style-name="Normal"><text:s text:c="20"/>const preview = document.getElementById('photoPreviewCer');</text:p>
      <text:p text:style-name="Normal"><text:s text:c="20"/>const canvas = document.createElement('canvas');</text:p>
      <text:p text:style-name="Normal"><text:s text:c="20"/>const context = canvas.getContext('2d');</text:p>
      <text:p text:style-name="Normal"/>
      <text:p text:style-name="Normal"><text:s text:c="20"/>canvas.width = video.videoWidth || 320;</text:p>
      <text:p text:style-name="Normal"><text:s text:c="20"/>canvas.height = video.videoHeight || 240;</text:p>
      <text:soft-page-break/>
      <text:p text:style-name="Normal"><text:s text:c="20"/>context.drawImage(video, 0, 0, canvas.width, canvas.height);</text:p>
      <text:p text:style-name="Normal"/>
      <text:p text:style-name="Normal"><text:s text:c="20"/>currentPhotoCanvasCer = canvas;</text:p>
      <text:p text:style-name="Normal"><text:s text:c="20"/>preview.src = canvas.toDataURL('image/jpeg', 0.9);</text:p>
      <text:p text:style-name="Normal"><text:s text:c="20"/>preview.style.display = 'block';</text:p>
      <text:p text:style-name="Normal"/>
      <text:p text:style-name="Normal"><text:s text:c="20"/>document.getElementById('capturePhotoBtnCer').style.display = 'none';</text:p>
      <text:p text:style-name="Normal"><text:s text:c="20"/>document.getElementById('stopCameraBtnCer').style.display = 'none';</text:p>
      <text:p text:style-name="Normal"><text:s text:c="20"/>document.getElementById('clearPhotoBtnCer').style.display = 'inline-block';</text:p>
      <text:p text:style-name="Normal"><text:s text:c="20"/>document.getElementById('startCameraBtnCer').style.display = 'inline-block';</text:p>
      <text:p text:style-name="Normal"/>
      <text:p text:style-name="Normal"><text:s text:c="20"/>stopCameraCer();</text:p>
      <text:p text:style-name="Normal"><text:s text:c="20"/>document.getElementById('cameraStatusCer').textContent = '<text:span text:style-name="T60">✓</text:span><text:s/>Photo captur<text:span text:style-name="T61">é</text:span>e avec succ<text:span text:style-name="T62">è</text:span>s!';</text:p>
      <text:p text:style-name="Normal"><text:s text:c="20"/>document.getElementById('cameraStatusCer').style.color = '#10b981';</text:p>
      <text:p text:style-name="Normal"><text:s text:c="16"/>}</text:p>
      <text:p text:style-name="Normal"/>
      <text:p text:style-name="Normal"><text:s text:c="16"/>function stopCameraCer() {</text:p>
      <text:p text:style-name="Normal"><text:s text:c="20"/>const video = document.getElementById('videoCaptureCer');</text:p>
      <text:p text:style-name="Normal"><text:s text:c="20"/>if (video &amp;&amp; video.srcObject) {</text:p>
      <text:p text:style-name="Normal"><text:s text:c="24"/>const tracks = video.srcObject.getTracks();</text:p>
      <text:p text:style-name="Normal"><text:s text:c="24"/>tracks.forEach(track =&gt; track.stop());</text:p>
      <text:p text:style-name="Normal"><text:s text:c="24"/>video.srcObject = null;</text:p>
      <text:p text:style-name="Normal"><text:s text:c="24"/>video.style.display = 'none';</text:p>
      <text:p text:style-name="Normal"><text:s text:c="24"/>streamActive = false;</text:p>
      <text:p text:style-name="Normal"><text:s text:c="20"/>}</text:p>
      <text:p text:style-name="Normal"/>
      <text:p text:style-name="Normal"><text:s text:c="20"/>if (!document.getElementById('photoPreviewCer').src || !document.getElementById('photoPreviewCer').src.includes('data:')) {</text:p>
      <text:p text:style-name="Normal"><text:s text:c="24"/>document.getElementById('startCameraBtnCer').style.display = 'inline-block';</text:p>
      <text:p text:style-name="Normal"><text:s text:c="24"/>document.getElementById('capturePhotoBtnCer').style.display = 'none';</text:p>
      <text:p text:style-name="Normal"><text:s text:c="24"/>document.getElementById('stopCameraBtnCer').style.display = 'none';</text:p>
      <text:soft-page-break/>
      <text:p text:style-name="Normal"><text:s text:c="20"/>}</text:p>
      <text:p text:style-name="Normal"><text:s text:c="16"/>}</text:p>
      <text:p text:style-name="Normal"/>
      <text:p text:style-name="Normal"><text:s text:c="16"/>function clearPhotoCer() {</text:p>
      <text:p text:style-name="Normal"><text:s text:c="20"/>const preview = document.getElementById('photoPreviewCer');</text:p>
      <text:p text:style-name="Normal"><text:s text:c="20"/>preview.src = '';</text:p>
      <text:p text:style-name="Normal"><text:s text:c="20"/>preview.style.display = 'none';</text:p>
      <text:p text:style-name="Normal"><text:s text:c="20"/>currentPhotoCanvasCer = null;</text:p>
      <text:p text:style-name="Normal"/>
      <text:p text:style-name="Normal"><text:s text:c="20"/>document.getElementById('startCameraBtnCer').style.display = 'inline-block';</text:p>
      <text:p text:style-name="Normal"><text:s text:c="20"/>document.getElementById('clearPhotoBtnCer').style.display = 'none';</text:p>
      <text:p text:style-name="Normal"><text:s text:c="20"/>document.getElementById('cameraStatusCer').textContent = 'Photo supprimée - Cliquez sur "Démarrer Caméra"';</text:p>
      <text:p text:style-name="Normal"><text:s text:c="20"/>document.getElementById('cameraStatusCer').style.color = '#6b7280';</text:p>
      <text:p text:style-name="Normal"><text:s text:c="16"/>}</text:p>
      <text:p text:style-name="Normal"/>
      <text:p text:style-name="Normal"><text:s text:c="8"/>// Create Visitor</text:p>
      <text:p text:style-name="Normal"><text:s text:c="8"/>function createVisitor(e) {</text:p>
      <text:p text:style-name="Normal"><text:s text:c="12"/>e.preventDefault();</text:p>
      <text:p text:style-name="Normal"/>
      <text:p text:style-name="Normal"><text:s text:c="12"/>// Generate 5-digit code</text:p>
      <text:p text:style-name="Normal"><text:s text:c="12"/>const quickCode = String(Math.floor(10000 + Math.random() * 90000));</text:p>
      <text:p text:style-name="Normal"/>
      <text:p text:style-name="Normal"><text:s text:c="12"/>const visitor = {</text:p>
      <text:p text:style-name="Normal"><text:s text:c="16"/>id: 'VIS-' + Date.now() + '-' + Math.random().toString(36).substr(2, 9).toUpperCase(),</text:p>
      <text:p text:style-name="Normal"><text:s text:c="16"/>quickCode: quickCode,</text:p>
      <text:p text:style-name="Normal"><text:s text:c="16"/>name: document.getElementById('visitorName').value,</text:p>
      <text:p text:style-name="Normal"><text:s text:c="20"/>sexe: document.getElementById('visitorSex').value,</text:p>
      <text:p text:style-name="Normal"><text:s text:c="16"/>email: document.getElementById('visitorEmail').value,</text:p>
      <text:p text:style-name="Normal"><text:s text:c="16"/>phone: document.getElementById('visitorPhone').value,</text:p>
      <text:p text:style-name="Normal"><text:s text:c="16"/>type: document.getElementById('visitorType').value,</text:p>
      <text:p text:style-name="Normal"><text:s text:c="16"/>location: document.getElementById('visitorLocation').value,</text:p>
      <text:soft-page-break/>
      <text:p text:style-name="Normal"><text:s text:c="16"/>requestNumber: document.getElementById('visitorRequestNumber').value,</text:p>
      <text:p text:style-name="Normal"><text:s text:c="16"/>service: document.getElementById('visitorService').value,</text:p>
      <text:p text:style-name="Normal"><text:s text:c="16"/>startTime: new Date(document.getElementById('startDateTime').value),</text:p>
      <text:p text:style-name="Normal"><text:s text:c="16"/>endTime: new Date(document.getElementById('endDateTime').value),</text:p>
      <text:p text:style-name="Normal"><text:s text:c="16"/>notes: document.getElementById('visitorNotes').value,</text:p>
      <text:p text:style-name="Normal"><text:s text:c="16"/>createdAt: new Date(),</text:p>
      <text:p text:style-name="Normal"><text:s text:c="16"/>scans: [],</text:p>
      <text:p text:style-name="Normal"><text:s text:c="16"/>photo: currentPhotoCanvas ? currentPhotoCanvas.toDataURL('image/jpeg', 0.9) : null</text:p>
      <text:p text:style-name="Normal"><text:s text:c="12"/>};</text:p>
      <text:p text:style-name="Normal"/>
      <text:p text:style-name="Normal"><text:s text:c="12"/>visitors.push(visitor);</text:p>
      <text:p text:style-name="Normal"><text:s text:c="12"/>localStorage.setItem('visitors', JSON.stringify(visitors));</text:p>
      <text:p text:style-name="Normal"/>
      <text:p text:style-name="Normal"><text:s text:c="12"/>console.log('createCeremony: saving visitor and generating QR', visitor);</text:p>
      <text:p text:style-name="Normal"><text:s text:c="12"/>generateQRCode(visitor);</text:p>
      <text:p text:style-name="Normal"><text:s text:c="12"/>document.getElementById('createForm').reset();</text:p>
      <text:p text:style-name="Normal"><text:s text:c="12"/>clearPhoto();</text:p>
      <text:p text:style-name="Normal"><text:s text:c="12"/>setDateTime();</text:p>
      <text:p text:style-name="Normal"><text:s text:c="12"/>updateDashboard();</text:p>
      <text:p text:style-name="Normal"/>
      <text:p text:style-name="Normal"><text:s text:c="12"/>alert('<text:span text:style-name="T63">✓</text:span><text:s/>Invitation cr<text:span text:style-name="T64">éé</text:span>e avec succ<text:span text:style-name="T65">è</text:span>s!');</text:p>
      <text:p text:style-name="Normal"><text:s text:c="8"/>}</text:p>
      <text:p text:style-name="Normal"/>
      <text:p text:style-name="Normal"><text:s text:c="8"/>// Create Ceremony</text:p>
      <text:p text:style-name="Normal"><text:s text:c="8"/>function createCeremony(e) {</text:p>
      <text:p text:style-name="Normal"><text:s text:c="12"/>e.preventDefault();</text:p>
      <text:p text:style-name="Normal"><text:s text:c="12"/>console.log('createCeremony called');</text:p>
      <text:p text:style-name="Normal"/>
      <text:p text:style-name="Normal"><text:s text:c="12"/>const quickCode = String(Math.floor(10000 + Math.random() * 90000));</text:p>
      <text:p text:style-name="Normal"><text:s text:c="12"/>const cerType = document.getElementById('cerType').value;</text:p>
      <text:p text:style-name="Normal"><text:s text:c="12"/>console.log('Ceremony type:', cerType);</text:p>
      <text:soft-page-break/>
      <text:p text:style-name="Normal"><text:s text:c="12"/></text:p>
      <text:p text:style-name="Normal"><text:s text:c="12"/>// Determine families based on ceremony type</text:p>
      <text:p text:style-name="Normal"><text:s text:c="12"/>let families = [];</text:p>
      <text:p text:style-name="Normal"><text:s text:c="12"/>const family1 = document.getElementById('cerFamily1').value;</text:p>
      <text:p text:style-name="Normal"><text:s text:c="12"/>if (cerType === 'Mariage' || cerType === 'Dote') {</text:p>
      <text:p text:style-name="Normal"><text:s text:c="16"/>const family2 = document.getElementById('cerFamily2').value;</text:p>
      <text:p text:style-name="Normal"><text:s text:c="16"/>families = [family1, family2];</text:p>
      <text:p text:style-name="Normal"><text:s text:c="12"/>} else {</text:p>
      <text:p text:style-name="Normal"><text:s text:c="16"/>families = [family1];</text:p>
      <text:p text:style-name="Normal"><text:s text:c="12"/>}</text:p>
      <text:p text:style-name="Normal"/>
      <text:p text:style-name="Normal"><text:s text:c="12"/>// compute start/end safely (cerEnd may not exist in the form)</text:p>
      <text:p text:style-name="Normal"><text:s text:c="12"/>const cerStartVal = document.getElementById('cerStart')?.value;</text:p>
      <text:p text:style-name="Normal"><text:s text:c="12"/>const cerEndEl = document.getElementById('cerEnd');</text:p>
      <text:p text:style-name="Normal"><text:s text:c="12"/>const cerStart = cerStartVal ? new Date(cerStartVal) : new Date();</text:p>
      <text:p text:style-name="Normal"><text:s text:c="12"/>const cerEnd = (cerEndEl &amp;&amp; cerEndEl.value) ? new Date(cerEndEl.value) : new Date(cerStart.getTime() + 4 * 60 * 60000);</text:p>
      <text:p text:style-name="Normal"/>
      <text:p text:style-name="Normal"><text:s text:c="12"/>const visitor = {</text:p>
      <text:p text:style-name="Normal"><text:s text:c="16"/>id: 'CER-' + Date.now() + '-' + Math.random().toString(36).substr(2, 9).toUpperCase(),</text:p>
      <text:p text:style-name="Normal"><text:s text:c="16"/>quickCode: quickCode,</text:p>
      <text:p text:style-name="Normal"><text:s text:c="16"/>name: document.getElementById('cerName').value,</text:p>
      <text:p text:style-name="Normal"><text:s text:c="16"/>email: '',</text:p>
      <text:p text:style-name="Normal"><text:s text:c="16"/>phone: document.getElementById('cerPhone').value,</text:p>
      <text:p text:style-name="Normal"><text:s text:c="16"/>sexe: document.getElementById('cerSex').value,</text:p>
      <text:p text:style-name="Normal"><text:s text:c="16"/>honorific: document.getElementById('cerHonorific').value,</text:p>
      <text:p text:style-name="Normal"><text:s text:c="16"/>type: cerType,</text:p>
      <text:p text:style-name="Normal"><text:s text:c="16"/>location: document.getElementById('cerLieu').value,</text:p>
      <text:p text:style-name="Normal"><text:s text:c="16"/>place: document.getElementById('cerPlace')?.value || '',</text:p>
      <text:p text:style-name="Normal"><text:s text:c="16"/>families: families,</text:p>
      <text:p text:style-name="Normal"><text:s text:c="16"/>program: document.getElementById('cerProgram').value,</text:p>
      <text:p text:style-name="Normal"><text:s text:c="16"/>requestNumber: '',</text:p>
      <text:soft-page-break/>
      <text:p text:style-name="Normal"><text:s text:c="16"/>service: '',</text:p>
      <text:p text:style-name="Normal"><text:s text:c="16"/>startTime: cerStart,</text:p>
      <text:p text:style-name="Normal"><text:s text:c="16"/>endTime: cerEnd,</text:p>
      <text:p text:style-name="Normal"><text:s text:c="16"/>notes: document.getElementById('cerNotes').value,</text:p>
      <text:p text:style-name="Normal"><text:s text:c="16"/>createdAt: new Date(),</text:p>
      <text:p text:style-name="Normal"><text:s text:c="16"/>scans: [],</text:p>
      <text:p text:style-name="Normal"><text:s text:c="16"/>photo: currentPhotoCanvasCer ? currentPhotoCanvasCer.toDataURL('image/jpeg', 0.9) : null,</text:p>
      <text:p text:style-name="Normal"><text:s text:c="16"/>capacity: (document.getElementById('cerCapacity') ? parseInt(document.getElementById('cerCapacity').value) : 1),</text:p>
      <text:p text:style-name="Normal"><text:s text:c="16"/>category: 'ceremonie'</text:p>
      <text:p text:style-name="Normal"><text:s text:c="12"/>};</text:p>
      <text:p text:style-name="Normal"/>
      <text:p text:style-name="Normal"><text:s text:c="12"/>// Add mariage-specific fields if type is Mariage</text:p>
      <text:p text:style-name="Normal"><text:s text:c="12"/>if (cerType === 'Mariage') {</text:p>
      <text:p text:style-name="Normal"><text:s text:c="16"/>visitor.mariage = {</text:p>
      <text:p text:style-name="Normal"><text:s text:c="20"/>eglise: document.getElementById('cerEglise')?.value || '',</text:p>
      <text:p text:style-name="Normal"><text:s text:c="20"/>egliseAdresse: document.getElementById('cerEgliseAdresse')?.value || '',</text:p>
      <text:p text:style-name="Normal"><text:s text:c="20"/>commune: document.getElementById('cerCommune')?.value || '',</text:p>
      <text:p text:style-name="Normal"><text:s text:c="20"/>photographe: document.getElementById('cerPhotographe')?.value || '',</text:p>
      <text:p text:style-name="Normal"><text:s text:c="20"/>evenements: mariageEvents</text:p>
      <text:p text:style-name="Normal"><text:s text:c="16"/>};</text:p>
      <text:p text:style-name="Normal"><text:s text:c="16"/>// Reset mariage events after saving</text:p>
      <text:p text:style-name="Normal"><text:s text:c="16"/>mariageEvents = [];</text:p>
      <text:p text:style-name="Normal"><text:s text:c="16"/>document.getElementById('evenementsList').innerHTML = '';</text:p>
      <text:p text:style-name="Normal"><text:s text:c="12"/>}</text:p>
      <text:p text:style-name="Normal"/>
      <text:p text:style-name="Normal"><text:s text:c="12"/>visitors.push(visitor);</text:p>
      <text:p text:style-name="Normal"><text:s text:c="12"/>localStorage.setItem('visitors', JSON.stringify(visitors));</text:p>
      <text:p text:style-name="Normal"/>
      <text:p text:style-name="Normal"><text:s text:c="12"/>generateQRCode(visitor);</text:p>
      <text:p text:style-name="Normal"/>
      <text:soft-page-break/>
      <text:p text:style-name="Normal"><text:s text:c="12"/>document.getElementById('createCeremonyForm').reset();</text:p>
      <text:p text:style-name="Normal"><text:s text:c="12"/>setDateTime();</text:p>
      <text:p text:style-name="Normal"><text:s text:c="12"/>updateDashboard();</text:p>
      <text:p text:style-name="Normal"/>
      <text:p text:style-name="Normal"><text:s text:c="12"/>alert('<text:span text:style-name="T66">✓</text:span><text:s/>C<text:span text:style-name="T67">é</text:span>r<text:span text:style-name="T68">é</text:span>monie cr<text:span text:style-name="T69">éé</text:span>e avec succ<text:span text:style-name="T70">è</text:span>s!');</text:p>
      <text:p text:style-name="Normal"><text:s text:c="8"/>}</text:p>
      <text:p text:style-name="Normal"/>
      <text:p text:style-name="Normal"><text:s text:c="8"/>// Toggle second family field and mariage-specific fields based on ceremony type</text:p>
      <text:p text:style-name="Normal"><text:s text:c="8"/>document.addEventListener('DOMContentLoaded', function() {</text:p>
      <text:p text:style-name="Normal"><text:s text:c="12"/>const cerTypeSelect = document.getElementById('cerType');</text:p>
      <text:p text:style-name="Normal"><text:s text:c="12"/>const family2Group = document.getElementById('cerFamily2Group');</text:p>
      <text:p text:style-name="Normal"><text:s text:c="12"/>const mariageFields = document.getElementById('mariageFields');</text:p>
      <text:p text:style-name="Normal"><text:s text:c="12"/>if (cerTypeSelect) {</text:p>
      <text:p text:style-name="Normal"><text:s text:c="16"/>cerTypeSelect.addEventListener('change', function() {</text:p>
      <text:p text:style-name="Normal"><text:s text:c="20"/>const type = this.value;</text:p>
      <text:p text:style-name="Normal"><text:s text:c="20"/>family2Group.style.display = (type === 'Mariage' || type === 'Dote') ? 'block' : 'none';</text:p>
      <text:p text:style-name="Normal"><text:s text:c="20"/>mariageFields.style.display = (type === 'Mariage') ? 'block' : 'none';</text:p>
      <text:p text:style-name="Normal"><text:s text:c="20"/>const family2Input = document.getElementById('cerFamily2');</text:p>
      <text:p text:style-name="Normal"><text:s text:c="20"/>if (type === 'Mariage' || type === 'Dote') {</text:p>
      <text:p text:style-name="Normal"><text:s text:c="24"/>family2Input.required = true;</text:p>
      <text:p text:style-name="Normal"><text:s text:c="20"/>} else {</text:p>
      <text:p text:style-name="Normal"><text:s text:c="24"/>family2Input.required = false;</text:p>
      <text:p text:style-name="Normal"><text:s text:c="20"/>}</text:p>
      <text:p text:style-name="Normal"><text:s text:c="16"/>});</text:p>
      <text:p text:style-name="Normal"><text:s text:c="12"/>}</text:p>
      <text:p text:style-name="Normal"><text:s text:c="8"/>});</text:p>
      <text:p text:style-name="Normal"/>
      <text:p text:style-name="Normal"><text:s text:c="8"/>// Array to store mariage events</text:p>
      <text:p text:style-name="Normal"><text:s text:c="8"/>let mariageEvents = [];</text:p>
      <text:p text:style-name="Normal"/>
      <text:p text:style-name="Normal"><text:s text:c="8"/>// Function to add a new mariage event</text:p>
      <text:soft-page-break/>
      <text:p text:style-name="Normal"><text:s text:c="8"/>function addMariageEvent() {</text:p>
      <text:p text:style-name="Normal"><text:s text:c="12"/>const eventId = 'event-' + Date.now();</text:p>
      <text:p text:style-name="Normal"><text:s text:c="12"/>const event = {</text:p>
      <text:p text:style-name="Normal"><text:s text:c="16"/>id: eventId,</text:p>
      <text:p text:style-name="Normal"><text:s text:c="16"/>time: '',</text:p>
      <text:p text:style-name="Normal"><text:s text:c="16"/>description: ''</text:p>
      <text:p text:style-name="Normal"><text:s text:c="12"/>};</text:p>
      <text:p text:style-name="Normal"><text:s text:c="12"/>mariageEvents.push(event);</text:p>
      <text:p text:style-name="Normal"><text:s text:c="12"/>renderMariageEvents();</text:p>
      <text:p text:style-name="Normal"><text:s text:c="8"/>}</text:p>
      <text:p text:style-name="Normal"/>
      <text:p text:style-name="Normal"><text:s text:c="8"/>// Function to remove a mariage event</text:p>
      <text:p text:style-name="Normal"><text:s text:c="8"/>function removeMariageEvent(eventId) {</text:p>
      <text:p text:style-name="Normal"><text:s text:c="12"/>mariageEvents = mariageEvents.filter(e =&gt; e.id !== eventId);</text:p>
      <text:p text:style-name="Normal"><text:s text:c="12"/>renderMariageEvents();</text:p>
      <text:p text:style-name="Normal"><text:s text:c="8"/>}</text:p>
      <text:p text:style-name="Normal"/>
      <text:p text:style-name="Normal"><text:s text:c="8"/>// Function to update event time</text:p>
      <text:p text:style-name="Normal"><text:s text:c="8"/>function updateEventTime(eventId, time) {</text:p>
      <text:p text:style-name="Normal"><text:s text:c="12"/>const event = mariageEvents.find(e =&gt; e.id === eventId);</text:p>
      <text:p text:style-name="Normal"><text:s text:c="12"/>if (event) event.time = time;</text:p>
      <text:p text:style-name="Normal"><text:s text:c="8"/>}</text:p>
      <text:p text:style-name="Normal"/>
      <text:p text:style-name="Normal"><text:s text:c="8"/>// Function to update event description</text:p>
      <text:p text:style-name="Normal"><text:s text:c="8"/>function updateEventDescription(eventId, description) {</text:p>
      <text:p text:style-name="Normal"><text:s text:c="12"/>const event = mariageEvents.find(e =&gt; e.id === eventId);</text:p>
      <text:p text:style-name="Normal"><text:s text:c="12"/>if (event) event.description = description;</text:p>
      <text:p text:style-name="Normal"><text:s text:c="8"/>}</text:p>
      <text:p text:style-name="Normal"/>
      <text:p text:style-name="Normal"><text:s text:c="8"/>// Function to render mariage events</text:p>
      <text:p text:style-name="Normal"><text:s text:c="8"/>function renderMariageEvents() {</text:p>
      <text:soft-page-break/>
      <text:p text:style-name="Normal"><text:s text:c="12"/>const container = document.getElementById('evenementsList');</text:p>
      <text:p text:style-name="Normal"><text:s text:c="12"/>container.innerHTML = '';</text:p>
      <text:p text:style-name="Normal"><text:s text:c="12"/></text:p>
      <text:p text:style-name="Normal"><text:s text:c="12"/>mariageEvents.forEach(event =&gt; {</text:p>
      <text:p text:style-name="Normal"><text:s text:c="16"/>const eventDiv = document.createElement('div');</text:p>
      <text:p text:style-name="Normal"><text:s text:c="16"/>eventDiv.style.cssText = 'background: #f0fdf4; border: 1px solid #d1fae5; border-radius: 8px; padding: 15px; margin: 10px 0; display: flex; gap: 10px; align-items: flex-start;';</text:p>
      <text:p text:style-name="Normal"><text:s text:c="16"/></text:p>
      <text:p text:style-name="Normal"><text:s text:c="16"/>eventDiv.innerHTML = `</text:p>
      <text:p text:style-name="Normal"><text:s text:c="20"/>&lt;div style="flex: 1;"&gt;</text:p>
      <text:p text:style-name="Normal"><text:s text:c="24"/>&lt;input type="time" value="${event.time}" onchange="updateEventTime('${event.id}', this.value)"<text:s/></text:p>
      <text:p text:style-name="Normal"><text:s text:c="31"/>style="width: 100%; padding: 8px; border: 1px solid #cbd5e1; border-radius: 6px; font-weight: 600; color: #065f46;"&gt;</text:p>
      <text:p text:style-name="Normal"><text:s text:c="24"/>&lt;input type="text" value="${event.description}" placeholder="Ex: Échange des alliances"<text:s/></text:p>
      <text:p text:style-name="Normal"><text:s text:c="31"/>onchange="updateEventDescription('${event.id}', this.value)"</text:p>
      <text:p text:style-name="Normal"><text:s text:c="31"/>style="width: 100%; padding: 8px; margin-top: 8px; border: 1px solid #cbd5e1; border-radius: 6px; color: #065f46;"&gt;</text:p>
      <text:p text:style-name="Normal"><text:s text:c="20"/>&lt;/div&gt;</text:p>
      <text:p text:style-name="Normal"><text:s text:c="20"/>&lt;button type="button" onclick="removeMariageEvent('${event.id}')" class="btn btn-danger btn-small" style="white-space: nowrap;"&gt;<text:span text:style-name="T71">🗑️</text:span><text:s/>Supprimer&lt;/button&gt;</text:p>
      <text:p text:style-name="Normal"><text:s text:c="16"/>`;</text:p>
      <text:p text:style-name="Normal"><text:s text:c="16"/>container.appendChild(eventDiv);</text:p>
      <text:p text:style-name="Normal"><text:s text:c="12"/>});</text:p>
      <text:p text:style-name="Normal"><text:s text:c="8"/>}</text:p>
      <text:p text:style-name="Normal"/>
      <text:p text:style-name="Normal"><text:s text:c="8"/>// Generate QR Code (supports rendez-vous and cérémonies)</text:p>
      <text:p text:style-name="Normal"><text:s text:c="8"/>function generateQRCode(visitor) {</text:p>
      <text:p text:style-name="Normal"><text:s text:c="12"/>console.log('generateQRCode called for:', visitor.name, 'category:', visitor.category);</text:p>
      <text:p text:style-name="Normal"><text:s text:c="12"/>const isCer = visitor &amp;&amp; visitor.category === 'ceremonie';</text:p>
      <text:p text:style-name="Normal"><text:s text:c="12"/>console.log('isCer:', isCer);</text:p>
      <text:p text:style-name="Normal"><text:s text:c="12"/>const qrCodeId = isCer ? 'qrCodeCer' : 'qrCode';</text:p>
      <text:soft-page-break/>
      <text:p text:style-name="Normal"><text:s text:c="12"/>const qrContainerId = isCer ? 'qrContainerCer' : 'qrContainer';</text:p>
      <text:p text:style-name="Normal"><text:s text:c="12"/>const nameId = isCer ? 'qrCerName' : 'qrVisitorName';</text:p>
      <text:p text:style-name="Normal"><text:s text:c="12"/>const sexId = isCer ? 'qrCerSex' : 'qrVisitorSex';</text:p>
      <text:p text:style-name="Normal"><text:s text:c="12"/>const quickId = isCer ? 'qrCerQuickCode' : 'qrQuickCode';</text:p>
      <text:p text:style-name="Normal"/>
      <text:p text:style-name="Normal"><text:s text:c="12"/>const qrContainer = document.getElementById(qrCodeId);</text:p>
      <text:p text:style-name="Normal"><text:s text:c="12"/>if (!qrContainer) return;</text:p>
      <text:p text:style-name="Normal"><text:s text:c="12"/>qrContainer.innerHTML = '';</text:p>
      <text:p text:style-name="Normal"/>
      <text:p text:style-name="Normal"><text:s text:c="12"/>currentQRCode = visitor;</text:p>
      <text:p text:style-name="Normal"/>
      <text:p text:style-name="Normal"><text:s text:c="12"/>try {</text:p>
      <text:p text:style-name="Normal"><text:s text:c="16"/>qrContainer.innerHTML = '';</text:p>
      <text:p text:style-name="Normal"><text:s text:c="16"/>if (typeof QRCode === 'undefined') {</text:p>
      <text:p text:style-name="Normal"><text:s text:c="20"/>throw new Error('QRCode library not loaded');</text:p>
      <text:p text:style-name="Normal"><text:s text:c="16"/>}</text:p>
      <text:p text:style-name="Normal"><text:s text:c="16"/>const qr = new QRCode(qrContainer, {</text:p>
      <text:p text:style-name="Normal"><text:s text:c="20"/>text: visitor.id,</text:p>
      <text:p text:style-name="Normal"><text:s text:c="20"/>width: 256,</text:p>
      <text:p text:style-name="Normal"><text:s text:c="20"/>height: 256,</text:p>
      <text:p text:style-name="Normal"><text:s text:c="20"/>colorDark: "#0f172a",</text:p>
      <text:p text:style-name="Normal"><text:s text:c="20"/>colorLight: "#ffffff",</text:p>
      <text:p text:style-name="Normal"><text:s text:c="20"/>correctLevel: QRCode.CorrectLevel.H</text:p>
      <text:p text:style-name="Normal"><text:s text:c="16"/>});</text:p>
      <text:p text:style-name="Normal"/>
      <text:p text:style-name="Normal"><text:s text:c="16"/>document.getElementById(nameId).textContent = visitor.name;</text:p>
      <text:p text:style-name="Normal"><text:s text:c="16"/>const sexEl = document.getElementById(sexId);</text:p>
      <text:p text:style-name="Normal"><text:s text:c="16"/>if (sexEl) sexEl.textContent = visitor.sexe || 'N/A';</text:p>
      <text:p text:style-name="Normal"><text:s text:c="16"/>document.getElementById(quickId).textContent = visitor.quickCode;</text:p>
      <text:p text:style-name="Normal"/>
      <text:p text:style-name="Normal"><text:s text:c="16"/>if (isCer) {</text:p>
      <text:soft-page-break/>
      <text:p text:style-name="Normal"><text:s text:c="20"/>const typeEl = document.getElementById('qrCerType');</text:p>
      <text:p text:style-name="Normal"><text:s text:c="20"/>const lieuEl = document.getElementById('qrCerLieu');</text:p>
      <text:p text:style-name="Normal"><text:s text:c="20"/>if (typeEl) typeEl.textContent = visitor.type || '';</text:p>
      <text:p text:style-name="Normal"><text:s text:c="20"/>if (lieuEl) lieuEl.textContent = visitor.location || '';</text:p>
      <text:p text:style-name="Normal"><text:s text:c="16"/>}</text:p>
      <text:p text:style-name="Normal"/>
      <text:p text:style-name="Normal"><text:s text:c="16"/>document.getElementById(qrContainerId).style.display = 'flex';</text:p>
      <text:p text:style-name="Normal"/>
      <text:p text:style-name="Normal"><text:s text:c="16"/>console.log('QR Code generated successfully for:', visitor.name);</text:p>
      <text:p text:style-name="Normal"><text:s text:c="12"/>} catch (error) {</text:p>
      <text:p text:style-name="Normal"><text:s text:c="16"/>console.error('Error generating QR code:', error);</text:p>
      <text:p text:style-name="Normal"><text:s text:c="16"/>const apiUrl = `https://api.qrserver.com/v1/create-qr-code/?size=256x256&amp;data=${encodeURIComponent(visitor.id)}`;</text:p>
      <text:p text:style-name="Normal"><text:s text:c="16"/>qrContainer.innerHTML = `&lt;img src="${apiUrl}" alt="QR Code" style="width: 256px; height: 256px; border-radius: 8px;"&gt;`;</text:p>
      <text:p text:style-name="Normal"/>
      <text:p text:style-name="Normal"><text:s text:c="16"/>document.getElementById(nameId).textContent = visitor.name;</text:p>
      <text:p text:style-name="Normal"><text:s text:c="16"/>const sexEl = document.getElementById(sexId);</text:p>
      <text:p text:style-name="Normal"><text:s text:c="16"/>if (sexEl) sexEl.textContent = visitor.sexe || 'N/A';</text:p>
      <text:p text:style-name="Normal"><text:s text:c="16"/>document.getElementById(quickId).textContent = visitor.quickCode;</text:p>
      <text:p text:style-name="Normal"/>
      <text:p text:style-name="Normal"><text:s text:c="16"/>if (isCer) {</text:p>
      <text:p text:style-name="Normal"><text:s text:c="20"/>const typeEl = document.getElementById('qrCerType');</text:p>
      <text:p text:style-name="Normal"><text:s text:c="20"/>const lieuEl = document.getElementById('qrCerLieu');</text:p>
      <text:p text:style-name="Normal"><text:s text:c="20"/>if (typeEl) typeEl.textContent = visitor.type || '';</text:p>
      <text:p text:style-name="Normal"><text:s text:c="20"/>if (lieuEl) lieuEl.textContent = visitor.location || '';</text:p>
      <text:p text:style-name="Normal"><text:s text:c="16"/>}</text:p>
      <text:p text:style-name="Normal"/>
      <text:p text:style-name="Normal"><text:s text:c="16"/>document.getElementById(qrContainerId).style.display = 'flex';</text:p>
      <text:p text:style-name="Normal"/>
      <text:p text:style-name="Normal"><text:s text:c="16"/>console.log('QR Code generated via API for:', visitor.name);</text:p>
      <text:p text:style-name="Normal"><text:s text:c="12"/>}</text:p>
      <text:soft-page-break/>
      <text:p text:style-name="Normal"><text:s text:c="8"/>}</text:p>
      <text:p text:style-name="Normal"/>
      <text:p text:style-name="Normal"><text:s text:c="8"/>// Download QR Code</text:p>
      <text:p text:style-name="Normal"><text:s text:c="8"/>function downloadQR() {</text:p>
      <text:p text:style-name="Normal"><text:s text:c="12"/>if (!currentQRCode) return;</text:p>
      <text:p text:style-name="Normal"/>
      <text:p text:style-name="Normal"><text:s text:c="12"/>const selector = (currentQRCode &amp;&amp; currentQRCode.category === 'ceremonie') ? '#qrCodeCer' : '#qrCode';</text:p>
      <text:p text:style-name="Normal"><text:s text:c="12"/>const container = document.querySelector(selector);</text:p>
      <text:p text:style-name="Normal"><text:s text:c="12"/>if (!container) {</text:p>
      <text:p text:style-name="Normal"><text:s text:c="16"/>alert('Pas de QR Code à télécharger');</text:p>
      <text:p text:style-name="Normal"><text:s text:c="16"/>return;</text:p>
      <text:p text:style-name="Normal"><text:s text:c="12"/>}</text:p>
      <text:p text:style-name="Normal"/>
      <text:p text:style-name="Normal"><text:s text:c="12"/>const canvas = container.querySelector('canvas');</text:p>
      <text:p text:style-name="Normal"><text:s text:c="12"/>const img = container.querySelector('img');</text:p>
      <text:p text:style-name="Normal"><text:s text:c="12"/>let dataUrl;</text:p>
      <text:p text:style-name="Normal"/>
      <text:p text:style-name="Normal"><text:s text:c="12"/>if (canvas) {</text:p>
      <text:p text:style-name="Normal"><text:s text:c="16"/>dataUrl = canvas.toDataURL();</text:p>
      <text:p text:style-name="Normal"><text:s text:c="12"/>} else if (img) {</text:p>
      <text:p text:style-name="Normal"><text:s text:c="16"/>// For API-based QR codes - download from API</text:p>
      <text:p text:style-name="Normal"><text:s text:c="16"/>const apiUrl = `https://api.qrserver.com/v1/create-qr-code/?size=512x512&amp;data=${encodeURIComponent(currentQRCode.id)}`;</text:p>
      <text:p text:style-name="Normal"><text:s text:c="16"/>const link = document.createElement('a');</text:p>
      <text:p text:style-name="Normal"><text:s text:c="16"/>link.href = apiUrl;</text:p>
      <text:p text:style-name="Normal"><text:s text:c="16"/>link.download = `QR_${currentQRCode.name}_${Date.now()}.png`;</text:p>
      <text:p text:style-name="Normal"><text:s text:c="16"/>link.click();</text:p>
      <text:p text:style-name="Normal"><text:s text:c="16"/>return;</text:p>
      <text:p text:style-name="Normal"><text:s text:c="12"/>} else {</text:p>
      <text:p text:style-name="Normal"><text:s text:c="16"/>alert('Pas de QR Code à télécharger');</text:p>
      <text:p text:style-name="Normal"><text:s text:c="16"/>return;</text:p>
      <text:soft-page-break/>
      <text:p text:style-name="Normal"><text:s text:c="12"/>}</text:p>
      <text:p text:style-name="Normal"/>
      <text:p text:style-name="Normal"><text:s text:c="12"/>const link = document.createElement('a');</text:p>
      <text:p text:style-name="Normal"><text:s text:c="12"/>link.href = dataUrl;</text:p>
      <text:p text:style-name="Normal"><text:s text:c="12"/>link.download = `QR_${currentQRCode.name}_${Date.now()}.png`;</text:p>
      <text:p text:style-name="Normal"><text:s text:c="12"/>link.click();</text:p>
      <text:p text:style-name="Normal"><text:s text:c="8"/>}</text:p>
      <text:p text:style-name="Normal"/>
      <text:p text:style-name="Normal"><text:s text:c="8"/>// Print QR Code</text:p>
      <text:p text:style-name="Normal"><text:s text:c="8"/>// Print QR Code</text:p>
      <text:p text:style-name="Normal"><text:s text:c="8"/>function printQR() {</text:p>
      <text:p text:style-name="Normal"><text:s text:c="12"/>if (!currentQRCode) return;</text:p>
      <text:p text:style-name="Normal"><text:s text:c="12"/>const isCer = currentQRCode &amp;&amp; currentQRCode.category === 'ceremonie';</text:p>
      <text:p text:style-name="Normal"><text:s text:c="12"/>const qrSelector = isCer ? '#qrCodeCer' : '#qrCode';</text:p>
      <text:p text:style-name="Normal"><text:s text:c="12"/>const container = document.querySelector(qrSelector);</text:p>
      <text:p text:style-name="Normal"><text:s text:c="12"/>if (!container) return;</text:p>
      <text:p text:style-name="Normal"/>
      <text:p text:style-name="Normal"><text:s text:c="12"/>const canvas = container.querySelector('canvas');</text:p>
      <text:p text:style-name="Normal"><text:s text:c="12"/>const img = container.querySelector('img');</text:p>
      <text:p text:style-name="Normal"><text:s text:c="12"/>let dataUrl;</text:p>
      <text:p text:style-name="Normal"/>
      <text:p text:style-name="Normal"><text:s text:c="12"/>if (canvas) dataUrl = canvas.toDataURL();</text:p>
      <text:p text:style-name="Normal"><text:s text:c="12"/>else if (img) dataUrl = img.src;</text:p>
      <text:p text:style-name="Normal"><text:s text:c="12"/>if (!dataUrl) return;</text:p>
      <text:p text:style-name="Normal"/>
      <text:p text:style-name="Normal"><text:s text:c="12"/>const printWindow = window.open('', '_blank');</text:p>
      <text:p text:style-name="Normal"><text:s text:c="12"/>const title = `QR Code - ${currentQRCode.name || ''}`;</text:p>
      <text:p text:style-name="Normal"><text:s text:c="12"/>printWindow.document.write(`&lt;!doctype html&gt;&lt;html&gt;&lt;head&gt;&lt;meta charset="utf-8"&gt;&lt;title&gt;${title}&lt;/title&gt;&lt;/head&gt;&lt;body style="display:flex;align-items:center;justify-content:center;flex-direction:column;font-family:Segoe UI, Tahoma, Geneva, Verdana, sans-serif;padding:30px;"&gt;`);</text:p>
      <text:p text:style-name="Normal"><text:s text:c="12"/>printWindow.document.write(`&lt;h2 style="margin-bottom:10px;"&gt;${title}&lt;/h2&gt;`);</text:p>
      <text:soft-page-break/>
      <text:p text:style-name="Normal"><text:s text:c="12"/>printWindow.document.write(`&lt;img src="${dataUrl}" style="width:320px;height:320px;border-radius:8px;"/&gt;`);</text:p>
      <text:p text:style-name="Normal"><text:s text:c="12"/>// Prefer reading the quick 5-digit code from the DOM (safer), fallback to currentQRCode</text:p>
      <text:p text:style-name="Normal"><text:s text:c="12"/>const quickEl = isCer ? document.getElementById('qrCerQuickCode') : document.getElementById('qrQuickCode');</text:p>
      <text:p text:style-name="Normal"><text:s text:c="12"/>const quickCode = (quickEl &amp;&amp; quickEl.textContent &amp;&amp; quickEl.textContent.trim()) || (currentQRCode &amp;&amp; currentQRCode.quickCode) || '';</text:p>
      <text:p text:style-name="Normal"><text:s text:c="12"/>if (quickCode) {</text:p>
      <text:p text:style-name="Normal"><text:s text:c="16"/>printWindow.document.write(`&lt;div style="margin-top:12px;font-size:18px;color:#0f172a;"&gt;Code rapide:&lt;/div&gt;`);</text:p>
      <text:p text:style-name="Normal"><text:s text:c="16"/>printWindow.document.write(`&lt;div style="margin-top:6px;font-size:28px;font-weight:800;letter-spacing:8px;color:#0f172a;"&gt;${quickCode}&lt;/div&gt;`);</text:p>
      <text:p text:style-name="Normal"><text:s text:c="12"/>}</text:p>
      <text:p text:style-name="Normal"><text:s text:c="12"/>printWindow.document.write(`&lt;div style="margin-top:18px;font-size:14px;"&gt;Nom: ${currentQRCode.name || ''}&lt;/div&gt;`);</text:p>
      <text:p text:style-name="Normal"><text:s text:c="12"/>printWindow.document.write(`&lt;div style="font-size:13px;"&gt;Téléphone: ${currentQRCode.phone || 'Non fourni'}&lt;/div&gt;`);</text:p>
      <text:p text:style-name="Normal"><text:s text:c="12"/>printWindow.document.write(`&lt;div style="font-size:13px;"&gt;Type: ${currentQRCode.type || ''}&lt;/div&gt;`);</text:p>
      <text:p text:style-name="Normal"><text:s text:c="12"/>printWindow.document.write(`&lt;/body&gt;&lt;/html&gt;`);</text:p>
      <text:p text:style-name="Normal"><text:s text:c="12"/>printWindow.document.close();</text:p>
      <text:p text:style-name="Normal"><text:s text:c="12"/>setTimeout(() =&gt; printWindow.print(), 300);</text:p>
      <text:p text:style-name="Normal"><text:s text:c="8"/>}</text:p>
      <text:p text:style-name="Normal"/>
      <text:p text:style-name="Normal"><text:s text:c="8"/>function downloadQRCer() { downloadQR(); }</text:p>
      <text:p text:style-name="Normal"><text:s text:c="8"/>function printQRCer() { printQR(); }</text:p>
      <text:p text:style-name="Normal"/>
      <text:p text:style-name="Normal"><text:s text:c="8"/>// Copy quick 5-digit code to clipboard with simple UI feedback</text:p>
      <text:p text:style-name="Normal"><text:s text:c="8"/>function copyQuickCode(quickId, btnId) {</text:p>
      <text:p text:style-name="Normal"><text:s text:c="12"/>const el = document.getElementById(quickId);</text:p>
      <text:p text:style-name="Normal"><text:s text:c="12"/>if (!el) return;</text:p>
      <text:p text:style-name="Normal"><text:s text:c="12"/>const code = el.textContent.trim();</text:p>
      <text:p text:style-name="Normal"><text:s text:c="12"/>if (!code) return;</text:p>
      <text:p text:style-name="Normal"/>
      <text:soft-page-break/>
      <text:p text:style-name="Normal"><text:s text:c="12"/>const setFeedback = (btn, text) =&gt; {</text:p>
      <text:p text:style-name="Normal"><text:s text:c="16"/>if (!btn) return;</text:p>
      <text:p text:style-name="Normal"><text:s text:c="16"/>const old = btn.textContent;</text:p>
      <text:p text:style-name="Normal"><text:s text:c="16"/>btn.textContent = text;</text:p>
      <text:p text:style-name="Normal"><text:s text:c="16"/>setTimeout(() =&gt; btn.textContent = old, 1500);</text:p>
      <text:p text:style-name="Normal"><text:s text:c="12"/>};</text:p>
      <text:p text:style-name="Normal"/>
      <text:p text:style-name="Normal"><text:s text:c="12"/>if (navigator.clipboard &amp;&amp; navigator.clipboard.writeText) {</text:p>
      <text:p text:style-name="Normal"><text:s text:c="16"/>navigator.clipboard.writeText(code).then(() =&gt; {</text:p>
      <text:p text:style-name="Normal"><text:s text:c="20"/>setFeedback(document.getElementById(btnId), 'Copié!');</text:p>
      <text:p text:style-name="Normal"><text:s text:c="16"/>}).catch(() =&gt; fallbackCopy(code, btnId));</text:p>
      <text:p text:style-name="Normal"><text:s text:c="12"/>} else {</text:p>
      <text:p text:style-name="Normal"><text:s text:c="16"/>fallbackCopy(code, btnId);</text:p>
      <text:p text:style-name="Normal"><text:s text:c="12"/>}</text:p>
      <text:p text:style-name="Normal"><text:s text:c="8"/>}</text:p>
      <text:p text:style-name="Normal"/>
      <text:p text:style-name="Normal"><text:s text:c="8"/>function fallbackCopy(text, btnId) {</text:p>
      <text:p text:style-name="Normal"><text:s text:c="12"/>const ta = document.createElement('textarea');</text:p>
      <text:p text:style-name="Normal"><text:s text:c="12"/>ta.value = text;</text:p>
      <text:p text:style-name="Normal"><text:s text:c="12"/>ta.style.position = 'fixed';</text:p>
      <text:p text:style-name="Normal"><text:s text:c="12"/>ta.style.left = '-9999px';</text:p>
      <text:p text:style-name="Normal"><text:s text:c="12"/>document.body.appendChild(ta);</text:p>
      <text:p text:style-name="Normal"><text:s text:c="12"/>ta.select();</text:p>
      <text:p text:style-name="Normal"><text:s text:c="12"/>try { document.execCommand('copy'); setTimeout(() =&gt; {}, 0); } catch (e) {}</text:p>
      <text:p text:style-name="Normal"><text:s text:c="12"/>document.body.removeChild(ta);</text:p>
      <text:p text:style-name="Normal"><text:s text:c="12"/>const btn = document.getElementById(btnId);</text:p>
      <text:p text:style-name="Normal"><text:s text:c="12"/>if (btn) { const old = btn.textContent; btn.textContent = 'Copié!'; setTimeout(()=&gt; btn.textContent = old, 1500); }</text:p>
      <text:p text:style-name="Normal"><text:s text:c="8"/>}</text:p>
      <text:p text:style-name="Normal"/>
      <text:p text:style-name="Normal"><text:s text:c="8"/>// Paste from clipboard into the verify input (with fallback prompt)</text:p>
      <text:p text:style-name="Normal"><text:s text:c="8"/>async function pasteIntoVerify(inputId, btnId, autoVerify = false) {</text:p>
      <text:soft-page-break/>
      <text:p text:style-name="Normal"><text:s text:c="12"/>const input = document.getElementById(inputId);</text:p>
      <text:p text:style-name="Normal"><text:s text:c="12"/>const btn = document.getElementById(btnId);</text:p>
      <text:p text:style-name="Normal"><text:s text:c="12"/>if (!input) return;</text:p>
      <text:p text:style-name="Normal"/>
      <text:p text:style-name="Normal"><text:s text:c="12"/>const setFeedback = (b, text) =&gt; {</text:p>
      <text:p text:style-name="Normal"><text:s text:c="16"/>if (!b) return;</text:p>
      <text:p text:style-name="Normal"><text:s text:c="16"/>const old = b.textContent;</text:p>
      <text:p text:style-name="Normal"><text:s text:c="16"/>b.textContent = text;</text:p>
      <text:p text:style-name="Normal"><text:s text:c="16"/>setTimeout(() =&gt; b.textContent = old, 1500);</text:p>
      <text:p text:style-name="Normal"><text:s text:c="12"/>};</text:p>
      <text:p text:style-name="Normal"/>
      <text:p text:style-name="Normal"><text:s text:c="12"/>try {</text:p>
      <text:p text:style-name="Normal"><text:s text:c="16"/>if (navigator.clipboard &amp;&amp; navigator.clipboard.readText) {</text:p>
      <text:p text:style-name="Normal"><text:s text:c="20"/>const txt = await navigator.clipboard.readText();</text:p>
      <text:p text:style-name="Normal"><text:s text:c="20"/>if (txt &amp;&amp; txt.trim().length) {</text:p>
      <text:p text:style-name="Normal"><text:s text:c="24"/>input.value = txt.trim();</text:p>
      <text:p text:style-name="Normal"><text:s text:c="24"/>setFeedback(btn, 'Collé!');</text:p>
      <text:p text:style-name="Normal"><text:s text:c="24"/>input.focus();</text:p>
      <text:p text:style-name="Normal"><text:s text:c="24"/>if (autoVerify) verifyCode();</text:p>
      <text:p text:style-name="Normal"><text:s text:c="24"/>return;</text:p>
      <text:p text:style-name="Normal"><text:s text:c="20"/>}</text:p>
      <text:p text:style-name="Normal"><text:s text:c="16"/>}</text:p>
      <text:p text:style-name="Normal"><text:s text:c="12"/>} catch (e) {</text:p>
      <text:p text:style-name="Normal"><text:s text:c="16"/>// ignore and fallthrough to prompt fallback</text:p>
      <text:p text:style-name="Normal"><text:s text:c="12"/>}</text:p>
      <text:p text:style-name="Normal"/>
      <text:p text:style-name="Normal"><text:s text:c="12"/>// Fallback: ask user to paste manually</text:p>
      <text:p text:style-name="Normal"><text:s text:c="12"/>const manual = prompt('Collez le code ici puis validez:');</text:p>
      <text:p text:style-name="Normal"><text:s text:c="12"/>if (manual !== null) {</text:p>
      <text:p text:style-name="Normal"><text:s text:c="16"/>const v = manual.trim();</text:p>
      <text:p text:style-name="Normal"><text:s text:c="16"/>if (v.length) {</text:p>
      <text:soft-page-break/>
      <text:p text:style-name="Normal"><text:s text:c="20"/>input.value = v;</text:p>
      <text:p text:style-name="Normal"><text:s text:c="20"/>setFeedback(btn, 'Collé!');</text:p>
      <text:p text:style-name="Normal"><text:s text:c="20"/>input.focus();</text:p>
      <text:p text:style-name="Normal"><text:s text:c="20"/>if (autoVerify) verifyCode();</text:p>
      <text:p text:style-name="Normal"><text:s text:c="16"/>}</text:p>
      <text:p text:style-name="Normal"><text:s text:c="12"/>}</text:p>
      <text:p text:style-name="Normal"><text:s text:c="8"/>}</text:p>
      <text:p text:style-name="Normal"/>
      <text:p text:style-name="Normal"><text:s text:c="8"/>// Generate verification display HTML for both visitors and ceremonies</text:p>
      <text:p text:style-name="Normal"><text:s text:c="8"/>function generateVerificationDisplay(visitor, isValid, timeRemaining, isExpired, isComing, photoDisplay) {</text:p>
      <text:p text:style-name="Normal"><text:s text:c="12"/>const isCer = visitor.category === 'ceremonie';</text:p>
      <text:p text:style-name="Normal"><text:s text:c="12"/></text:p>
      <text:p text:style-name="Normal"><text:s text:c="12"/>if (isValid &amp;&amp; isCer) {</text:p>
      <text:p text:style-name="Normal"><text:s text:c="16"/>const familiesDisplay = visitor.families &amp;&amp; visitor.families.length &gt; 0<text:s/></text:p>
      <text:p text:style-name="Normal"><text:s text:c="20"/>? visitor.families.join(' &amp; ')</text:p>
      <text:p text:style-name="Normal"><text:s text:c="20"/>: 'N/A';</text:p>
      <text:p text:style-name="Normal"><text:s text:c="16"/></text:p>
      <text:p text:style-name="Normal"><text:s text:c="16"/>return `</text:p>
      <text:p text:style-name="Normal"><text:s text:c="20"/>&lt;div style="background: linear-gradient(135deg, #dcfce7 0%, #d1fae5 100%); border: 3px solid #10b981; border-radius: 12px; padding: 25px; animation: slideInRight 0.3s ease-out;"&gt;</text:p>
      <text:p text:style-name="Normal"><text:s text:c="24"/>&lt;div style="font-size: 64px; margin-bottom: 15px; text-align: center;"&gt;<text:span text:style-name="T72">✓</text:span>&lt;/div&gt;</text:p>
      <text:p text:style-name="Normal"><text:s text:c="24"/>&lt;div style="font-weight: 700; color: #10b981; margin-bottom: 20px; text-align: center; font-size: 20px;"&gt;Accès Autorisé&lt;/div&gt;</text:p>
      <text:p text:style-name="Normal"><text:s text:c="24"/>&lt;div style="background: white; border-radius: 8px; padding: 20px; margin-bottom: 20px; box-shadow: 0 4px 12px rgba(16, 185, 129, 0.1);"&gt;</text:p>
      <text:p text:style-name="Normal"><text:s text:c="28"/>&lt;div style="display: grid; gap: 12px;"&gt;</text:p>
      <text:p text:style-name="Normal"><text:s text:c="32"/>&lt;div style="text-align:center;"&gt;${photoDisplay}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 de la Cérémonie&lt;/div&gt;</text:p>
      <text:p text:style-name="Normal"><text:s text:c="36"/>&lt;div style="font-size: 18px; font-weight: 700; color: #065f46; margin-top: 5px;"&gt;${visitor.name}&lt;/div&gt;</text:p>
      <text:soft-page-break/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ype de Cérémonie&lt;/div&gt;</text:p>
      <text:p text:style-name="Normal"><text:s text:c="36"/>&lt;div style="font-size: 14px; color: #065f46; margin-top: 3px;"&gt;<text:span text:style-name="T73">🎉</text:span><text:s/>${visitor.typ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Famille(s)&lt;/div&gt;</text:p>
      <text:p text:style-name="Normal"><text:s text:c="36"/>&lt;div style="font-size: 14px; color: #065f46; margin-top: 3px;"&gt;<text:span text:style-name="T74">👥</text:span><text:s/>${familiesDisplay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Lieu&lt;/div&gt;</text:p>
      <text:p text:style-name="Normal"><text:s text:c="36"/>&lt;div style="font-size: 14px; color: #065f46; margin-top: 3px;"&gt;<text:span text:style-name="T75">📍</text:span><text:s/>${visitor.location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Place Attitrée&lt;/div&gt;</text:p>
      <text:p text:style-name="Normal"><text:s text:c="36"/>&lt;div style="font-size: 14px; color: #065f46; margin-top: 3px;"&gt;<text:span text:style-name="T76">📌</text:span><text:s/>${visitor.plac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bre de personnes&lt;/div&gt;</text:p>
      <text:p text:style-name="Normal"><text:s text:c="36"/>&lt;div style="font-size: 14px; color: #065f46; margin-top: 3px;"&gt;<text:span text:style-name="T77">👥</text:span><text:s/>${visitor.capacity || 1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Programme&lt;/div&gt;</text:p>
      <text:soft-page-break/>
      <text:p text:style-name="Normal"><text:s text:c="36"/>&lt;div style="font-size: 13px; color: #065f46; margin-top: 3px; white-space: pre-wrap;"&gt;${visitor.program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xe&lt;/div&gt;</text:p>
      <text:p text:style-name="Normal"><text:s text:c="36"/>&lt;div style="font-size: 14px; color: #065f46; margin-top: 3px;"&gt;<text:span text:style-name="T78">⚧</text:span><text:s/>${visitor.sex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éléphone&lt;/div&gt;</text:p>
      <text:p text:style-name="Normal"><text:s text:c="36"/>&lt;div style="font-size: 13px; color: #065f46; margin-top: 3px;"&gt;<text:span text:style-name="T79">📱</text:span><text:s/>${visitor.phon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emps Restant&lt;/div&gt;</text:p>
      <text:p text:style-name="Normal"><text:s text:c="36"/>&lt;div style="font-size: 16px; font-weight: 700; color: #10b981; margin-top: 3px;"&gt;<text:span text:style-name="T80">⏱️</text:span><text:s/>${timeRemaining}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10b981; font-weight: 600;"&gt;Validité&lt;/div&gt;</text:p>
      <text:p text:style-name="Normal"><text:s text:c="36"/>&lt;div style="font-size: 13px; color: #065f46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32"/>${visitor.mariage ? `</text:p>
      <text:p text:style-name="Normal"><text:s text:c="32"/>&lt;div style="margin-top: 20px; padding-top: 20px; border-top: 2px solid #d1fae5;"&gt;</text:p>
      <text:p text:style-name="Normal"><text:s text:c="36"/>&lt;div style="font-size: 11px; text-transform: uppercase; letter-spacing: 0.5px; color: #10b981; font-weight: 600; margin-bottom: 12px;"&gt;<text:span text:style-name="T81">📍</text:span><text:s/>Détails du Mariage&lt;/div&gt;</text:p>
      <text:p text:style-name="Normal"><text:s text:c="36"/>&lt;div style="background: #f0fdf4; border-radius: 6px; padding: 12px; margin-bottom: 10px;"&gt;</text:p>
      <text:soft-page-break/>
      <text:p text:style-name="Normal"><text:s text:c="40"/>&lt;div style="font-size: 13px; color: #065f46;"&gt;&lt;strong&gt;<text:span text:style-name="T82">⛪</text:span><text:s/><text:span text:style-name="T83">É</text:span>glise:&lt;/strong&gt; ${visitor.mariage.eglise || 'N/A'}&lt;/div&gt;</text:p>
      <text:p text:style-name="Normal"><text:s text:c="40"/>${visitor.mariage.egliseAdresse ? `&lt;div style="font-size: 12px; color: #099268; margin-top: 4px;"&gt;<text:span text:style-name="T84">📮</text:span><text:s/>${visitor.mariage.egliseAdresse}&lt;/div&gt;` : ''}</text:p>
      <text:p text:style-name="Normal"><text:s text:c="36"/>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85">🏘️</text:span><text:s/>Commune:&lt;/strong&gt; ${visitor.mariage.commune || 'N/A'}&lt;/div&gt;</text:p>
      <text:p text:style-name="Normal"><text:s text:c="36"/>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86">📸</text:span><text:s/>Photographe:&lt;/strong&gt; ${visitor.mariage.photographe || 'N/A'}&lt;/div&gt;</text:p>
      <text:p text:style-name="Normal"><text:s text:c="36"/>&lt;/div&gt;</text:p>
      <text:p text:style-name="Normal"><text:s text:c="36"/>${visitor.mariage.evenements &amp;&amp; visitor.mariage.evenements.length &gt; 0 ? `</text:p>
      <text:p text:style-name="Normal"><text:s text:c="36"/>&lt;div style="background: #f0fdf4; border-radius: 6px; padding: 12px;"&gt;</text:p>
      <text:p text:style-name="Normal"><text:s text:c="40"/>&lt;div style="font-size: 13px; color: #065f46; font-weight: 600; margin-bottom: 8px;"&gt;<text:span text:style-name="T87">⏰</text:span><text:s/>Chronologie des<text:s/><text:span text:style-name="T88">É</text:span>v<text:span text:style-name="T89">é</text:span>nements:&lt;/div&gt;</text:p>
      <text:p text:style-name="Normal"><text:s text:c="40"/>${visitor.mariage.evenements.map(e =&gt; `</text:p>
      <text:p text:style-name="Normal"><text:s text:c="44"/>&lt;div style="font-size: 12px; color: #065f46; margin: 6px 0; padding-left: 10px;"&gt;</text:p>
      <text:p text:style-name="Normal"><text:s text:c="48"/>&lt;strong&gt;${e.time || '--:--'}&lt;/strong&gt; - ${e.description || 'Événement'}</text:p>
      <text:p text:style-name="Normal"><text:s text:c="44"/>&lt;/div&gt;</text:p>
      <text:p text:style-name="Normal"><text:s text:c="40"/>`).join('')}</text:p>
      <text:p text:style-name="Normal"><text:s text:c="36"/>&lt;/div&gt;</text:p>
      <text:p text:style-name="Normal"><text:s text:c="36"/>` : ''}</text:p>
      <text:p text:style-name="Normal"><text:s text:c="32"/>&lt;/div&gt;</text:p>
      <text:p text:style-name="Normal"><text:s text:c="32"/>` : ''}</text:p>
      <text:p text:style-name="Normal"><text:s text:c="28"/>&lt;/div&gt;</text:p>
      <text:p text:style-name="Normal"><text:s text:c="24"/>&lt;/div&gt;</text:p>
      <text:p text:style-name="Normal"><text:s text:c="24"/>&lt;div style="background: #f0fdf4; border-left: 4px solid #10b981; padding: 12px; border-radius: 4px; font-size: 13px; color: #15803d; font-weight: 600;"&gt;</text:p>
      <text:p text:style-name="Normal"><text:s text:c="28"/><text:span text:style-name="T90">✓</text:span><text:s/>C<text:span text:style-name="T91">é</text:span>r<text:span text:style-name="T92">é</text:span>monie valid<text:span text:style-name="T93">é</text:span>e - Acc<text:span text:style-name="T94">è</text:span>s Autoris<text:span text:style-name="T95">é</text:span></text:p>
      <text:soft-page-break/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 else if (!isValid &amp;&amp; isCer) {</text:p>
      <text:p text:style-name="Normal"><text:s text:c="16"/>let reason = 'Cérémonie non valide';</text:p>
      <text:p text:style-name="Normal"><text:s text:c="16"/>let reasonDetails = '';</text:p>
      <text:p text:style-name="Normal"><text:s text:c="16"/>if (isComing) {</text:p>
      <text:p text:style-name="Normal"><text:s text:c="20"/>reason = 'Pas Encore Valide';</text:p>
      <text:p text:style-name="Normal"><text:s text:c="20"/>reasonDetails = `Valide à partir de ${visitor.startTime.toLocaleString('fr-FR')}`;</text:p>
      <text:p text:style-name="Normal"><text:s text:c="16"/>} else if (isExpired) {</text:p>
      <text:p text:style-name="Normal"><text:s text:c="20"/>const timeLeft = visitor.endTime - new Date();</text:p>
      <text:p text:style-name="Normal"><text:s text:c="20"/>const minutesExpired = Math.floor(-timeLeft / 60000);</text:p>
      <text:p text:style-name="Normal"><text:s text:c="20"/>const hoursExpired = Math.floor(minutesExpired / 60);</text:p>
      <text:p text:style-name="Normal"><text:s text:c="20"/>reason = 'Cérémonie Expirée';</text:p>
      <text:p text:style-name="Normal"><text:s text:c="20"/>reasonDetails = `Expirée il y a ${hoursExpired &gt; 0 ? hoursExpired + 'h ' : ''}${minutesExpired % 60}m`;</text:p>
      <text:p text:style-name="Normal"><text:s text:c="16"/>}</text:p>
      <text:p text:style-name="Normal"><text:s text:c="16"/></text:p>
      <text:p text:style-name="Normal"><text:s text:c="16"/>const familiesDisplay = visitor.families &amp;&amp; visitor.families.length &gt; 0<text:s/></text:p>
      <text:p text:style-name="Normal"><text:s text:c="20"/>? visitor.families.join(' &amp; ')</text:p>
      <text:p text:style-name="Normal"><text:s text:c="20"/>: 'N/A';</text:p>
      <text:p text:style-name="Normal"><text:s text:c="16"/></text:p>
      <text:p text:style-name="Normal"><text:s text:c="16"/>return `</text:p>
      <text:p text:style-name="Normal"><text:s text:c="20"/>&lt;div style="background: linear-gradient(135deg, #fee2e2 0%, #fecaca 100%); border: 3px solid #ef4444; border-radius: 12px; padding: 25px; animation: slideInRight 0.3s ease-out;"&gt;</text:p>
      <text:p text:style-name="Normal"><text:s text:c="24"/>&lt;div style="font-size: 64px; margin-bottom: 15px; text-align: center;"&gt;<text:span text:style-name="T96">✗</text:span>&lt;/div&gt;</text:p>
      <text:p text:style-name="Normal"><text:s text:c="24"/>&lt;div style="font-weight: 700; color: #ef4444; margin-bottom: 20px; text-align: center; font-size: 20px;"&gt;Accès Refusé&lt;/div&gt;</text:p>
      <text:p text:style-name="Normal"><text:s text:c="24"/>&lt;div style="background: white; border-radius: 8px; padding: 20px; margin-bottom: 20px; box-shadow: 0 4px 12px rgba(239, 68, 68, 0.1);"&gt;</text:p>
      <text:p text:style-name="Normal"><text:s text:c="28"/>&lt;div style="display: grid; gap: 12px;"&gt;</text:p>
      <text:p text:style-name="Normal"><text:s text:c="32"/>&lt;div style="text-align:center;"&gt;${photoDisplay}&lt;/div&gt;</text:p>
      <text:p text:style-name="Normal"><text:s text:c="32"/>&lt;div style="border-bottom: 2px solid #fee2e2; padding-bottom: 12px;"&gt;</text:p>
      <text:soft-page-break/>
      <text:p text:style-name="Normal"><text:s text:c="36"/>&lt;div style="font-size: 11px; text-transform: uppercase; letter-spacing: 0.5px; color: #dc2626; font-weight: 600;"&gt;Nom de la Cérémonie&lt;/div&gt;</text:p>
      <text:p text:style-name="Normal"><text:s text:c="36"/>&lt;div style="font-size: 18px; font-weight: 700; color: #7f1d1d; margin-top: 5px;"&gt;${visitor.name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Raison du Refus&lt;/div&gt;</text:p>
      <text:p text:style-name="Normal"><text:s text:c="36"/>&lt;div style="font-size: 18px; font-weight: 700; color: #dc2626; margin-top: 3px;"&gt;<text:span text:style-name="T97">⚠️</text:span><text:s/>${reason}&lt;/div&gt;</text:p>
      <text:p text:style-name="Normal"><text:s text:c="36"/>&lt;div style="font-size: 13px; color: #7f1d1d; margin-top: 5px;"&gt;${reasonDetails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Type&lt;/div&gt;</text:p>
      <text:p text:style-name="Normal"><text:s text:c="36"/>&lt;div style="font-size: 14px; color: #7f1d1d; margin-top: 3px;"&gt;<text:span text:style-name="T98">🎉</text:span><text:s/>${visitor.type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Famille(s)&lt;/div&gt;</text:p>
      <text:p text:style-name="Normal"><text:s text:c="36"/>&lt;div style="font-size: 14px; color: #7f1d1d; margin-top: 3px;"&gt;<text:span text:style-name="T99">👥</text:span><text:s/>${familiesDisplay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Lieu&lt;/div&gt;</text:p>
      <text:p text:style-name="Normal"><text:s text:c="36"/>&lt;div style="font-size: 14px; color: #7f1d1d; margin-top: 3px;"&gt;<text:span text:style-name="T100">📍</text:span><text:s/>${visitor.location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Place Attitrée&lt;/div&gt;</text:p>
      <text:p text:style-name="Normal"><text:s text:c="36"/>&lt;div style="font-size: 14px; color: #7f1d1d; margin-top: 3px;"&gt;<text:span text:style-name="T101">📌</text:span><text:s/>${visitor.place || 'N/A'}&lt;/div&gt;</text:p>
      <text:soft-page-break/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Nombre de personnes&lt;/div&gt;</text:p>
      <text:p text:style-name="Normal"><text:s text:c="36"/>&lt;div style="font-size: 14px; color: #7f1d1d; margin-top: 3px;"&gt;<text:span text:style-name="T102">👥</text:span><text:s/>${visitor.capacity || 1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Sexe&lt;/div&gt;</text:p>
      <text:p text:style-name="Normal"><text:s text:c="36"/>&lt;div style="font-size: 14px; color: #7f1d1d; margin-top: 3px;"&gt;<text:span text:style-name="T103">⚧</text:span><text:s/>${visitor.sexe || 'N/A'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Téléphone&lt;/div&gt;</text:p>
      <text:p text:style-name="Normal"><text:s text:c="36"/>&lt;div style="font-size: 13px; color: #7f1d1d; margin-top: 3px;"&gt;<text:span text:style-name="T104">📱</text:span><text:s/>${visitor.phone || 'N/A'}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dc2626; font-weight: 600;"&gt;Période&lt;/div&gt;</text:p>
      <text:p text:style-name="Normal"><text:s text:c="36"/>&lt;div style="font-size: 13px; color: #7f1d1d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ef2f2; border-left: 4px solid #ef4444; padding: 12px; border-radius: 4px; font-size: 13px; color: #991b1b; font-weight: 600;"&gt;</text:p>
      <text:p text:style-name="Normal"><text:s text:c="28"/><text:span text:style-name="T105">✗</text:span><text:s/>Acc<text:span text:style-name="T106">è</text:span>s non autoris<text:span text:style-name="T107">é</text:span><text:s/>- Merci de contacter l'administrateur</text:p>
      <text:p text:style-name="Normal"><text:s text:c="24"/>&lt;/div&gt;</text:p>
      <text:p text:style-name="Normal"><text:s text:c="20"/>&lt;/div&gt;</text:p>
      <text:soft-page-break/>
      <text:p text:style-name="Normal"><text:s text:c="16"/>`;</text:p>
      <text:p text:style-name="Normal"><text:s text:c="12"/>}</text:p>
      <text:p text:style-name="Normal"><text:s text:c="12"/></text:p>
      <text:p text:style-name="Normal"><text:s text:c="12"/>// Return default (for visitors)</text:p>
      <text:p text:style-name="Normal"><text:s text:c="12"/>return null;</text:p>
      <text:p text:style-name="Normal"><text:s text:c="8"/>}</text:p>
      <text:p text:style-name="Normal"><text:s text:c="8"/>function verifyCode() {</text:p>
      <text:p text:style-name="Normal"><text:s text:c="12"/>const code = document.getElementById('verifyCode').value.trim();</text:p>
      <text:p text:style-name="Normal"><text:s text:c="12"/>if (!code) return;</text:p>
      <text:p text:style-name="Normal"/>
      <text:p text:style-name="Normal"><text:s text:c="12"/>// Search by ID or by 5-digit quick code</text:p>
      <text:p text:style-name="Normal"><text:s text:c="12"/>let visitor = visitors.find(v =&gt; v.id === code);</text:p>
      <text:p text:style-name="Normal"><text:s text:c="12"/>if (!visitor &amp;&amp; code.length === 5) {</text:p>
      <text:p text:style-name="Normal"><text:s text:c="16"/>visitor = visitors.find(v =&gt; v.quickCode === code);</text:p>
      <text:p text:style-name="Normal"><text:s text:c="12"/>}</text:p>
      <text:p text:style-name="Normal"><text:s text:c="12"/></text:p>
      <text:p text:style-name="Normal"><text:s text:c="12"/>const resultDiv = document.getElementById('verifyResult');</text:p>
      <text:p text:style-name="Normal"><text:s text:c="12"/>const contentDiv = document.getElementById('verifyContent');</text:p>
      <text:p text:style-name="Normal"/>
      <text:p text:style-name="Normal"><text:s text:c="12"/>if (!visitor) {</text:p>
      <text:p text:style-name="Normal"><text:s text:c="16"/>resultDiv.style.display = 'block';</text:p>
      <text:p text:style-name="Normal"><text:s text:c="16"/>contentDiv.innerHTML = `</text:p>
      <text:p text:style-name="Normal"><text:s text:c="20"/>&lt;div style="background: #fee2e2; border: 2px solid #ef4444; border-radius: 12px; padding: 20px; text-align: center;"&gt;</text:p>
      <text:p text:style-name="Normal"><text:s text:c="24"/>&lt;div style="font-size: 48px; margin-bottom: 10px;"&gt;<text:span text:style-name="T108">✗</text:span>&lt;/div&gt;</text:p>
      <text:p text:style-name="Normal"><text:s text:c="24"/>&lt;div style="font-weight: 600; color: #ef4444; margin-bottom: 5px;"&gt;Code Non Trouvé&lt;/div&gt;</text:p>
      <text:p text:style-name="Normal"><text:s text:c="24"/>&lt;p style="color: #991b1b; font-size: 14px;"&gt;Aucune invitation ne correspond à ce code&lt;/p&gt;</text:p>
      <text:p text:style-name="Normal"><text:s text:c="20"/>&lt;/div&gt;</text:p>
      <text:p text:style-name="Normal"><text:s text:c="16"/>`;;</text:p>
      <text:p text:style-name="Normal"><text:s text:c="16"/>document.getElementById('verifyCode').value = '';</text:p>
      <text:soft-page-break/>
      <text:p text:style-name="Normal"><text:s text:c="16"/>return;</text:p>
      <text:p text:style-name="Normal"><text:s text:c="12"/>}</text:p>
      <text:p text:style-name="Normal"/>
      <text:p text:style-name="Normal"><text:s text:c="12"/>const now = new Date();</text:p>
      <text:p text:style-name="Normal"><text:s text:c="12"/>const isValid = now &gt;= visitor.startTime &amp;&amp; now &lt;= visitor.endTime;</text:p>
      <text:p text:style-name="Normal"><text:s text:c="12"/>const isComing = now &lt; visitor.startTime;</text:p>
      <text:p text:style-name="Normal"><text:s text:c="12"/>const isExpired = now &gt; visitor.endTime;</text:p>
      <text:p text:style-name="Normal"><text:s text:c="12"/>const isDuplicate = visitor.category === 'ceremonie' &amp;&amp; visitor.scans &amp;&amp; visitor.scans.length &gt; 0;</text:p>
      <text:p text:style-name="Normal"/>
      <text:p text:style-name="Normal"><text:s text:c="12"/>// Trigger alarm for duplicate scans (ceremonies only)</text:p>
      <text:p text:style-name="Normal"><text:s text:c="12"/>if (isDuplicate) {</text:p>
      <text:p text:style-name="Normal"><text:s text:c="16"/>showAlarm('Duplication Détectée', 'Ce code QR a déjà été scanné!', 'warning');</text:p>
      <text:p text:style-name="Normal"><text:s text:c="12"/>}</text:p>
      <text:p text:style-name="Normal"/>
      <text:p text:style-name="Normal"><text:s text:c="12"/>visitor.scans.push({ timestamp: now, result: isValid ? 'approved' : 'denied', isDuplicate: isDuplicate });</text:p>
      <text:p text:style-name="Normal"><text:s text:c="12"/>localStorage.setItem('visitors', JSON.stringify(visitors));</text:p>
      <text:p text:style-name="Normal"/>
      <text:p text:style-name="Normal"><text:s text:c="12"/>accessLog.push({</text:p>
      <text:p text:style-name="Normal"><text:s text:c="16"/>visitorId: visitor.id,</text:p>
      <text:p text:style-name="Normal"><text:s text:c="16"/>visitorName: visitor.name,</text:p>
      <text:p text:style-name="Normal"><text:s text:c="16"/>timestamp: now,</text:p>
      <text:p text:style-name="Normal"><text:s text:c="16"/>result: isValid ? 'approved' : 'denied',</text:p>
      <text:p text:style-name="Normal"><text:s text:c="16"/>location: visitor.location</text:p>
      <text:p text:style-name="Normal"><text:s text:c="12"/>});</text:p>
      <text:p text:style-name="Normal"><text:s text:c="12"/>localStorage.setItem('accessLog', JSON.stringify(accessLog));</text:p>
      <text:p text:style-name="Normal"/>
      <text:p text:style-name="Normal"><text:s text:c="12"/>resultDiv.style.display = 'block';</text:p>
      <text:p text:style-name="Normal"><text:s text:c="12"/></text:p>
      <text:p text:style-name="Normal"><text:s text:c="12"/>// Calculate time remaining or elapsed</text:p>
      <text:p text:style-name="Normal"><text:s text:c="12"/>const timeLeft = visitor.endTime - now;</text:p>
      <text:soft-page-break/>
      <text:p text:style-name="Normal"><text:s text:c="12"/>const minutesLeft = Math.floor(timeLeft / 60000);</text:p>
      <text:p text:style-name="Normal"><text:s text:c="12"/>const hoursLeft = Math.floor(minutesLeft / 60);</text:p>
      <text:p text:style-name="Normal"><text:s text:c="12"/>const timeRemaining = hoursLeft &gt; 0 ? `${hoursLeft}h ${minutesLeft % 60}m` : `${minutesLeft}m`;</text:p>
      <text:p text:style-name="Normal"><text:s text:c="12"/></text:p>
      <text:p text:style-name="Normal"><text:s text:c="12"/>const photoDisplay = visitor.photo</text:p>
      <text:p text:style-name="Normal"><text:s text:c="16"/>? `&lt;img id="verifyPhoto" src="${visitor.photo}" alt="Photo" style="width: 150px; height: 150px; border-radius: 10px; margin: 15px 0; object-fit: cover; border: 3px solid #10b981;"&gt;`</text:p>
      <text:p text:style-name="Normal"><text:s text:c="16"/>: '&lt;div style="width: 150px; height: 150px; background: #e5e7eb; border-radius: 10px; margin: 15px auto; display: flex; align-items: center; justify-content: center; color: #6b7280;"&gt;Pas de photo&lt;/div&gt;';</text:p>
      <text:p text:style-name="Normal"/>
      <text:p text:style-name="Normal"><text:s text:c="12"/>// Display duplicate warning if applicable</text:p>
      <text:p text:style-name="Normal"><text:s text:c="12"/>if (isDuplicate) {</text:p>
      <text:p text:style-name="Normal"><text:s text:c="16"/>contentDiv.innerHTML = `</text:p>
      <text:p text:style-name="Normal"><text:s text:c="20"/>&lt;div style="background: linear-gradient(135deg, #fef08a 0%, #fde047 100%); border: 3px solid #f59e0b; border-radius: 12px; padding: 25px; animation: slideInRight 0.3s ease-out;"&gt;</text:p>
      <text:p text:style-name="Normal"><text:s text:c="24"/>&lt;div style="font-size: 64px; margin-bottom: 15px; text-align: center;"&gt;<text:span text:style-name="T109">⚠️</text:span>&lt;/div&gt;</text:p>
      <text:p text:style-name="Normal"><text:s text:c="24"/>&lt;div style="font-weight: 700; color: #f59e0b; margin-bottom: 20px; text-align: center; font-size: 24px;"&gt;Duplic&lt;/div&gt;</text:p>
      <text:p text:style-name="Normal"><text:s text:c="24"/>&lt;div style="background: white; border-radius: 8px; padding: 20px; margin-bottom: 20px; box-shadow: 0 4px 12px rgba(245, 158, 11, 0.1);"&gt;</text:p>
      <text:p text:style-name="Normal"><text:s text:c="28"/>&lt;div style="display: grid; gap: 12px;"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Nom&lt;/div&gt;</text:p>
      <text:p text:style-name="Normal"><text:s text:c="36"/>&lt;div style="font-size: 18px; font-weight: 700; color: #92400e; margin-top: 5px;"&gt;${visitor.name}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Statut&lt;/div&gt;</text:p>
      <text:p text:style-name="Normal"><text:s text:c="36"/>&lt;div style="font-size: 14px; color: #92400e; margin-top: 3px;"&gt;<text:span text:style-name="T110">🔄</text:span><text:s/>Code QR déjà scanné&lt;/div&gt;</text:p>
      <text:p text:style-name="Normal"><text:s text:c="32"/>&lt;/div&gt;</text:p>
      <text:soft-page-break/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Lieu d'Accès&lt;/div&gt;</text:p>
      <text:p text:style-name="Normal"><text:s text:c="36"/>&lt;div style="font-size: 14px; color: #92400e; margin-top: 3px;"&gt;<text:span text:style-name="T111">📍</text:span><text:s/>${visitor.location}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Total Scans&lt;/div&gt;</text:p>
      <text:p text:style-name="Normal"><text:s text:c="36"/>&lt;div style="font-size: 14px; color: #92400e; margin-top: 3px;"&gt;<text:span text:style-name="T112">🔍</text:span><text:s/>${visitor.scans.length} scan(s)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ffbeb; border-left: 4px solid #f59e0b; padding: 12px; border-radius: 4px; font-size: 13px; color: #92400e; font-weight: 600; text-align: center;"&gt;</text:p>
      <text:p text:style-name="Normal"><text:s text:c="28"/><text:span text:style-name="T113">⚠️</text:span><text:s/>Attention: Ce code QR a déjà été scanné auparavant!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 else if (isValid) {</text:p>
      <text:p text:style-name="Normal"><text:s text:c="16"/>// Check if this is a ceremony</text:p>
      <text:p text:style-name="Normal"><text:s text:c="16"/>const ceremonyDisplay = generateVerificationDisplay(visitor, true, timeRemaining, isExpired, isComing, photoDisplay);</text:p>
      <text:p text:style-name="Normal"><text:s text:c="16"/>if (ceremonyDisplay) {</text:p>
      <text:p text:style-name="Normal"><text:s text:c="20"/>contentDiv.innerHTML = ceremonyDisplay;</text:p>
      <text:p text:style-name="Normal"><text:s text:c="16"/>} else {</text:p>
      <text:p text:style-name="Normal"><text:s text:c="20"/>// Default visitor display</text:p>
      <text:p text:style-name="Normal"><text:s text:c="20"/>contentDiv.innerHTML = `</text:p>
      <text:p text:style-name="Normal"><text:s text:c="20"/>&lt;div style="background: linear-gradient(135deg, #dcfce7 0%, #d1fae5 100%); border: 3px solid #10b981; border-radius: 12px; padding: 25px; animation: slideInRight 0.3s ease-out;"&gt;</text:p>
      <text:p text:style-name="Normal"><text:s text:c="24"/>&lt;div style="font-size: 64px; margin-bottom: 15px; text-align: center;"&gt;<text:span text:style-name="T114">✓</text:span>&lt;/div&gt;</text:p>
      <text:p text:style-name="Normal"><text:s text:c="24"/>&lt;div style="font-weight: 700; color: #10b981; margin-bottom: 20px; text-align: center; font-size: 20px;"&gt;Accès Autorisé&lt;/div&gt;</text:p>
      <text:soft-page-break/>
      <text:p text:style-name="Normal"><text:s text:c="24"/>&lt;div style="background: white; border-radius: 8px; padding: 20px; margin-bottom: 20px; box-shadow: 0 4px 12px rgba(16, 185, 129, 0.1);"&gt;</text:p>
      <text:p text:style-name="Normal"><text:s text:c="28"/>&lt;div style="text-align: center;"&gt;</text:p>
      <text:p text:style-name="Normal"><text:s text:c="32"/>${photoDisplay}</text:p>
      <text:p text:style-name="Normal"><text:s text:c="28"/>&lt;/div&gt;</text:p>
      <text:p text:style-name="Normal"><text:s text:c="28"/>&lt;div style="display: grid; gap: 12px;"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 du Rendez-vous&lt;/div&gt;</text:p>
      <text:p text:style-name="Normal"><text:s text:c="36"/>&lt;div style="font-size: 18px; font-weight: 700; color: #065f46; margin-top: 5px;"&gt;${visitor.nam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ype de Rendez-vous&lt;/div&gt;</text:p>
      <text:p text:style-name="Normal"><text:s text:c="36"/>&lt;div style="font-size: 14px; color: #065f46; margin-top: 3px;"&gt;<text:span text:style-name="T115">📋</text:span><text:s/>${visitor.typ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xe&lt;/div&gt;</text:p>
      <text:p text:style-name="Normal"><text:s text:c="36"/>&lt;div style="font-size: 14px; color: #065f46; margin-top: 3px;"&gt;<text:span text:style-name="T116">⚧</text:span><text:s/>${visitor.sex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Lieu d'Accès&lt;/div&gt;</text:p>
      <text:p text:style-name="Normal"><text:s text:c="36"/>&lt;div style="font-size: 14px; color: #065f46; margin-top: 3px;"&gt;<text:span text:style-name="T117">📍</text:span><text:s/>${visitor.location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uméro de Demande&lt;/div&gt;</text:p>
      <text:p text:style-name="Normal"><text:s text:c="36"/>&lt;div style="font-size: 14px; color: #065f46; margin-top: 3px;"&gt;#️<text:span text:style-name="T118">⃣</text:span><text:s/>${visitor.requestNumber}&lt;/div&gt;</text:p>
      <text:soft-page-break/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rvice&lt;/div&gt;</text:p>
      <text:p text:style-name="Normal"><text:s text:c="36"/>&lt;div style="font-size: 14px; color: #065f46; margin-top: 3px;"&gt;<text:span text:style-name="T119">🛠️</text:span><text:s/>${visitor.servic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emps Restant&lt;/div&gt;</text:p>
      <text:p text:style-name="Normal"><text:s text:c="36"/>&lt;div style="font-size: 16px; font-weight: 700; color: #10b981; margin-top: 3px;"&gt;<text:span text:style-name="T120">⏱️</text:span><text:s/>${timeRemaining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Email&lt;/div&gt;</text:p>
      <text:p text:style-name="Normal"><text:s text:c="36"/>&lt;div style="font-size: 13px; color: #065f46; margin-top: 3px;"&gt;<text:span text:style-name="T121">📧</text:span><text:s/>${visitor.email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Validité&lt;/div&gt;</text:p>
      <text:p text:style-name="Normal"><text:s text:c="36"/>&lt;div style="font-size: 13px; color: #065f46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10b981; font-weight: 600;"&gt;Total Scans&lt;/div&gt;</text:p>
      <text:p text:style-name="Normal"><text:s text:c="36"/>&lt;div style="font-size: 14px; color: #065f46; margin-top: 3px;"&gt;<text:span text:style-name="T122">🔍</text:span><text:s/>${visitor.scans.length} scan(s)&lt;/div&gt;</text:p>
      <text:p text:style-name="Normal"><text:s text:c="32"/>&lt;/div&gt;</text:p>
      <text:p text:style-name="Normal"><text:s text:c="28"/>&lt;/div&gt;</text:p>
      <text:soft-page-break/>
      <text:p text:style-name="Normal"><text:s text:c="24"/>&lt;/div&gt;</text:p>
      <text:p text:style-name="Normal"><text:s text:c="24"/>&lt;div style="background: #f0fdf4; border-left: 4px solid #10b981; padding: 12px; border-radius: 4px; font-size: 13px; color: #15803d; font-weight: 600;"&gt;</text:p>
      <text:p text:style-name="Normal"><text:s text:c="28"/><text:span text:style-name="T123">✓</text:span><text:s/>Invitation valide et active - Acc<text:span text:style-name="T124">è</text:span>s Autoris<text:span text:style-name="T125">é</text:span>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6"/>}</text:p>
      <text:p text:style-name="Normal"><text:s text:c="16"/>playSound('success');</text:p>
      <text:p text:style-name="Normal"><text:s text:c="12"/>} else {</text:p>
      <text:p text:style-name="Normal"><text:s text:c="16"/>// Check if this is a ceremony</text:p>
      <text:p text:style-name="Normal"><text:s text:c="16"/>const ceremonyDisplay = generateVerificationDisplay(visitor, false, timeRemaining, isExpired, isComing, photoDisplay);</text:p>
      <text:p text:style-name="Normal"><text:s text:c="16"/>if (ceremonyDisplay) {</text:p>
      <text:p text:style-name="Normal"><text:s text:c="20"/>contentDiv.innerHTML = ceremonyDisplay;</text:p>
      <text:p text:style-name="Normal"><text:s text:c="16"/>} else {</text:p>
      <text:p text:style-name="Normal"><text:s text:c="20"/>// Default visitor display</text:p>
      <text:p text:style-name="Normal"><text:s text:c="20"/>let reason = 'Invitation non valide';</text:p>
      <text:p text:style-name="Normal"><text:s text:c="20"/>let reasonDetails = '';</text:p>
      <text:p text:style-name="Normal"><text:s text:c="20"/></text:p>
      <text:p text:style-name="Normal"><text:s text:c="20"/>if (isComing) {</text:p>
      <text:p text:style-name="Normal"><text:s text:c="24"/>reason = 'Pas Encore Valide';</text:p>
      <text:p text:style-name="Normal"><text:s text:c="24"/>reasonDetails = `Valide à partir de ${visitor.startTime.toLocaleString('fr-FR')}`;</text:p>
      <text:p text:style-name="Normal"><text:s text:c="20"/>} else if (isExpired) {</text:p>
      <text:p text:style-name="Normal"><text:s text:c="24"/>const minutesExpired = Math.floor(-timeLeft / 60000);</text:p>
      <text:p text:style-name="Normal"><text:s text:c="24"/>const hoursExpired = Math.floor(minutesExpired / 60);</text:p>
      <text:p text:style-name="Normal"><text:s text:c="24"/>reason = 'Invitation Expirée';</text:p>
      <text:p text:style-name="Normal"><text:s text:c="24"/>reasonDetails = `Expiré il y a ${hoursExpired &gt; 0 ? hoursExpired + 'h ' : ''}${minutesExpired % 60}m`;</text:p>
      <text:p text:style-name="Normal"><text:s text:c="20"/>}</text:p>
      <text:p text:style-name="Normal"><text:s text:c="20"/></text:p>
      <text:p text:style-name="Normal"><text:s text:c="20"/>contentDiv.innerHTML = `</text:p>
      <text:soft-page-break/>
      <text:p text:style-name="Normal"><text:s text:c="24"/>&lt;div style="background: linear-gradient(135deg, #fee2e2 0%, #fecaca 100%); border: 3px solid #ef4444; border-radius: 12px; padding: 25px; animation: slideInRight 0.3s ease-out;"&gt;</text:p>
      <text:p text:style-name="Normal"><text:s text:c="28"/>&lt;div style="font-size: 64px; margin-bottom: 15px; text-align: center;"&gt;<text:span text:style-name="T126">✗</text:span>&lt;/div&gt;</text:p>
      <text:p text:style-name="Normal"><text:s text:c="28"/>&lt;div style="font-weight: 700; color: #ef4444; margin-bottom: 20px; text-align: center; font-size: 20px;"&gt;Accès Refusé&lt;/div&gt;</text:p>
      <text:p text:style-name="Normal"><text:s text:c="28"/>&lt;div style="background: white; border-radius: 8px; padding: 20px; margin-bottom: 20px; box-shadow: 0 4px 12px rgba(239, 68, 68, 0.1);"&gt;</text:p>
      <text:p text:style-name="Normal"><text:s text:c="32"/>&lt;div style="text-align: center;"&gt;</text:p>
      <text:p text:style-name="Normal"><text:s text:c="36"/>${photoDisplay}</text:p>
      <text:p text:style-name="Normal"><text:s text:c="32"/>&lt;/div&gt;</text:p>
      <text:p text:style-name="Normal"><text:s text:c="32"/>&lt;div style="display: grid; gap: 12px;"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Nom du Rendez-vous&lt;/div&gt;</text:p>
      <text:p text:style-name="Normal"><text:s text:c="40"/>&lt;div style="font-size: 18px; font-weight: 700; color: #7f1d1d; margin-top: 5px;"&gt;${visitor.name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Sexe&lt;/div&gt;</text:p>
      <text:p text:style-name="Normal"><text:s text:c="40"/>&lt;div style="font-size: 14px; color: #7f1d1d; margin-top: 3px;"&gt;<text:span text:style-name="T127">⚧</text:span><text:s/>${visitor.sexe || 'N/A'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Raison du Refus&lt;/div&gt;</text:p>
      <text:p text:style-name="Normal"><text:s text:c="40"/>&lt;div style="font-size: 18px; font-weight: 700; color: #dc2626; margin-top: 3px;"&gt;<text:span text:style-name="T128">⚠️</text:span><text:s/>${reason}&lt;/div&gt;</text:p>
      <text:p text:style-name="Normal"><text:s text:c="40"/>&lt;div style="font-size: 13px; color: #7f1d1d; margin-top: 5px;"&gt;${reasonDetails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Lieu&lt;/div&gt;</text:p>
      <text:soft-page-break/>
      <text:p text:style-name="Normal"><text:s text:c="40"/>&lt;div style="font-size: 14px; color: #7f1d1d; margin-top: 3px;"&gt;<text:span text:style-name="T129">📍</text:span><text:s/>${visitor.location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Numéro de Demande&lt;/div&gt;</text:p>
      <text:p text:style-name="Normal"><text:s text:c="40"/>&lt;div style="font-size: 14px; color: #7f1d1d; margin-top: 3px;"&gt;#️<text:span text:style-name="T130">⃣</text:span><text:s/>${visitor.requestNumber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Service&lt;/div&gt;</text:p>
      <text:p text:style-name="Normal"><text:s text:c="40"/>&lt;div style="font-size: 14px; color: #7f1d1d; margin-top: 3px;"&gt;<text:span text:style-name="T131">🛠️</text:span><text:s/>${visitor.service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Email&lt;/div&gt;</text:p>
      <text:p text:style-name="Normal"><text:s text:c="40"/>&lt;div style="font-size: 13px; color: #7f1d1d; margin-top: 3px;"&gt;<text:span text:style-name="T132">📧</text:span><text:s/>${visitor.email}&lt;/div&gt;</text:p>
      <text:p text:style-name="Normal"><text:s text:c="36"/>&lt;/div&gt;</text:p>
      <text:p text:style-name="Normal"><text:s text:c="36"/>&lt;div&gt;</text:p>
      <text:p text:style-name="Normal"><text:s text:c="40"/>&lt;div style="font-size: 11px; text-transform: uppercase; letter-spacing: 0.5px; color: #dc2626; font-weight: 600;"&gt;Période Valide&lt;/div&gt;</text:p>
      <text:p text:style-name="Normal"><text:s text:c="40"/>&lt;div style="font-size: 13px; color: #7f1d1d; margin-top: 3px;"&gt;</text:p>
      <text:p text:style-name="Normal"><text:s text:c="44"/>De: ${visitor.startTime.toLocaleString('fr-FR')}&lt;br&gt;</text:p>
      <text:p text:style-name="Normal"><text:s text:c="44"/>À: ${visitor.endTime.toLocaleString('fr-FR')}</text:p>
      <text:p text:style-name="Normal"><text:s text:c="40"/>&lt;/div&gt;</text:p>
      <text:p text:style-name="Normal"><text:s text:c="36"/>&lt;/div&gt;</text:p>
      <text:p text:style-name="Normal"><text:s text:c="32"/>&lt;/div&gt;</text:p>
      <text:p text:style-name="Normal"><text:s text:c="28"/>&lt;/div&gt;</text:p>
      <text:p text:style-name="Normal"><text:s text:c="28"/>&lt;div style="background: #fef2f2; border-left: 4px solid #ef4444; padding: 12px; border-radius: 4px; font-size: 13px; color: #991b1b; font-weight: 600;"&gt;</text:p>
      <text:p text:style-name="Normal"><text:s text:c="32"/><text:span text:style-name="T133">✗</text:span><text:s/>Acc<text:span text:style-name="T134">è</text:span>s non autoris<text:span text:style-name="T135">é</text:span><text:s/>- Merci de contacter l'administrateur</text:p>
      <text:soft-page-break/>
      <text:p text:style-name="Normal"><text:s text:c="28"/>&lt;/div&gt;</text:p>
      <text:p text:style-name="Normal"><text:s text:c="24"/>&lt;/div&gt;</text:p>
      <text:p text:style-name="Normal"><text:s text:c="20"/>`;</text:p>
      <text:p text:style-name="Normal"><text:s text:c="16"/>}</text:p>
      <text:p text:style-name="Normal"><text:s text:c="16"/>playSound('denied');</text:p>
      <text:p text:style-name="Normal"><text:s text:c="12"/>}</text:p>
      <text:p text:style-name="Normal"/>
      <text:p text:style-name="Normal"><text:s text:c="12"/>// Ensure the verification image element has its src set (use DOM assignment to avoid innerHTML parsing issues)</text:p>
      <text:p text:style-name="Normal"><text:s text:c="12"/>const verifyImgEl = document.getElementById('verifyPhoto');</text:p>
      <text:p text:style-name="Normal"><text:s text:c="12"/>if (verifyImgEl &amp;&amp; visitor.photo) {</text:p>
      <text:p text:style-name="Normal"><text:s text:c="16"/>verifyImgEl.src = visitor.photo;</text:p>
      <text:p text:style-name="Normal"><text:s text:c="12"/>}</text:p>
      <text:p text:style-name="Normal"/>
      <text:p text:style-name="Normal"><text:s text:c="12"/>// Auto-clear and prepare for next scan after 3 seconds</text:p>
      <text:p text:style-name="Normal"><text:s text:c="12"/>setTimeout(() =&gt; {</text:p>
      <text:p text:style-name="Normal"><text:s text:c="16"/>document.getElementById('verifyCode').value = '';</text:p>
      <text:p text:style-name="Normal"><text:s text:c="16"/>document.getElementById('verifyCode').focus();</text:p>
      <text:p text:style-name="Normal"><text:s text:c="12"/>}, 3000);</text:p>
      <text:p text:style-name="Normal"/>
      <text:p text:style-name="Normal"><text:s text:c="12"/>updateDashboard();</text:p>
      <text:p text:style-name="Normal"><text:s text:c="8"/>}</text:p>
      <text:p text:style-name="Normal"/>
      <text:p text:style-name="Normal"><text:s text:c="8"/>// Update Dashboard</text:p>
      <text:p text:style-name="Normal"><text:s text:c="8"/>function updateDashboard() {</text:p>
      <text:p text:style-name="Normal"><text:s text:c="12"/>const now = new Date();</text:p>
      <text:p text:style-name="Normal"><text:s text:c="12"/>let activeCount = 0;</text:p>
      <text:p text:style-name="Normal"><text:s text:c="12"/>let expiringCount = 0;</text:p>
      <text:p text:style-name="Normal"><text:s text:c="12"/>const oneHourLater = new Date(now.getTime() + 60 * 60000);</text:p>
      <text:p text:style-name="Normal"/>
      <text:p text:style-name="Normal"><text:s text:c="12"/>const activeHtml = [];</text:p>
      <text:p text:style-name="Normal"><text:s text:c="12"/>const expiringHtml = [];</text:p>
      <text:p text:style-name="Normal"/>
      <text:p text:style-name="Normal"><text:s text:c="12"/>visitors.forEach(v =&gt; {</text:p>
      <text:p text:style-name="Normal"><text:s text:c="16"/>if (now &gt;= v.startTime &amp;&amp; now &lt;= v.endTime) {</text:p>
      <text:p text:style-name="Normal"><text:s text:c="20"/>activeCount++;</text:p>
      <text:p text:style-name="Normal"><text:s text:c="20"/>activeHtml.push(createVisitorHTML(v, false));</text:p>
      <text:p text:style-name="Normal"><text:s text:c="16"/>}</text:p>
      <text:p text:style-name="Normal"/>
      <text:p text:style-name="Normal"><text:s text:c="16"/>if (now &lt;= v.endTime &amp;&amp; v.endTime &lt;= oneHourLater) {</text:p>
      <text:p text:style-name="Normal"><text:s text:c="20"/>expiringCount++;</text:p>
      <text:p text:style-name="Normal"><text:s text:c="20"/>expiringHtml.push(createVisitorHTML(v, true));</text:p>
      <text:p text:style-name="Normal"><text:s text:c="16"/>}</text:p>
      <text:p text:style-name="Normal"><text:s text:c="12"/>});</text:p>
      <text:p text:style-name="Normal"/>
      <text:p text:style-name="Normal"><text:s text:c="12"/>document.getElementById('activeCount').textContent = activeCount;</text:p>
      <text:p text:style-name="Normal"><text:s text:c="12"/>document.getElementById('totalCount').textContent = visitors.length;</text:p>
      <text:p text:style-name="Normal"><text:s text:c="12"/>document.getElementById('expiringCount').textContent = expiringCount;</text:p>
      <text:p text:style-name="Normal"><text:s text:c="12"/>document.getElementById('accessCount').textContent = accessLog.filter(l =&gt; {</text:p>
      <text:p text:style-name="Normal"><text:s text:c="16"/>const logDate = new Date(l.timestamp);</text:p>
      <text:p text:style-name="Normal"><text:s text:c="16"/>const today = new Date();</text:p>
      <text:p text:style-name="Normal"><text:s text:c="16"/>return logDate.toDateString() === today.toDateString();</text:p>
      <text:p text:style-name="Normal"><text:s text:c="12"/>}).length;</text:p>
      <text:p text:style-name="Normal"/>
      <text:p text:style-name="Normal"><text:s text:c="12"/>document.getElementById('visitorsActive').innerHTML = activeHtml.length ? activeHtml.join('') : '&lt;p style="text-align: center; color: var(--dark); opacity: 0.5;"&gt;Aucun rendez-vous actif&lt;/p&gt;';</text:p>
      <text:p text:style-name="Normal"><text:s text:c="12"/>document.getElementById('visitorsExpiring').innerHTML = expiringHtml.length ? expiringHtml.join('') : '&lt;p style="text-align: center; color: var(--dark); opacity: 0.5;"&gt;Aucune expiration proche&lt;/p&gt;';</text:p>
      <text:p text:style-name="Normal"><text:s text:c="8"/>}</text:p>
      <text:p text:style-name="Normal"/>
      <text:p text:style-name="Normal"><text:s text:c="8"/>// Create Visitor HTML</text:p>
      <text:p text:style-name="Normal"><text:s text:c="8"/>function createVisitorHTML(visitor, isExpiring) {</text:p>
      <text:p text:style-name="Normal"><text:s text:c="12"/>const now = new Date();</text:p>
      <text:soft-page-break/>
      <text:p text:style-name="Normal"><text:s text:c="12"/>const isExpired = now &gt; visitor.endTime;</text:p>
      <text:p text:style-name="Normal"><text:s text:c="12"/>const isComing = now &lt; visitor.startTime;</text:p>
      <text:p text:style-name="Normal"/>
      <text:p text:style-name="Normal"><text:s text:c="12"/>let statusText = 'Actif';</text:p>
      <text:p text:style-name="Normal"><text:s text:c="12"/>let statusClass = 'active';</text:p>
      <text:p text:style-name="Normal"/>
      <text:p text:style-name="Normal"><text:s text:c="12"/>if (isExpired) {</text:p>
      <text:p text:style-name="Normal"><text:s text:c="16"/>statusText = 'Expiré';</text:p>
      <text:p text:style-name="Normal"><text:s text:c="16"/>statusClass = 'expired';</text:p>
      <text:p text:style-name="Normal"><text:s text:c="12"/>} else if (isExpiring) {</text:p>
      <text:p text:style-name="Normal"><text:s text:c="16"/>statusText = 'Expire Bientôt';</text:p>
      <text:p text:style-name="Normal"><text:s text:c="16"/>statusClass = 'expiring';</text:p>
      <text:p text:style-name="Normal"><text:s text:c="12"/>} else if (isComing) {</text:p>
      <text:p text:style-name="Normal"><text:s text:c="16"/>statusText = 'À Venir';</text:p>
      <text:p text:style-name="Normal"><text:s text:c="16"/>statusClass = 'expiring';</text:p>
      <text:p text:style-name="Normal"><text:s text:c="12"/>}</text:p>
      <text:p text:style-name="Normal"/>
      <text:p text:style-name="Normal"><text:s text:c="12"/>const photoHtml = visitor.photo<text:s/></text:p>
      <text:p text:style-name="Normal"><text:s text:c="16"/>? `&lt;div class="visitor-photo"&gt;&lt;img src="${visitor.photo}" alt="${visitor.name}"&gt;&lt;/div&gt;`</text:p>
      <text:p text:style-name="Normal"><text:s text:c="16"/>: `&lt;div class="visitor-photo"&gt;<text:span text:style-name="T136">👤</text:span>&lt;/div&gt;`;</text:p>
      <text:p text:style-name="Normal"/>
      <text:p text:style-name="Normal"><text:s text:c="12"/>return `</text:p>
      <text:p text:style-name="Normal"><text:s text:c="16"/>&lt;div class="visitor-item ${statusClass}" onclick="showVisitorDetails('${visitor.id}')"&gt;</text:p>
      <text:p text:style-name="Normal"><text:s text:c="20"/>${photoHtml}</text:p>
      <text:p text:style-name="Normal"><text:s text:c="20"/>&lt;div class="visitor-info"&gt;</text:p>
      <text:p text:style-name="Normal"><text:s text:c="24"/>&lt;div class="visitor-name"&gt;${visitor.name}&lt;/div&gt;</text:p>
      <text:p text:style-name="Normal"><text:s text:c="24"/>&lt;div class="visitor-meta"&gt;</text:p>
      <text:p text:style-name="Normal"><text:s text:c="28"/>&lt;span&gt;<text:span text:style-name="T137">📍</text:span><text:s/>${visitor.location}&lt;/span&gt;</text:p>
      <text:p text:style-name="Normal"><text:s text:c="28"/>&lt;span&gt;<text:span text:style-name="T138">🛠️</text:span><text:s/>${visitor.service}&lt;/span&gt;</text:p>
      <text:p text:style-name="Normal"><text:s text:c="28"/>&lt;span&gt;#️<text:span text:style-name="T139">⃣</text:span><text:s/>${visitor.requestNumber}&lt;/span&gt;</text:p>
      <text:p text:style-name="Normal"><text:s text:c="28"/>&lt;span&gt;<text:span text:style-name="T140">⚧</text:span><text:s/>${visitor.sexe || 'N/A'}&lt;/span&gt;</text:p>
      <text:soft-page-break/>
      <text:p text:style-name="Normal"><text:s text:c="28"/>&lt;span&gt;<text:span text:style-name="T141">⏱️</text:span><text:s/>${visitor.endTime.toLocaleTimeString('fr-FR', {hour: '2-digit', minute:'2-digit'})}&lt;/span&gt;</text:p>
      <text:p text:style-name="Normal"><text:s text:c="28"/>&lt;span&gt;<text:span text:style-name="T142">📧</text:span><text:s/>${visitor.email}&lt;/span&gt;</text:p>
      <text:p text:style-name="Normal"><text:s text:c="24"/>&lt;/div&gt;</text:p>
      <text:p text:style-name="Normal"><text:s text:c="20"/>&lt;/div&gt;</text:p>
      <text:p text:style-name="Normal"><text:s text:c="20"/>&lt;div class="visitor-status ${statusClass}"&gt;</text:p>
      <text:p text:style-name="Normal"><text:s text:c="24"/>&lt;div class="status-dot"&gt;&lt;/div&gt;</text:p>
      <text:p text:style-name="Normal"><text:s text:c="24"/>${statusText}</text:p>
      <text:p text:style-name="Normal"><text:s text:c="20"/>&lt;/div&gt;</text:p>
      <text:p text:style-name="Normal"><text:s text:c="16"/>&lt;/div&gt;</text:p>
      <text:p text:style-name="Normal"><text:s text:c="12"/>`;</text:p>
      <text:p text:style-name="Normal"><text:s text:c="8"/>}</text:p>
      <text:p text:style-name="Normal"/>
      <text:p text:style-name="Normal"><text:s text:c="8"/>// Show Visitor Details</text:p>
      <text:p text:style-name="Normal"><text:s text:c="8"/>function showVisitorDetails(visitorId) {</text:p>
      <text:p text:style-name="Normal"><text:s text:c="12"/>const visitor = visitors.find(v =&gt; v.id === visitorId);</text:p>
      <text:p text:style-name="Normal"><text:s text:c="12"/>if (!visitor) return;</text:p>
      <text:p text:style-name="Normal"/>
      <text:p text:style-name="Normal"><text:s text:c="12"/>alert(`</text:p>
      <text:p text:style-name="Normal">Rendez-vous: ${visitor.name}</text:p>
      <text:p text:style-name="Normal">Email: ${visitor.email}</text:p>
      <text:p text:style-name="Normal">Téléphone: ${visitor.phone}</text:p>
      <text:p text:style-name="Normal">Numéro de Demande: ${visitor.requestNumber}</text:p>
      <text:p text:style-name="Normal">Service: ${visitor.service}</text:p>
      <text:p text:style-name="Normal">Type: ${visitor.type}</text:p>
      <text:p text:style-name="Normal">Lieu: ${visitor.location}</text:p>
      <text:p text:style-name="Normal">Place Attitrée: ${visitor.place || 'N/A'}</text:p>
      <text:p text:style-name="Normal">Début: ${visitor.startTime.toLocaleString('fr-FR')}</text:p>
      <text:p text:style-name="Normal">Fin: ${visitor.endTime.toLocaleString('fr-FR')}</text:p>
      <text:p text:style-name="Normal">Nombre de personnes: ${visitor.capacity || 1}</text:p>
      <text:p text:style-name="Normal">Scans: ${visitor.scans.length}</text:p>
      <text:soft-page-break/>
      <text:p text:style-name="Normal">Photo: ${visitor.photo ? 'Oui' : 'Non'}</text:p>
      <text:p text:style-name="Normal">Sexe: ${visitor.sexe || 'N/A'}</text:p>
      <text:p text:style-name="Normal"><text:s text:c="12"/>`);</text:p>
      <text:p text:style-name="Normal"><text:s text:c="8"/>}</text:p>
      <text:p text:style-name="Normal"/>
      <text:p text:style-name="Normal"><text:s text:c="8"/>// Update Access Log</text:p>
      <text:p text:style-name="Normal"><text:s text:c="8"/>function updateAccessLog() {</text:p>
      <text:p text:style-name="Normal"><text:s text:c="12"/>const logHtml = accessLog.slice(-50).reverse().map(log =&gt; {</text:p>
      <text:p text:style-name="Normal"><text:s text:c="16"/>const date = new Date(log.timestamp);</text:p>
      <text:p text:style-name="Normal"><text:s text:c="16"/>const icon = log.result === 'approved' ? '<text:span text:style-name="T143">✓</text:span>' : '<text:span text:style-name="T144">✗</text:span>';</text:p>
      <text:p text:style-name="Normal"><text:s text:c="16"/>const statusClass = log.result === 'approved' ? '' : 'denied';</text:p>
      <text:p text:style-name="Normal"><text:s text:c="16"/></text:p>
      <text:p text:style-name="Normal"><text:s text:c="16"/>return `</text:p>
      <text:p text:style-name="Normal"><text:s text:c="20"/>&lt;div class="log-item ${statusClass}"&gt;</text:p>
      <text:p text:style-name="Normal"><text:s text:c="24"/>&lt;div class="log-timestamp"&gt;${icon} ${date.toLocaleString('fr-FR')}&lt;/div&gt;</text:p>
      <text:p text:style-name="Normal"><text:s text:c="24"/>&lt;div class="log-details"&gt;</text:p>
      <text:p text:style-name="Normal"><text:s text:c="28"/>&lt;strong&gt;${log.visitorName}&lt;/strong&gt; - ${log.location}</text:p>
      <text:p text:style-name="Normal"><text:s text:c="28"/>${log.result === 'approved' ? '(Accès Autorisé)' : '(Accès Refusé)'}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).join('');</text:p>
      <text:p text:style-name="Normal"/>
      <text:p text:style-name="Normal"><text:s text:c="12"/>document.getElementById('accessLog').innerHTML = logHtml || '&lt;p style="text-align: center; color: var(--dark); opacity: 0.5;"&gt;Aucun accès enregistré&lt;/p&gt;';</text:p>
      <text:p text:style-name="Normal"><text:s text:c="8"/>}</text:p>
      <text:p text:style-name="Normal"/>
      <text:p text:style-name="Normal"><text:s text:c="8"/>// --- History search (search visitors who had a QR generated) ---</text:p>
      <text:p text:style-name="Normal"><text:s text:c="8"/>function debounce(fn, wait) {</text:p>
      <text:p text:style-name="Normal"><text:s text:c="12"/>let t;</text:p>
      <text:p text:style-name="Normal"><text:s text:c="12"/>return function(...args) {</text:p>
      <text:p text:style-name="Normal"><text:s text:c="16"/>clearTimeout(t);</text:p>
      <text:soft-page-break/>
      <text:p text:style-name="Normal"><text:s text:c="16"/>t = setTimeout(() =&gt; fn.apply(this, args), wait);</text:p>
      <text:p text:style-name="Normal"><text:s text:c="12"/>};</text:p>
      <text:p text:style-name="Normal"><text:s text:c="8"/>}</text:p>
      <text:p text:style-name="Normal"/>
      <text:p text:style-name="Normal"><text:s text:c="8"/>function renderHistorySearchResults(results) {</text:p>
      <text:p text:style-name="Normal"><text:s text:c="12"/>const container = document.getElementById('historyResults');</text:p>
      <text:p text:style-name="Normal"><text:s text:c="12"/>if (!container) return;</text:p>
      <text:p text:style-name="Normal"><text:s text:c="12"/>if (!results || results.length === 0) {</text:p>
      <text:p text:style-name="Normal"><text:s text:c="16"/>container.innerHTML = '&lt;p style="text-align: left; color: var(--dark); opacity: 0.6;"&gt;Aucun résultat&lt;/p&gt;';</text:p>
      <text:p text:style-name="Normal"><text:s text:c="16"/>return;</text:p>
      <text:p text:style-name="Normal"><text:s text:c="12"/>}</text:p>
      <text:p text:style-name="Normal"/>
      <text:p text:style-name="Normal"><text:s text:c="12"/>container.innerHTML = results.map(v =&gt; {</text:p>
      <text:p text:style-name="Normal"><text:s text:c="16"/>const photoHtml = v.photo ? `&lt;div class="visitor-photo"&gt;&lt;img src="${v.photo}" alt="${v.name}"&gt;&lt;/div&gt;` : `&lt;div class="visitor-photo"&gt;<text:span text:style-name="T145">👤</text:span>&lt;/div&gt;`;</text:p>
      <text:p text:style-name="Normal"><text:s text:c="16"/>const endTimeStr = v.endTime ? (new Date(v.endTime)).toLocaleString('fr-FR') : '';</text:p>
      <text:p text:style-name="Normal"><text:s text:c="16"/>return `</text:p>
      <text:p text:style-name="Normal"><text:s text:c="20"/>&lt;div class="visitor-item" style="cursor:pointer;" onclick="showVisitorDetails('${v.id}')"&gt;</text:p>
      <text:p text:style-name="Normal"><text:s text:c="24"/>${photoHtml}</text:p>
      <text:p text:style-name="Normal"><text:s text:c="24"/>&lt;div class="visitor-info"&gt;</text:p>
      <text:p text:style-name="Normal"><text:s text:c="28"/>&lt;div class="visitor-name"&gt;${v.name}&lt;/div&gt;</text:p>
      <text:p text:style-name="Normal"><text:s text:c="28"/>&lt;div class="visitor-meta"&gt;</text:p>
      <text:p text:style-name="Normal"><text:s text:c="32"/>&lt;span&gt;<text:span text:style-name="T146">🔢</text:span><text:s/>${v.quickCode || v.id}&lt;/span&gt;</text:p>
      <text:p text:style-name="Normal"><text:s text:c="32"/>&lt;span&gt;<text:span text:style-name="T147">📍</text:span><text:s/>${v.location || 'N/A'}&lt;/span&gt;</text:p>
      <text:p text:style-name="Normal"><text:s text:c="32"/>&lt;span&gt;<text:span text:style-name="T148">📱</text:span><text:s/>${v.phone || 'N/A'}&lt;/span&gt;</text:p>
      <text:p text:style-name="Normal"><text:s text:c="32"/>&lt;span&gt;<text:span text:style-name="T149">⏱️</text:span><text:s/>${endTimeStr}&lt;/span&gt;</text:p>
      <text:p text:style-name="Normal"><text:s text:c="28"/>&lt;/div&gt;</text:p>
      <text:p text:style-name="Normal"><text:s text:c="24"/>&lt;/div&gt;</text:p>
      <text:p text:style-name="Normal"><text:s text:c="24"/>&lt;div class="visitor-status active"&gt;</text:p>
      <text:p text:style-name="Normal"><text:s text:c="28"/>&lt;div class="status-dot"&gt;&lt;/div&gt;</text:p>
      <text:p text:style-name="Normal"><text:s text:c="28"/>Détails</text:p>
      <text:soft-page-break/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).join('');</text:p>
      <text:p text:style-name="Normal"><text:s text:c="8"/>}</text:p>
      <text:p text:style-name="Normal"/>
      <text:p text:style-name="Normal"><text:s text:c="8"/>function performHistorySearch() {</text:p>
      <text:p text:style-name="Normal"><text:s text:c="12"/>const q = document.getElementById('historySearch').value.trim().toLowerCase();</text:p>
      <text:p text:style-name="Normal"><text:s text:c="12"/>if (!q) {</text:p>
      <text:p text:style-name="Normal"><text:s text:c="16"/>document.getElementById('historyResults').innerHTML = '';</text:p>
      <text:p text:style-name="Normal"><text:s text:c="16"/>return;</text:p>
      <text:p text:style-name="Normal"><text:s text:c="12"/>}</text:p>
      <text:p text:style-name="Normal"/>
      <text:p text:style-name="Normal"><text:s text:c="12"/>const results = visitors.filter(v =&gt; {</text:p>
      <text:p text:style-name="Normal"><text:s text:c="16"/>return (v.name &amp;&amp; v.name.toLowerCase().includes(q)) ||</text:p>
      <text:p text:style-name="Normal"><text:s text:c="23"/>(v.quickCode &amp;&amp; v.quickCode.toLowerCase().includes(q)) ||</text:p>
      <text:p text:style-name="Normal"><text:s text:c="23"/>(v.id &amp;&amp; v.id.toLowerCase().includes(q)) ||</text:p>
      <text:p text:style-name="Normal"><text:s text:c="23"/>(v.phone &amp;&amp; v.phone.toLowerCase().includes(q)) ||</text:p>
      <text:p text:style-name="Normal"><text:s text:c="23"/>(v.email &amp;&amp; v.email.toLowerCase().includes(q));</text:p>
      <text:p text:style-name="Normal"><text:s text:c="12"/>});</text:p>
      <text:p text:style-name="Normal"/>
      <text:p text:style-name="Normal"><text:s text:c="12"/>renderHistorySearchResults(results);</text:p>
      <text:p text:style-name="Normal"><text:s text:c="8"/>}</text:p>
      <text:p text:style-name="Normal"/>
      <text:p text:style-name="Normal"><text:s text:c="8"/>const historySearchDebounced = debounce(performHistorySearch, 200);</text:p>
      <text:p text:style-name="Normal"/>
      <text:p text:style-name="Normal"><text:s text:c="8"/>document.addEventListener('DOMContentLoaded', function() {</text:p>
      <text:p text:style-name="Normal"><text:s text:c="12"/>const searchInput = document.getElementById('historySearch');</text:p>
      <text:p text:style-name="Normal"><text:s text:c="12"/>const clearBtn = document.getElementById('historyClearBtn');</text:p>
      <text:p text:style-name="Normal"><text:s text:c="12"/>if (searchInput) searchInput.addEventListener('input', historySearchDebounced);</text:p>
      <text:p text:style-name="Normal"><text:s text:c="12"/>if (clearBtn) clearBtn.addEventListener('click', function() {</text:p>
      <text:soft-page-break/>
      <text:p text:style-name="Normal"><text:s text:c="16"/>if (searchInput) searchInput.value = '';</text:p>
      <text:p text:style-name="Normal"><text:s text:c="16"/>document.getElementById('historyResults').innerHTML = '';</text:p>
      <text:p text:style-name="Normal"><text:s text:c="16"/>searchInput &amp;&amp; searchInput.focus();</text:p>
      <text:p text:style-name="Normal"><text:s text:c="12"/>});</text:p>
      <text:p text:style-name="Normal"><text:s text:c="8"/>});</text:p>
      <text:p text:style-name="Normal"/>
      <text:p text:style-name="Normal"><text:s text:c="8"/>// Alarm System</text:p>
      <text:p text:style-name="Normal"><text:s text:c="8"/>function startAlarmSystem() {</text:p>
      <text:p text:style-name="Normal"><text:s text:c="12"/>setInterval(function() {</text:p>
      <text:p text:style-name="Normal"><text:s text:c="16"/>const now = new Date();</text:p>
      <text:p text:style-name="Normal"><text:s text:c="16"/>const fiveMinutesLater = new Date(now.getTime() + 5 * 60000);</text:p>
      <text:p text:style-name="Normal"/>
      <text:p text:style-name="Normal"><text:s text:c="16"/>visitors.forEach(visitor =&gt; {</text:p>
      <text:p text:style-name="Normal"><text:s text:c="20"/>// Check for expired</text:p>
      <text:p text:style-name="Normal"><text:s text:c="20"/>if (now &gt; visitor.endTime &amp;&amp; visitor.endTime &gt; new Date(now.getTime() - 1 * 60000)) {</text:p>
      <text:p text:style-name="Normal"><text:s text:c="24"/>showAlarm(`${visitor.name} - Invitation Expirée!`, `L'invitation de ${visitor.name} pour ${visitor.location} a expiré.`);</text:p>
      <text:p text:style-name="Normal"><text:s text:c="20"/>}</text:p>
      <text:p text:style-name="Normal"/>
      <text:p text:style-name="Normal"><text:s text:c="20"/>// Check for expiring soon</text:p>
      <text:p text:style-name="Normal"><text:s text:c="20"/>if (visitor.endTime &lt;= fiveMinutesLater &amp;&amp; visitor.endTime &gt; now) {</text:p>
      <text:p text:style-name="Normal"><text:s text:c="24"/>const minutesLeft = Math.round((visitor.endTime - now) / 60000);</text:p>
      <text:p text:style-name="Normal"><text:s text:c="24"/>showAlarm(`${visitor.name} - Expire Bientôt!`, `L'invitation expire dans ${minutesLeft} minutes.`, 'warning');</text:p>
      <text:p text:style-name="Normal"><text:s text:c="20"/>}</text:p>
      <text:p text:style-name="Normal"><text:s text:c="16"/>});</text:p>
      <text:p text:style-name="Normal"><text:s text:c="12"/>}, 30000); // Check every 30 seconds</text:p>
      <text:p text:style-name="Normal"><text:s text:c="8"/>}</text:p>
      <text:p text:style-name="Normal"/>
      <text:p text:style-name="Normal"><text:s text:c="8"/>// Show Alarm</text:p>
      <text:p text:style-name="Normal"><text:s text:c="8"/>function showAlarm(title, message, type = 'danger') {</text:p>
      <text:p text:style-name="Normal"><text:s text:c="12"/>const notification = document.getElementById('alarmNotification');</text:p>
      <text:soft-page-break/>
      <text:p text:style-name="Normal"><text:s text:c="12"/>const details = document.getElementById('alarmDetails');</text:p>
      <text:p text:style-name="Normal"/>
      <text:p text:style-name="Normal"><text:s text:c="12"/>details.textContent = message;</text:p>
      <text:p text:style-name="Normal"><text:s text:c="12"/>notification.classList.add('active');</text:p>
      <text:p text:style-name="Normal"/>
      <text:p text:style-name="Normal"><text:s text:c="12"/>if (type === 'danger') {</text:p>
      <text:p text:style-name="Normal"><text:s text:c="16"/>notification.classList.add('alarm-active');</text:p>
      <text:p text:style-name="Normal"><text:s text:c="12"/>} else {</text:p>
      <text:p text:style-name="Normal"><text:s text:c="16"/>notification.classList.remove('alarm-active');</text:p>
      <text:p text:style-name="Normal"><text:s text:c="12"/>}</text:p>
      <text:p text:style-name="Normal"/>
      <text:p text:style-name="Normal"><text:s text:c="12"/>playSound('alarm');</text:p>
      <text:p text:style-name="Normal"/>
      <text:p text:style-name="Normal"><text:s text:c="12"/>setTimeout(function() {</text:p>
      <text:p text:style-name="Normal"><text:s text:c="16"/>closeAlarm();</text:p>
      <text:p text:style-name="Normal"><text:s text:c="12"/>}, 8000);</text:p>
      <text:p text:style-name="Normal"><text:s text:c="8"/>}</text:p>
      <text:p text:style-name="Normal"/>
      <text:p text:style-name="Normal"><text:s text:c="8"/>// Close Alarm</text:p>
      <text:p text:style-name="Normal"><text:s text:c="8"/>function closeAlarm() {</text:p>
      <text:p text:style-name="Normal"><text:s text:c="12"/>const notification = document.getElementById('alarmNotification');</text:p>
      <text:p text:style-name="Normal"><text:s text:c="12"/>notification.classList.remove('active');</text:p>
      <text:p text:style-name="Normal"><text:s text:c="12"/>notification.classList.remove('alarm-active');</text:p>
      <text:p text:style-name="Normal"><text:s text:c="8"/>}</text:p>
      <text:p text:style-name="Normal"/>
      <text:p text:style-name="Normal"><text:s text:c="8"/>// Play Sound</text:p>
      <text:p text:style-name="Normal"><text:s text:c="8"/>function playSound(type) {</text:p>
      <text:p text:style-name="Normal"><text:s text:c="12"/>// Create a simple beep using Web Audio API</text:p>
      <text:p text:style-name="Normal"><text:s text:c="12"/>const audioContext = new (window.AudioContext || window.webkitAudioContext)();</text:p>
      <text:p text:style-name="Normal"><text:s text:c="12"/>const oscillator = audioContext.createOscillator();</text:p>
      <text:p text:style-name="Normal"><text:s text:c="12"/>const gainNode = audioContext.createGain();</text:p>
      <text:p text:style-name="Normal"/>
      <text:p text:style-name="Normal"><text:s text:c="12"/>oscillator.connect(gainNode);</text:p>
      <text:p text:style-name="Normal"><text:s text:c="12"/>gainNode.connect(audioContext.destination);</text:p>
      <text:p text:style-name="Normal"/>
      <text:p text:style-name="Normal"><text:s text:c="12"/>oscillator.frequency.value = type === 'success' ? 800 : type === 'denied' ? 400 : 600;</text:p>
      <text:p text:style-name="Normal"><text:s text:c="12"/>oscillator.type = 'sine';</text:p>
      <text:p text:style-name="Normal"/>
      <text:p text:style-name="Normal"><text:s text:c="12"/>gainNode.gain.setValueAtTime(0.3, audioContext.currentTime);</text:p>
      <text:p text:style-name="Normal"><text:s text:c="12"/>gainNode.gain.exponentialRampToValueAtTime(0.01, audioContext.currentTime + 0.3);</text:p>
      <text:p text:style-name="Normal"/>
      <text:p text:style-name="Normal"><text:s text:c="12"/>oscillator.start(audioContext.currentTime);</text:p>
      <text:p text:style-name="Normal"><text:s text:c="12"/>oscillator.stop(audioContext.currentTime + 0.3);</text:p>
      <text:p text:style-name="Normal"><text:s text:c="8"/>}</text:p>
      <text:p text:style-name="Normal"/>
      <text:p text:style-name="Normal"><text:s text:c="8"/>// Rapport journalier</text:p>
      <text:p text:style-name="Normal"><text:s text:c="8"/>function showDailyReport() {</text:p>
      <text:p text:style-name="Normal"><text:s text:c="12"/>document.getElementById('reportContent').innerHTML = '&lt;div class="report-section"&gt;&lt;div class="report-title"&gt;<text:span text:style-name="T150">📊</text:span><text:s/>Bilan Journalier&lt;/div&gt;&lt;div class="report-stats"&gt;&lt;div class="report-stat"&gt;&lt;div class="report-stat-value"&gt;' + visitors.length + '&lt;/div&gt;&lt;div class="report-stat-label"&gt;Invitations Totales&lt;/div&gt;&lt;/div&gt;&lt;div class="report-stat"&gt;&lt;div class="report-stat-value"&gt;' + visitors.filter(v =&gt; new Date() &gt;= v.startTime &amp;&amp; new Date() &lt;= v.endTime).length + '&lt;/div&gt;&lt;div class="report-stat-label"&gt;Actives&lt;/div&gt;&lt;/div&gt;&lt;div class="report-stat"&gt;&lt;div class="report-stat-value"&gt;' + visitors.filter(v =&gt; new Date() &gt; v.endTime).length + '&lt;/div&gt;&lt;div class="report-stat-label"&gt;Expirées&lt;/div&gt;&lt;/div&gt;&lt;div class="report-stat"&gt;&lt;div class="report-stat-value"&gt;' + accessLog.length + '&lt;/div&gt;&lt;div class="report-stat-label"&gt;Scans Total&lt;/div&gt;&lt;/div&gt;&lt;/div&gt;&lt;/div&gt;';</text:p>
      <text:p text:style-name="Normal"><text:s text:c="12"/>document.getElementById('reportModal').classList.add('active');</text:p>
      <text:p text:style-name="Normal"><text:s text:c="8"/>}</text:p>
      <text:p text:style-name="Normal"/>
      <text:p text:style-name="Normal"><text:s text:c="8"/>function closeReportModal() {</text:p>
      <text:p text:style-name="Normal"><text:s text:c="12"/>document.getElementById('reportModal').classList.remove('active');</text:p>
      <text:p text:style-name="Normal"><text:s text:c="8"/>}</text:p>
      <text:p text:style-name="Normal"/>
      <text:p text:style-name="Normal"><text:s text:c="8"/>function downloadReport() {</text:p>
      <text:soft-page-break/>
      <text:p text:style-name="Normal"><text:s text:c="12"/>let csv = 'BILAN JOURNALIER\nTotal,' + visitors.length + '\nActifs,' + visitors.filter(v =&gt; new Date() &gt;= v.startTime &amp;&amp; new Date() &lt;= v.endTime).length;</text:p>
      <text:p text:style-name="Normal"><text:s text:c="12"/>const blob = new Blob([csv], { type: 'text/csv' });</text:p>
      <text:p text:style-name="Normal"><text:s text:c="12"/>const link = document.createElement('a');</text:p>
      <text:p text:style-name="Normal"><text:s text:c="12"/>link.href = URL.createObjectURL(blob);</text:p>
      <text:p text:style-name="Normal"><text:s text:c="12"/>link.download = 'bilan.csv';</text:p>
      <text:p text:style-name="Normal"><text:s text:c="12"/>link.click();</text:p>
      <text:p text:style-name="Normal"><text:s text:c="12"/>alert('<text:span text:style-name="T151">✓</text:span><text:s/>T<text:span text:style-name="T152">é</text:span>l<text:span text:style-name="T153">é</text:span>charg<text:span text:style-name="T154">é</text:span>!');</text:p>
      <text:p text:style-name="Normal"><text:s text:c="8"/>}</text:p>
      <text:p text:style-name="Normal"/>
      <text:p text:style-name="Normal"><text:s text:c="8"/>function resetInvitations() {</text:p>
      <text:p text:style-name="Normal"><text:s text:c="12"/>document.getElementById('resetModal').classList.add('active');</text:p>
      <text:p text:style-name="Normal"><text:s text:c="8"/>}</text:p>
      <text:p text:style-name="Normal"/>
      <text:p text:style-name="Normal"><text:s text:c="8"/>function closeResetModal() {</text:p>
      <text:p text:style-name="Normal"><text:s text:c="12"/>document.getElementById('resetModal').classList.remove('active');</text:p>
      <text:p text:style-name="Normal"><text:s text:c="8"/>}</text:p>
      <text:p text:style-name="Normal"/>
      <text:p text:style-name="Normal"><text:s text:c="8"/>function confirmResetInvitations() {</text:p>
      <text:p text:style-name="Normal"><text:s text:c="12"/>visitors = [];</text:p>
      <text:p text:style-name="Normal"><text:s text:c="12"/>accessLog = [];</text:p>
      <text:p text:style-name="Normal"><text:s text:c="12"/>localStorage.setItem('visitors', JSON.stringify(visitors));</text:p>
      <text:p text:style-name="Normal"><text:s text:c="12"/>localStorage.setItem('accessLog', JSON.stringify(accessLog));</text:p>
      <text:p text:style-name="Normal"><text:s text:c="12"/>closeResetModal();</text:p>
      <text:p text:style-name="Normal"><text:s text:c="12"/>updateDashboard();</text:p>
      <text:p text:style-name="Normal"><text:s text:c="12"/>alert('<text:span text:style-name="T155">✓</text:span><text:s/>R<text:span text:style-name="T156">é</text:span>initialis<text:span text:style-name="T157">é</text:span>!');</text:p>
      <text:p text:style-name="Normal"><text:s text:c="8"/>}</text:p>
      <text:p text:style-name="Normal"><text:s text:c="4"/>&lt;/script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Calibri Light" style:font-name-asian="Times New Roman" fo:color="#2F5496" style:letter-kerning="true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Calibri Light" style:font-name-asian="Times New Roman" fo:color="#2F5496" style:letter-kerning="true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-asian="Times New Roman" fo:color="#2F5496" style:letter-kerning="tru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-asian="Times New Roman" fo:font-style="italic" style:font-style-asian="italic" style:font-style-complex="italic" fo:color="#2F5496" style:letter-kerning="true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-asian="Times New Roman" fo:color="#2F5496" style:letter-kerning="true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-asian="Times New Roman" fo:font-style="italic" style:font-style-asian="italic" style:font-style-complex="italic" fo:color="#595959" style:letter-kerning="true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-asian="Times New Roman" fo:color="#595959" style:letter-kerning="true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-asian="Times New Roman" fo:font-style="italic" style:font-style-asian="italic" style:font-style-complex="italic" fo:color="#272727" style:letter-kerning="true" fo:font-size="12pt" style:font-size-asian="12pt" style:font-size-complex="12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-asian="Times New Roman" fo:color="#272727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line-height="106%"/>
      <style:text-properties style:letter-kerning="false" fo:font-size="11pt" style:font-size-asian="11pt" style:font-size-complex="11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line-height="115%"/>
      <style:text-properties style:font-name-asian="Times New Roman" fo:color="#595959" fo:letter-spacing="0.0104in" style:letter-kerning="true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line-height="115%"/>
      <style:text-properties fo:font-style="italic" style:font-style-asian="italic" style:font-style-complex="italic" fo:color="#404040" style:letter-kerning="true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line-height="115%" fo:margin-left="0.5in">
        <style:tab-stops/>
      </style:paragraph-properties>
      <style:text-properties style:letter-kerning="true" fo:font-size="12pt" style:font-size-asian="12pt" style:font-size-complex="12pt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fo:font-style="italic" style:font-style-asian="italic" style:font-style-complex="italic" fo:color="#2F5496" style:letter-kerning="true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IT UWASE</meta:initial-creator>
    <dc:creator>BENIT UWASE</dc:creator>
    <meta:creation-date>2026-02-12T10:24:00Z</meta:creation-date>
    <dc:date>2026-02-12T21:02:00Z</dc:date>
    <meta:template xlink:href="Normal" xlink:type="simple"/>
    <meta:editing-cycles>2</meta:editing-cycles>
    <meta:editing-duration>PT660S</meta:editing-duration>
    <meta:document-statistic meta:page-count="93" meta:paragraph-count="261" meta:word-count="20175" meta:character-count="130881" meta:row-count="924" meta:non-whitespace-character-count="110967"/>
  </office:meta>
</office:document-meta>
</file>